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gif" manifest:full-path="Pictures/100002000000000A0000000ADDA84F49.gif"/>
  <manifest:file-entry manifest:media-type="image/gif" manifest:full-path="Pictures/100000000000012C00000064ED848453.gif"/>
  <manifest:file-entry manifest:media-type="" manifest:full-path="Pictures/200000010000211800001FEF3BB83953.svm"/>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mil:type="barWipe" smil:subtype="leftToRight"/>
    </style:style>
    <style:style style:name="dp4"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gr1" style:family="graphic" style:parent-style-name="Text_20_Box" style:list-style-name="L5">
      <style:graphic-properties draw:textarea-horizontal-align="left" draw:textarea-vertical-align="top" draw:fit-to-contour="true"/>
    </style:style>
    <style:style style:name="gr2" style:family="graphic" style:parent-style-name="objectwithoutfill" style:list-style-name="L5">
      <style:graphic-properties draw:fill="none" draw:textarea-horizontal-align="left" draw:textarea-vertical-align="top" draw:fit-to-size="false" draw:fit-to-contour="tru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categorieshapes">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Text_20_Box" style:list-style-name="L5">
      <style:graphic-properties draw:textarea-horizontal-align="left" draw:textarea-vertical-align="top" draw:fit-to-contour="true"/>
    </style:style>
    <style:style style:name="gr8" style:family="graphic" style:parent-style-name="objectwithoutfill" style:list-style-name="L5">
      <style:graphic-properties draw:fill="none" draw:textarea-horizontal-align="left" draw:textarea-vertical-align="top" draw:fit-to-size="false" draw:fit-to-contour="true"/>
    </style:style>
    <style:style style:name="gr9" style:family="graphic" style:parent-style-name="mailinglists_5f_header">
      <style:graphic-properties draw:textarea-horizontal-align="left" fo:min-height="0.64cm" fo:min-width="1.416cm"/>
    </style:style>
    <style:style style:name="gr10" style:family="graphic" style:parent-style-name="mailing_20_lists">
      <style:graphic-properties draw:textarea-horizontal-align="center" draw:textarea-vertical-align="middle"/>
    </style:style>
    <style:style style:name="gr11" style:family="graphic" style:parent-style-name="private_20_list_20_header">
      <style:graphic-properties draw:textarea-horizontal-align="left" fo:min-height="0.64cm" fo:min-width="1.416cm"/>
    </style:style>
    <style:style style:name="gr12" style:family="graphic" style:parent-style-name="private_20_lists">
      <style:graphic-properties draw:textarea-horizontal-align="center"/>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draw:fill-color="#cc3333" draw:textarea-horizontal-align="center" draw:textarea-vertical-align="middle"/>
    </style:style>
    <style:style style:name="gr15" style:family="graphic" style:parent-style-name="standard">
      <style:graphic-properties draw:stroke="dash" draw:stroke-dash="Fine_20_Dashed_20__28_var_29_" svg:stroke-width="0cm" draw:marker-start-width="0.3cm" draw:marker-end-width="0.3cm" draw:fill-color="#f0f0f0" draw:textarea-horizontal-align="center" draw:textarea-vertical-align="middle" fo:padding-top="-0.05cm" fo:padding-bottom="-0.05cm" fo:padding-left="-0.05cm" fo:padding-right="-0.05cm"/>
    </style:style>
    <style:style style:name="gr16" style:family="graphic" style:parent-style-name="standard">
      <style:graphic-properties draw:fill-color="#f0f0f0" draw:textarea-horizontal-align="center" draw:textarea-vertical-align="middle"/>
    </style:style>
    <style:style style:name="gr17" style:family="graphic" style:parent-style-name="standard">
      <style:graphic-properties draw:fill-color="#f0f0f0" draw:textarea-horizontal-align="center" draw:textarea-vertical-align="middle"/>
    </style:style>
    <style:style style:name="gr18" style:family="graphic" style:parent-style-name="standard">
      <style:graphic-properties draw:stroke="none" draw:fill-color="#cc3333" draw:textarea-horizontal-align="center" draw:textarea-vertical-align="middle"/>
    </style:style>
    <style:style style:name="gr19" style:family="graphic" style:parent-style-name="standard">
      <style:graphic-properties draw:textarea-horizontal-align="center" draw:textarea-vertical-align="middle"/>
    </style:style>
    <style:style style:name="gr20" style:family="graphic" style:parent-style-name="Copyright">
      <style:graphic-properties draw:fill-color="#ffffff" fo:min-height="3.793cm"/>
    </style:style>
    <style:style style:name="pr1" style:family="presentation" style:parent-style-name="ooocon2005template-title" style:list-style-name="L9">
      <style:graphic-properties draw:auto-grow-height="true" fo:min-height="2.039cm"/>
    </style:style>
    <style:style style:name="pr2" style:family="presentation" style:parent-style-name="ooocon2005template-subtitle" style:list-style-name="L10">
      <style:graphic-properties draw:fill-color="#ffffff" draw:auto-grow-height="true" fo:min-height="15.717cm"/>
    </style:style>
    <style:style style:name="pr3" style:family="presentation" style:parent-style-name="ooocon2005template-notes">
      <style:graphic-properties draw:fill-color="#ffffff" draw:auto-grow-height="true" fo:min-height="11.41cm"/>
    </style:style>
    <style:style style:name="pr4" style:family="presentation" style:parent-style-name="ooocon2005template-title" style:list-style-name="L3">
      <style:graphic-properties draw:auto-grow-height="true" fo:min-height="2.039cm"/>
    </style:style>
    <style:style style:name="pr5" style:family="presentation" style:parent-style-name="ooocon2005template-outline1" style:list-style-name="L4">
      <style:graphic-properties draw:auto-grow-height="true" fo:min-height="16.106cm"/>
    </style:style>
    <style:style style:name="pr6" style:family="presentation" style:parent-style-name="ooocon2005template-title">
      <style:graphic-properties draw:auto-grow-height="true" fo:min-height="2.039cm"/>
    </style:style>
    <style:style style:name="pr7" style:family="presentation" style:parent-style-name="ooocon2005template-outline1">
      <style:graphic-properties draw:auto-grow-height="true" fo:min-height="15.717cm"/>
    </style:style>
    <style:style style:name="pr8" style:family="presentation" style:parent-style-name="ooocon2005template-outline1" style:list-style-name="L7">
      <style:graphic-properties draw:auto-grow-height="true" fo:min-height="15.717cm"/>
    </style:style>
    <style:style style:name="pr9" style:family="presentation" style:parent-style-name="ooocon2005template-outline1">
      <style:graphic-properties draw:auto-grow-height="true" fo:min-height="2.32cm"/>
    </style:style>
    <style:style style:name="pr10" style:family="presentation" style:parent-style-name="ooocon2005template-notes">
      <style:graphic-properties draw:fill-color="#ffffff" fo:min-height="11.41cm"/>
    </style:style>
    <style:style style:name="P1" style:family="paragraph">
      <style:paragraph-properties fo:margin-left="0.5cm" fo:margin-right="0.5cm" fo:text-indent="0.5cm"/>
    </style:style>
    <style:style style:name="P2" style:family="paragraph">
      <style:paragraph-properties fo:margin-left="0.5cm" fo:margin-right="0.5cm" fo:text-indent="0.5cm"/>
      <style:text-properties fo:font-size="32pt" fo:font-weight="normal"/>
    </style:style>
    <style:style style:name="P3" style:family="paragraph">
      <style:paragraph-properties fo:margin-left="1.2cm" fo:margin-right="0cm" fo:text-align="center" fo:text-indent="-0.6cm"/>
    </style:style>
    <style:style style:name="P4" style:family="paragraph">
      <style:paragraph-properties fo:margin-left="1.2cm" fo:margin-right="0cm" fo:text-align="center" fo:text-indent="-0.6cm"/>
      <style:text-properties fo:font-size="36pt" fo:font-weight="bold"/>
    </style:style>
    <style:style style:name="P5" style:family="paragraph">
      <style:paragraph-properties fo:margin-left="0cm" fo:margin-right="0cm" fo:text-indent="0cm"/>
    </style:style>
    <style:style style:name="P6" style:family="paragraph">
      <style:paragraph-properties fo:margin-left="0cm" fo:margin-right="0.5cm" fo:text-indent="0cm"/>
    </style:style>
    <style:style style:name="P7" style:family="paragraph">
      <style:paragraph-properties fo:margin-left="0.5cm" fo:margin-right="0cm" fo:text-indent="-0.5cm"/>
    </style:style>
    <style:style style:name="P8" style:family="paragraph">
      <style:paragraph-properties fo:margin-left="1.2cm" fo:margin-right="0cm" text:enable-numbering="true" fo:text-indent="-0.6cm"/>
    </style:style>
    <style:style style:name="P9" style:family="paragraph">
      <style:paragraph-properties fo:margin-left="1.8cm" fo:margin-right="0cm" text:enable-numbering="true" fo:text-indent="-0.6cm"/>
    </style:style>
    <style:style style:name="P10" style:family="paragraph">
      <style:paragraph-properties fo:margin-left="1.2cm" fo:margin-right="0cm" text:enable-numbering="true" fo:text-indent="-0.6cm"/>
      <style:text-properties fo:font-size="28pt"/>
    </style:style>
    <style:style style:name="P11" style:family="paragraph">
      <style:paragraph-properties fo:margin-left="0cm" fo:margin-right="0cm" fo:text-indent="0cm"/>
      <style:text-properties fo:font-size="24pt"/>
    </style:style>
    <style:style style:name="P12" style:family="paragraph">
      <style:paragraph-properties fo:text-align="center"/>
    </style:style>
    <style:style style:name="P13" style:family="paragraph">
      <style:paragraph-properties fo:margin-left="1.5cm" fo:margin-right="0cm" fo:text-indent="-0.5cm"/>
    </style:style>
    <style:style style:name="P14" style:family="paragraph">
      <style:paragraph-properties fo:margin-left="0cm" fo:margin-right="0cm" fo:text-indent="0cm"/>
      <style:text-properties fo:font-size="22pt"/>
    </style:style>
    <style:style style:name="P15" style:family="paragraph">
      <style:paragraph-properties fo:margin-left="0cm" fo:margin-right="0cm" fo:text-align="center" fo:text-indent="0cm"/>
    </style:style>
    <style:style style:name="P16" style:family="paragraph">
      <style:paragraph-properties fo:margin-left="0cm" fo:margin-right="0cm" fo:text-indent="0cm"/>
      <style:text-properties fo:font-size="20pt"/>
    </style:style>
    <style:style style:name="P17" style:family="paragraph">
      <style:paragraph-properties fo:margin-left="0cm" fo:margin-right="0cm" fo:text-align="center" fo:text-indent="0cm"/>
      <style:text-properties fo:font-size="20pt"/>
    </style:style>
    <style:style style:name="P18" style:family="paragraph">
      <style:text-properties fo:font-size="28pt"/>
    </style:style>
    <style:style style:name="P19" style:family="paragraph">
      <style:text-properties fo:font-size="26pt"/>
    </style:style>
    <style:style style:name="P20" style:family="paragraph">
      <style:text-properties fo:font-size="36pt" fo:text-shadow="1pt 1pt"/>
    </style:style>
    <style:style style:name="T1" style:family="text">
      <style:text-properties fo:font-size="32pt" fo:font-weight="normal"/>
    </style:style>
    <style:style style:name="T2" style:family="text">
      <style:text-properties fo:font-size="36pt" fo:font-weight="bold"/>
    </style:style>
    <style:style style:name="T3" style:family="text">
      <style:text-properties fo:color="#000000" fo:font-family="'Bitstream Vera Sans'" style:font-family-generic="roman" style:font-pitch="variable" fo:font-size="40pt" fo:font-weight="bold" style:letter-kerning="true" style:font-size-asian="24pt" style:font-size-complex="24pt" style:text-scale="85%"/>
    </style:style>
    <style:style style:name="T4" style:family="text">
      <style:text-properties fo:color="#06348c" fo:font-family="'Bitstream Vera Sans'" style:font-family-generic="roman" style:font-pitch="variable" fo:font-size="40pt" fo:font-weight="bold" style:letter-kerning="true" style:font-size-asian="24pt" style:font-size-complex="24pt" style:text-scale="85%"/>
    </style:style>
    <style:style style:name="T5" style:family="text">
      <style:text-properties fo:color="#06348c" fo:font-family="'Bitstream Vera Sans'" style:font-family-generic="roman" style:font-pitch="variable" fo:font-size="40pt" fo:font-weight="normal" style:letter-kerning="true" style:font-size-asian="24pt" style:font-size-complex="24pt" style:text-scale="85%"/>
    </style:style>
    <style:style style:name="T6" style:family="text">
      <style:text-properties fo:color="#06348c" fo:font-family="'Bitstream Vera Sans'" style:font-family-generic="roman" style:font-pitch="variable" fo:font-size="32pt" fo:font-weight="normal" style:letter-kerning="true" style:font-size-asian="24pt" style:font-size-complex="24pt" style:text-scale="85%"/>
    </style:style>
    <style:style style:name="T7" style:family="text">
      <style:text-properties fo:font-size="28pt" fo:font-style="normal"/>
    </style:style>
    <style:style style:name="T8" style:family="text">
      <style:text-properties fo:font-size="24pt" fo:font-style="italic"/>
    </style:style>
    <style:style style:name="T9" style:family="text">
      <style:text-properties fo:font-family="'Bitstream Vera Sans'" style:font-family-generic="roman" style:font-pitch="variable" style:letter-kerning="true" style:font-size-asian="24pt" style:font-size-complex="24pt" style:text-scale="85%"/>
    </style:style>
    <style:style style:name="T10" style:family="text">
      <style:text-properties fo:language="en" fo:country="US"/>
    </style:style>
    <style:style style:name="T11" style:family="text">
      <style:text-properties fo:font-size="24pt"/>
    </style:style>
    <style:style style:name="T12" style:family="text">
      <style:text-properties fo:font-size="22pt"/>
    </style:style>
    <style:style style:name="T13" style:family="text">
      <style:text-properties fo:font-size="16pt" fo:font-style="italic"/>
    </style:style>
    <style:style style:name="T14" style:family="text">
      <style:text-properties fo:font-size="20pt"/>
    </style:style>
    <style:style style:name="T15" style:family="text">
      <style:text-properties fo:font-size="28pt"/>
    </style:style>
    <style:style style:name="T16" style:family="text">
      <style:text-properties style:text-position="super 58%" fo:font-size="28pt" fo:font-style="normal"/>
    </style:style>
    <style:style style:name="T17" style:family="text">
      <style:text-properties fo:font-family="'Bitstream Vera Sans'" style:font-style-name="Roman" style:font-family-generic="swiss" style:font-pitch="variable" style:font-family-asian="'Bitstream Vera Sans'" style:font-style-name-asian="Roman" style:font-family-generic-asian="swiss" style:font-pitch-asian="variable" style:font-family-complex="'Bitstream Vera Sans'" style:font-style-name-complex="Roman" style:font-family-generic-complex="swiss" style:font-pitch-complex="variable"/>
    </style:style>
    <style:style style:name="T18" style:family="text">
      <style:text-properties fo:font-size="26pt"/>
    </style:style>
    <style:style style:name="T19" style:family="text">
      <style:text-properties fo:font-size="36pt" fo:text-shadow="1pt 1pt"/>
    </style:style>
    <style:style style:name="T20" style:family="text">
      <style:text-properties fo:font-weight="bold"/>
    </style:style>
    <text:list-style style:name="L1">
      <text:list-level-style-bullet text:level="1" text:bullet-char="">
        <style:list-level-properties text:space-before="1cm" text:min-label-width="-0.5cm" text:min-label-distance="0.5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image text:level="1" xlink:href="Pictures/100002000000000A0000000ADDA84F49.gif" xlink:type="simple" xlink:show="embed" xlink:actuate="onLoad">
        <style:list-level-properties text:min-label-width="0.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cm" text:min-label-width="0.5cm" style:vertical-pos="middle" style:vertical-rel="line" fo:width="0.265cm" fo:height="0.265cm"/>
      </text:list-level-style-image>
      <text:list-level-style-image text:level="3" xlink:href="Pictures/100002000000000A0000000ADDA84F49.gif" xlink:type="simple" xlink:show="embed" xlink:actuate="onLoad">
        <style:list-level-properties text:space-before="2cm" style:vertical-pos="middle" style:vertical-rel="line" fo:width="0.265cm" fo:height="0.265cm"/>
      </text:list-level-style-image>
      <text:list-level-style-image text:level="4" xlink:href="Pictures/100002000000000A0000000ADDA84F49.gif" xlink:type="simple" xlink:show="embed" xlink:actuate="onLoad">
        <style:list-level-properties text:space-before="3cm" style:vertical-pos="middle" style:vertical-rel="line" fo:width="0.265cm" fo:height="0.265cm"/>
      </text:list-level-style-image>
      <text:list-level-style-bullet text:level="5" text:bullet-char="">
        <style:list-level-properties text:space-before="2cm" text:min-label-width="0.55cm"/>
        <style:text-properties fo:font-family="StarSymbol" style:font-charset="x-symbol" fo:color="#000000" fo:font-size="45%"/>
      </text:list-level-style-bullet>
      <text:list-level-style-bullet text:level="6" text:bullet-char="">
        <style:list-level-properties text:space-before="2.4cm" text:min-label-width="0.55cm"/>
        <style:text-properties fo:font-family="StarSymbol" style:font-charset="x-symbol" fo:color="#000000" fo:font-size="45%"/>
      </text:list-level-style-bullet>
      <text:list-level-style-bullet text:level="7" text:bullet-char="">
        <style:list-level-properties text:space-before="2.8cm" text:min-label-width="0.55cm"/>
        <style:text-properties fo:font-family="StarSymbol" style:font-charset="x-symbol" fo:color="#000000" fo:font-size="45%"/>
      </text:list-level-style-bullet>
      <text:list-level-style-bullet text:level="8" text:bullet-char="">
        <style:list-level-properties text:space-before="3.2cm" text:min-label-width="0.55cm"/>
        <style:text-properties fo:font-family="StarSymbol" style:font-charset="x-symbol" fo:color="#000000" fo:font-size="45%"/>
      </text:list-level-style-bullet>
      <text:list-level-style-bullet text:level="9" text:bullet-char="">
        <style:list-level-properties text:space-before="3.6cm" text:min-label-width="0.55cm"/>
        <style:text-properties fo:font-family="StarSymbol" style:font-charset="x-symbol" fo:color="#000000" fo:font-size="45%"/>
      </text:list-level-style-bullet>
    </text:list-style>
    <text:list-style style:name="L5">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style>
    <text:list-style style:name="L8">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style>
    <text:list-style style:name="L9">
      <text:list-level-style-bullet text:level="1" text:bullet-char="">
        <style:list-level-properties text:space-before="1cm" text:min-label-width="-0.5cm" text:min-label-distance="0.5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10">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Title" draw:style-name="dp1" draw:master-page-name="ooocon2005template" presentation:presentation-page-layout-name="AL1T0">
        <draw:frame presentation:style-name="pr1" draw:text-style-name="P2" draw:layer="layout" svg:width="27.998cm" svg:height="2.039cm" svg:x="0cm" svg:y="0cm" presentation:class="title" presentation:user-transformed="true">
          <draw:text-box>
            <text:p text:style-name="P1"><text:span text:style-name="T1">OOoCon 2005</text:span></text:p>
          </draw:text-box>
        </draw:frame>
        <draw:frame presentation:style-name="pr2" draw:text-style-name="P4" draw:layer="layout" svg:width="24.137cm" svg:height="15.717cm" svg:x="1.744cm" svg:y="2.641cm" presentation:class="subtitle" presentation:user-transformed="true">
          <draw:text-box>
            <text:list text:style-name="L2">
              <text:list-item>
                <text:list>
                  <text:list-item>
                    <text:p text:style-name="P3"><text:span text:style-name="T2">Entering the </text:span><text:span text:style-name="T3">Open</text:span><text:span text:style-name="T4">Office</text:span><text:span text:style-name="T5">.</text:span><text:span text:style-name="T6">org</text:span><text:span text:style-name="T2"> Community</text:span></text:p>
                  </text:list-item>
                </text:list>
              </text:list-item>
            </text:list>
          </draw:text-box>
        </draw:frame>
        <presentation:notes draw:style-name="dp2">
          <draw:page-thumbnail draw:layer="layout" svg:width="13.705cm" svg:height="10.279cm" svg:x="3.647cm" svg:y="2.853cm" draw:page-number="1"/>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Agenda" draw:style-name="dp3" draw:master-page-name="ooocon2005template" presentation:presentation-page-layout-name="AL2T1">
        <draw:frame presentation:style-name="pr4" draw:text-style-name="P6" draw:layer="layout" svg:width="27.998cm" svg:height="2.039cm" svg:x="0cm" svg:y="0cm" presentation:class="title" presentation:user-transformed="true">
          <draw:text-box>
            <text:p text:style-name="P6">Agenda</text:p>
          </draw:text-box>
        </draw:frame>
        <draw:frame presentation:style-name="pr5" draw:text-style-name="P7" draw:layer="layout" svg:width="24.137cm" svg:height="16.106cm" svg:x="1.842cm" svg:y="2.587cm" presentation:class="outline" presentation:user-transformed="true">
          <draw:text-box>
            <text:list text:style-name="L4">
              <text:list-item>
                <text:p text:style-name="P7">About the speaker</text:p>
              </text:list-item>
            </text:list>
            <text:list text:style-name="L4">
              <text:list-item>
                <text:p text:style-name="P7">Overall project structure</text:p>
              </text:list-item>
            </text:list>
            <text:list text:style-name="L4">
              <text:list-item>
                <text:p text:style-name="P7">Communication flow</text:p>
              </text:list-item>
            </text:list>
            <text:list text:style-name="L4">
              <text:list-item>
                <text:p text:style-name="P7">Native Lang Confederation and projects</text:p>
              </text:list-item>
            </text:list>
            <text:list text:style-name="L4">
              <text:list-item>
                <text:p text:style-name="P7">Licenses</text:p>
              </text:list-item>
            </text:list>
            <text:list text:style-name="L4">
              <text:list-item>
                <text:p text:style-name="P7">Q &amp; A</text:p>
              </text:list-item>
            </text:list>
          </draw:text-box>
        </draw:frame>
        <presentation:notes draw:style-name="dp2">
          <draw:page-thumbnail draw:layer="layout" svg:width="13.705cm" svg:height="10.279cm" svg:x="3.647cm" svg:y="2.853cm" draw:page-number="2"/>
          <draw:frame presentation:style-name="pr3" draw:text-style-name="P5" draw:layer="layout" svg:width="14.517cm" svg:height="11.41cm" svg:x="3.249cm" svg:y="14.13cm" presentation:class="notes" presentation:placeholder="true" presentation:user-transformed="true">
            <draw:text-box/>
          </draw:frame>
        </presentation:notes>
      </draw:page>
      <draw:page draw:name="About the speaker" draw:style-name="dp3" draw:master-page-name="ooocon2005template" presentation:presentation-page-layout-name="AL3T19">
        <draw:frame presentation:style-name="pr6" draw:text-style-name="P5" draw:layer="layout" svg:width="27.998cm" svg:height="2.039cm" svg:x="0cm" svg:y="0cm" presentation:class="title" presentation:user-transformed="true">
          <draw:text-box>
            <text:p text:style-name="P5">About the speaker</text:p>
          </draw:text-box>
        </draw:frame>
        <draw:rect draw:name="Box A" draw:style-name="gr1" draw:text-style-name="P10" draw:id="id1" draw:layer="layout" svg:width="24.269cm" svg:height="4.809cm" svg:x="1.64cm" svg:y="3.176cm">
          <text:list text:style-name="L5">
            <text:list-item>
              <text:list>
                <text:list-item>
                  <text:p text:style-name="P8"><text:span text:style-name="T7">Sophie Gautier</text:span></text:p>
                </text:list-item>
              </text:list>
            </text:list-item>
          </text:list>
          <text:list text:style-name="L5">
            <text:list-item>
              <text:list>
                <text:list-item>
                  <text:list>
                    <text:list-item>
                      <text:p text:style-name="P9"><text:span text:style-name="T8">Project lead francophone project</text:span></text:p>
                    </text:list-item>
                  </text:list>
                </text:list-item>
              </text:list>
            </text:list-item>
          </text:list>
          <text:list text:style-name="L5">
            <text:list-item>
              <text:list>
                <text:list-item>
                  <text:list>
                    <text:list-item>
                      <text:p text:style-name="P9"><text:span text:style-name="T8">Community Council member for the Native Lang Confederation</text:span></text:p>
                    </text:list-item>
                  </text:list>
                </text:list-item>
              </text:list>
            </text:list-item>
          </text:list>
        </draw:rect>
        <draw:rect draw:name="Box C" draw:style-name="gr2" draw:text-style-name="P10" draw:id="id2" draw:layer="layout" svg:width="24.392cm" svg:height="6.689cm" svg:x="1.518cm" svg:y="9.402cm">
          <text:list text:style-name="L5">
            <text:list-item>
              <text:list>
                <text:list-item>
                  <text:p text:style-name="P8"><text:span text:style-name="T7">André Schnabel</text:span></text:p>
                </text:list-item>
              </text:list>
            </text:list-item>
          </text:list>
          <text:list text:style-name="L5">
            <text:list-item>
              <text:list>
                <text:list-item>
                  <text:list>
                    <text:list-item>
                      <text:p text:style-name="P9"><text:span text:style-name="T8">Project lead QA</text:span></text:p>
                    </text:list-item>
                  </text:list>
                </text:list-item>
              </text:list>
            </text:list-item>
          </text:list>
          <text:list text:style-name="L5">
            <text:list-item>
              <text:list>
                <text:list-item>
                  <text:list>
                    <text:list-item>
                      <text:p text:style-name="P9"><text:span text:style-name="T8">Former co-lead germanophone project</text:span></text:p>
                    </text:list-item>
                  </text:list>
                </text:list-item>
              </text:list>
            </text:list-item>
          </text:list>
          <text:list text:style-name="L5">
            <text:list-item>
              <text:list>
                <text:list-item>
                  <text:list>
                    <text:list-item>
                      <text:p text:style-name="P9"><text:span text:style-name="T8">Community Council member for accepted projects category</text:span></text:p>
                    </text:list-item>
                  </text:list>
                </text:list-item>
              </text:list>
            </text:list-item>
          </text:list>
        </draw:rect>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1" smil:attributeName="visibility" smil:to="visible"/>
                  <anim:transitionFilter smil:dur="0.5s" smil:targetElement="id1"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2" smil:attributeName="visibility" smil:to="visible"/>
                  <anim:transitionFilter smil:dur="0.5s" smil:targetElement="id2" smil:type="barWipe" smil:subtype="leftToRight"/>
                </anim:par>
              </anim:par>
            </anim:par>
          </anim:seq>
        </anim:par>
        <presentation:notes draw:style-name="dp2">
          <draw:page-thumbnail draw:style-name="gr3" draw:layer="layout" svg:width="13.705cm" svg:height="10.279cm" svg:x="3.647cm" svg:y="2.853cm" draw:page-number="3" presentation:class="page"/>
          <draw:frame presentation:style-name="pr3" draw:text-style-name="P11" draw:layer="layout" svg:width="14.517cm" svg:height="11.41cm" svg:x="3.249cm" svg:y="14.13cm" presentation:class="notes" presentation:placeholder="true" presentation:user-transformed="true">
            <draw:text-box/>
          </draw:frame>
        </presentation:notes>
      </draw:page>
      <draw:page draw:name="The project" draw:style-name="dp3" draw:master-page-name="ooocon2005template" presentation:presentation-page-layout-name="AL2T1">
        <draw:frame draw:style-name="gr4" draw:text-style-name="P12" draw:layer="layout" svg:width="8.204cm" svg:height="7.83cm" svg:x="17.387cm" svg:y="12.889cm">
          <draw:image xlink:href="Pictures/200000010000211800001FEF3BB83953.svm" xlink:type="simple" xlink:show="embed" xlink:actuate="onLoad">
            <text:p text:style-name="P5"/>
          </draw:image>
        </draw:frame>
        <draw:frame presentation:style-name="pr6" draw:text-style-name="P5" draw:layer="layout" svg:width="27.998cm" svg:height="2.039cm" svg:x="0cm" svg:y="0cm" presentation:class="title">
          <draw:text-box>
            <text:p text:style-name="P5"><text:span text:style-name="T3">Open</text:span><text:span text:style-name="T4">Office</text:span><text:span text:style-name="T5">.</text:span><text:span text:style-name="T6">org</text:span><text:span text:style-name="T9"> </text:span>- the project</text:p>
          </draw:text-box>
        </draw:frame>
        <draw:frame presentation:style-name="pr7" draw:text-style-name="P7" draw:layer="layout" svg:width="24.137cm" svg:height="15.717cm" svg:x="1.744cm" svg:y="2.641cm" presentation:class="outline">
          <draw:text-box>
            <text:list text:style-name="L4">
              <text:list-item>
                <text:p text:style-name="P7">One of the largest Open Source communities</text:p>
              </text:list-item>
            </text:list>
            <text:list text:style-name="L4">
              <text:list-item>
                <text:p text:style-name="P7">Contributors and developers all over the world</text:p>
              </text:list-item>
            </text:list>
            <text:list text:style-name="L4">
              <text:list-item>
                <text:p text:style-name="P7">OpenOffice.org in numbers:</text:p>
              </text:list-item>
            </text:list>
            <text:list text:style-name="L4">
              <text:list-item>
                <text:list>
                  <text:list-item>
                    <text:p text:style-name="P13">16.000 subscribers at our mailing lists (without <text:span text:style-name="T10">announce</text:span> lists)</text:p>
                  </text:list-item>
                </text:list>
              </text:list-item>
            </text:list>
            <text:list text:style-name="L4">
              <text:list-item>
                <text:list>
                  <text:list-item>
                    <text:p text:style-name="P13">3.000 posts at mailing lists per week (without automated lists)</text:p>
                  </text:list-item>
                </text:list>
              </text:list-item>
            </text:list>
            <text:list text:style-name="L4">
              <text:list-item>
                <text:list>
                  <text:list-item>
                    <text:p text:style-name="P13">&gt;90 Projects in 3 categories</text:p>
                  </text:list-item>
                </text:list>
              </text:list-item>
            </text:list>
            <text:list text:style-name="L4">
              <text:list-item>
                <text:list>
                  <text:list-item>
                    <text:p text:style-name="P13">&gt;650 people and companies signed the JCA</text:p>
                  </text:list-item>
                </text:list>
              </text:list-item>
            </text:list>
            <text:list text:style-name="L4">
              <text:list-item>
                <text:p text:style-name="P7">Almost pure Online Community</text:p>
              </text:list-item>
            </text:list>
          </draw:text-box>
        </draw:frame>
        <presentation:notes draw:style-name="dp2">
          <draw:page-thumbnail draw:style-name="gr3" draw:layer="layout" svg:width="13.705cm" svg:height="10.279cm" svg:x="3.647cm" svg:y="2.853cm" draw:page-number="4" presentation:class="page"/>
          <draw:frame presentation:style-name="pr3" draw:text-style-name="P11" draw:layer="layout" svg:width="14.517cm" svg:height="11.41cm" svg:x="3.249cm" svg:y="14.13cm" presentation:class="notes" presentation:placeholder="true" presentation:user-transformed="true">
            <draw:text-box/>
          </draw:frame>
        </presentation:notes>
      </draw:page>
      <draw:page draw:name="Structure - categories" draw:style-name="dp3" draw:master-page-name="ooocon2005template" presentation:presentation-page-layout-name="AL2T1">
        <draw:frame presentation:style-name="pr6" draw:text-style-name="P5" draw:layer="layout" svg:width="27.998cm" svg:height="2.039cm" svg:x="0cm" svg:y="0cm" presentation:class="title">
          <draw:text-box>
            <text:p text:style-name="P5">Structure – Project Categories</text:p>
          </draw:text-box>
        </draw:frame>
        <draw:ellipse draw:style-name="gr5" draw:id="id3" draw:layer="layout" svg:width="8.566cm" svg:height="4.949cm" svg:x="2.168cm" svg:y="4.783cm">
          <text:p text:style-name="P5">Accepted</text:p>
        </draw:ellipse>
        <draw:ellipse draw:style-name="categorieshapes" draw:id="id4" draw:layer="layout" svg:width="9.082cm" svg:height="5.247cm" svg:x="17.312cm" svg:y="5.423cm">
          <text:p text:style-name="P5">Incubator</text:p>
        </draw:ellipse>
        <draw:ellipse draw:style-name="gr5" draw:id="id5" draw:layer="layout" svg:width="10.729cm" svg:height="5.163cm" svg:x="7.335cm" svg:y="12.451cm">
          <text:p text:style-name="P5">Native Lang</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3" draw:text-style-name="P5" draw:layer="layout" svg:width="14.517cm" svg:height="11.409cm" svg:x="3.249cm" svg:y="14.13cm" presentation:class="notes">
            <draw:text-box>
              <text:p text:style-name="P5"/>
            </draw:text-box>
          </draw:frame>
          <draw:frame presentation:style-name="pr3" draw:text-style-name="P11" draw:layer="layout" svg:width="14.517cm" svg:height="11.41cm" svg:x="3.25cm" svg:y="14.13cm">
            <draw:text-box>
              <text:p text:style-name="P5"><text:span text:style-name="T11">- accepted: development and marketing (“Established”) ~ 23</text:span></text:p>
              <text:p text:style-name="P5"><text:span text:style-name="T11">- incubator: new project, unclear how they evolve ~ 10</text:span></text:p>
              <text:p text:style-name="P5"><text:span text:style-name="T11">- native lang: language specific – localiztion, user support, marketing, qa ~ 58</text:span></text:p>
              <text:p text:style-name="P5"><text:span text:style-name="T11"/></text:p>
              <text:p text:style-name="P5"><text:span text:style-name="T11">- english is handled in accepted / incubator projects</text:span></text:p>
              <text:p text:style-name="P5"><text:span text:style-name="T11"/></text:p>
            </draw:text-box>
          </draw:frame>
        </presentation:notes>
      </draw:page>
      <draw:page draw:name="Structure - Projects" draw:style-name="dp3" draw:master-page-name="ooocon2005template" presentation:presentation-page-layout-name="AL2T1">
        <draw:frame presentation:style-name="pr6" draw:text-style-name="P5" draw:layer="layout" svg:width="27.998cm" svg:height="2.039cm" svg:x="0cm" svg:y="0cm" presentation:class="title" presentation:user-transformed="true">
          <draw:text-box>
            <text:p text:style-name="P5">Structure - Projects</text:p>
          </draw:text-box>
        </draw:frame>
        <draw:g>
          <draw:ellipse draw:style-name="gr5" draw:text-style-name="P14" draw:layer="layout" svg:width="8.566cm" svg:height="4.949cm" svg:x="2.168cm" svg:y="4.783cm">
            <text:p text:style-name="P5"><text:span text:style-name="T12">Accepted</text:span></text:p>
          </draw:ellipse>
          <draw:ellipse draw:style-name="gr5" draw:text-style-name="P14" draw:layer="layout" svg:width="9.082cm" svg:height="5.247cm" svg:x="17.312cm" svg:y="5.423cm">
            <text:p text:style-name="P5"><text:span text:style-name="T12">Incubator</text:span></text:p>
          </draw:ellipse>
          <draw:ellipse draw:style-name="gr5" draw:text-style-name="P14" draw:layer="layout" svg:width="10.729cm" svg:height="5.163cm" svg:x="7.335cm" svg:y="12.451cm">
            <text:p text:style-name="P5"><text:span text:style-name="T12">Native Lang</text:span></text:p>
          </draw:ellipse>
        </draw:g>
        <draw:g draw:id="id8">
          <draw:ellipse draw:style-name="projectshapes" draw:layer="layout" svg:width="2.258cm" svg:height="1.517cm" svg:x="9.626cm" svg:y="17.134cm">
            <text:p text:style-name="P5">De</text:p>
          </draw:ellipse>
          <draw:ellipse draw:style-name="projectshapes" draw:layer="layout" svg:width="2.258cm" svg:height="1.517cm" svg:x="12.056cm" svg:y="17.299cm">
            <text:p text:style-name="P5">Fr</text:p>
          </draw:ellipse>
          <draw:ellipse draw:style-name="projectshapes" draw:layer="layout" svg:width="2.258cm" svg:height="1.517cm" svg:x="7.419cm" svg:y="16.493cm">
            <text:p text:style-name="P5">Ja</text:p>
          </draw:ellipse>
          <draw:ellipse draw:style-name="projectshapes" draw:layer="layout" svg:width="2.258cm" svg:height="1.517cm" svg:x="14.443cm" svg:y="16.987cm">
            <text:p text:style-name="P5">It</text:p>
          </draw:ellipse>
          <draw:ellipse draw:style-name="projectshapes" draw:layer="layout" svg:width="2.258cm" svg:height="1.517cm" svg:x="5.964cm" svg:y="15.028cm">
            <text:p text:style-name="P5">sl</text:p>
          </draw:ellipse>
          <draw:ellipse draw:style-name="projectshapes" draw:layer="layout" svg:width="2.258cm" svg:height="1.517cm" svg:x="16.419cm" svg:y="16.087cm">
            <text:p text:style-name="P5">...</text:p>
          </draw:ellipse>
          <draw:ellipse draw:style-name="projectshapes" draw:layer="layout" svg:width="2.258cm" svg:height="1.517cm" svg:x="16.619cm" svg:y="15.888cm">
            <text:p text:style-name="P5">...</text:p>
          </draw:ellipse>
          <draw:ellipse draw:style-name="projectshapes" draw:layer="layout" svg:width="2.258cm" svg:height="1.517cm" svg:x="16.819cm" svg:y="15.688cm">
            <text:p text:style-name="P5">...</text:p>
          </draw:ellipse>
        </draw:g>
        <draw:ellipse draw:style-name="projectshapes" draw:id="id9" draw:layer="layout" svg:width="3.193cm" svg:height="1.803cm" svg:x="6.156cm" svg:y="10.898cm">
          <text:p text:style-name="P15">l10n</text:p>
        </draw:ellipse>
        <draw:g draw:id="id6">
          <draw:ellipse draw:style-name="projectshapes" draw:layer="layout" svg:width="2.258cm" svg:height="1.517cm" svg:x="0.331cm" svg:y="6.033cm">
            <text:p text:style-name="P5">...</text:p>
          </draw:ellipse>
          <draw:ellipse draw:style-name="projectshapes" draw:layer="layout" svg:width="5.027cm" svg:height="2.052cm" svg:x="5.945cm" svg:y="2.96cm">
            <text:p text:style-name="P15">Word</text:p>
            <text:p text:style-name="P15">processor</text:p>
          </draw:ellipse>
          <draw:ellipse draw:style-name="projectshapes" draw:layer="layout" svg:width="4.685cm" svg:height="2.052cm" svg:x="0.953cm" svg:y="3.301cm">
            <text:p text:style-name="P15">Spreadsheet</text:p>
          </draw:ellipse>
          <draw:ellipse draw:style-name="projectshapes" draw:layer="layout" svg:width="4.685cm" svg:height="2.052cm" svg:x="0.673cm" svg:y="8.699cm">
            <text:p text:style-name="P15">Marketing</text:p>
          </draw:ellipse>
        </draw:g>
        <draw:g draw:id="id7">
          <draw:ellipse draw:style-name="projectshapes" draw:layer="layout" svg:width="2.258cm" svg:height="1.517cm" svg:x="25.741cm" svg:y="7.231cm">
            <text:p text:style-name="P5">...</text:p>
          </draw:ellipse>
          <draw:ellipse draw:style-name="projectshapes" draw:layer="layout" svg:width="2.977cm" svg:height="1.517cm" svg:x="25.022cm" svg:y="5.247cm">
            <text:p text:style-name="P5">stats</text:p>
          </draw:ellipse>
          <draw:ellipse draw:style-name="projectshapes" draw:layer="layout" svg:width="2.977cm" svg:height="1.517cm" svg:x="22.247cm" svg:y="4.261cm">
            <text:p text:style-name="P5">bizdev</text:p>
          </draw:ellipse>
          <draw:ellipse draw:style-name="projectshapes" draw:layer="layout" svg:width="4.68cm" svg:height="1.702cm" svg:x="23.002cm" svg:y="10.082cm">
            <text:p text:style-name="P5">distribution</text:p>
          </draw:ellips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3" draw:text-style-name="P5" draw:layer="layout" svg:width="14.517cm" svg:height="11.41cm" svg:x="3.249cm" svg:y="14.13cm" presentation:class="notes" presentation:user-transformed="true">
            <draw:text-box>
              <text:p text:style-name="P5"/>
            </draw:text-box>
          </draw:frame>
          <draw:frame presentation:style-name="pr3" draw:text-style-name="P11" draw:layer="layout" svg:width="14.517cm" svg:height="11.41cm" svg:x="3.25cm" svg:y="14.13cm">
            <draw:text-box>
              <text:p text:style-name="P5"><text:span text:style-name="T11">- several projects in each category</text:span></text:p>
              <text:p text:style-name="P5"><text:span text:style-name="T11">- l10 is special: as native lang projects start as part of l10n</text:span></text:p>
              <text:p text:style-name="P5"><text:span text:style-name="T11"/></text:p>
            </draw:text-box>
          </draw:frame>
        </presentation:notes>
      </draw:page>
      <draw:page draw:name="Structure - Sub-projects" draw:style-name="dp3" draw:master-page-name="ooocon2005template" presentation:presentation-page-layout-name="AL2T1">
        <draw:g draw:id="id12">
          <draw:ellipse draw:style-name="subprojectshapes" draw:layer="layout" svg:width="3.744cm" svg:height="1.517cm" svg:x="8.567cm" svg:y="18.582cm">
            <text:p text:style-name="P5">marketing</text:p>
          </draw:ellipse>
          <draw:ellipse draw:style-name="subprojectshapes" draw:layer="layout" svg:width="3.744cm" svg:height="1.517cm" svg:x="11.142cm" svg:y="17.947cm">
            <text:p text:style-name="P5">qa</text:p>
          </draw:ellipse>
          <draw:ellipse draw:style-name="subprojectshapes" draw:layer="layout" svg:width="3.744cm" svg:height="1.517cm" svg:x="6.274cm" svg:y="17.772cm">
            <text:p text:style-name="P5">doc</text:p>
          </draw:ellipse>
        </draw:g>
        <draw:frame presentation:style-name="pr6" draw:text-style-name="P5" draw:layer="layout" svg:width="27.998cm" svg:height="2.039cm" svg:x="0cm" svg:y="0cm" presentation:class="title" presentation:user-transformed="true">
          <draw:text-box>
            <text:p text:style-name="P5">Structure - Sub-projects</text:p>
          </draw:text-box>
        </draw:frame>
        <draw:g>
          <draw:ellipse draw:style-name="gr5" draw:text-style-name="P14" draw:layer="layout" svg:width="8.566cm" svg:height="4.949cm" svg:x="2.168cm" svg:y="4.783cm">
            <text:p text:style-name="P5"><text:span text:style-name="T12">Accepted</text:span></text:p>
          </draw:ellipse>
          <draw:ellipse draw:style-name="gr5" draw:text-style-name="P14" draw:layer="layout" svg:width="9.082cm" svg:height="5.247cm" svg:x="17.312cm" svg:y="5.423cm">
            <text:p text:style-name="P5"><text:span text:style-name="T12">Incubator</text:span></text:p>
          </draw:ellipse>
          <draw:ellipse draw:style-name="gr5" draw:text-style-name="P14" draw:layer="layout" svg:width="10.729cm" svg:height="5.163cm" svg:x="7.335cm" svg:y="12.451cm">
            <text:p text:style-name="P5"><text:span text:style-name="T12">Native Lang</text:span></text:p>
          </draw:ellipse>
        </draw:g>
        <draw:ellipse draw:style-name="projectshapes" draw:layer="layout" svg:width="3.17cm" svg:height="2.13cm" svg:x="9.102cm" svg:y="16.923cm">
          <text:p text:style-name="P5">De</text:p>
        </draw:ellipse>
        <draw:ellipse draw:style-name="projectshapes" draw:layer="layout" svg:width="4.685cm" svg:height="2.052cm" svg:x="0.673cm" svg:y="8.699cm">
          <text:p text:style-name="P15">Marketing</text:p>
        </draw:ellipse>
        <draw:ellipse draw:style-name="projectshapes" draw:layer="layout" svg:width="4.68cm" svg:height="1.702cm" svg:x="23.002cm" svg:y="10.081cm">
          <text:p text:style-name="P5">distribution</text:p>
        </draw:ellipse>
        <draw:g draw:id="id10">
          <draw:ellipse draw:style-name="subprojectshapes" draw:layer="layout" svg:width="3.744cm" svg:height="1.517cm" svg:x="0.877cm" svg:y="10.399cm">
            <text:p text:style-name="P5">Schools</text:p>
          </draw:ellipse>
          <draw:ellipse draw:style-name="subprojectshapes" draw:layer="layout" svg:width="3.744cm" svg:height="1.517cm" svg:x="4.088cm" svg:y="9.588cm">
            <text:p text:style-name="P5">Arts</text:p>
          </draw:ellipse>
        </draw:g>
        <draw:g draw:id="id11">
          <draw:ellipse draw:style-name="subprojectshapes" draw:layer="layout" svg:width="3.744cm" svg:height="1.517cm" svg:x="19.927cm" svg:y="10.716cm">
            <text:p text:style-name="P5">mirrors</text:p>
          </draw:ellipse>
          <draw:ellipse draw:style-name="subprojectshapes" draw:layer="layout" svg:width="3.744cm" svg:height="1.517cm" svg:x="21.756cm" svg:y="11.784cm">
            <text:p text:style-name="P5">CD-ROM</text:p>
          </draw:ellipse>
          <draw:ellipse draw:style-name="subprojectshapes" draw:layer="layout" svg:width="2.776cm" svg:height="1.517cm" svg:x="25.224cm" svg:y="11.396cm">
            <text:p text:style-name="P5">p2p</text:p>
          </draw:ellips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705cm" svg:height="10.279cm" svg:x="3.647cm" svg:y="2.853cm" draw:page-number="7" presentation:class="page"/>
          <draw:frame presentation:style-name="pr3" draw:text-style-name="P5" draw:layer="layout" svg:width="14.517cm" svg:height="11.41cm" svg:x="3.249cm" svg:y="14.13cm" presentation:class="notes" presentation:user-transformed="true">
            <draw:text-box>
              <text:p text:style-name="P5"/>
            </draw:text-box>
          </draw:frame>
          <draw:frame presentation:style-name="pr3" draw:text-style-name="P11" draw:layer="layout" svg:width="14.517cm" svg:height="11.41cm" svg:x="3.25cm" svg:y="14.13cm">
            <draw:text-box>
              <text:p text:style-name="P5"><text:span text:style-name="T11">- </text:span></text:p>
            </draw:text-box>
          </draw:frame>
        </presentation:notes>
      </draw:page>
      <draw:page draw:name="Community Council" draw:style-name="dp3" draw:master-page-name="ooocon2005template" presentation:presentation-page-layout-name="AL2T1">
        <draw:frame presentation:style-name="pr6" draw:text-style-name="P5" draw:layer="layout" svg:width="27.998cm" svg:height="2.039cm" svg:x="0cm" svg:y="0cm" presentation:class="title" presentation:user-transformed="true">
          <draw:text-box>
            <text:p text:style-name="P5">Community Council</text:p>
          </draw:text-box>
        </draw:frame>
        <draw:ellipse draw:style-name="gr5" draw:text-style-name="P14" draw:layer="layout" svg:width="8.566cm" svg:height="4.949cm" svg:x="2.415cm" svg:y="8.518cm">
          <text:p text:style-name="P5"><text:span text:style-name="T12">Accepted</text:span></text:p>
        </draw:ellipse>
        <draw:ellipse draw:style-name="categorieshapes" draw:text-style-name="P14" draw:layer="layout" svg:width="9.082cm" svg:height="5.247cm" svg:x="17.841cm" svg:y="9.087cm">
          <text:p text:style-name="P5"><text:span text:style-name="T12">Incubator</text:span></text:p>
        </draw:ellipse>
        <draw:ellipse draw:style-name="gr5" draw:text-style-name="P14" draw:layer="layout" svg:width="10.729cm" svg:height="5.163cm" svg:x="7.829cm" svg:y="13.787cm">
          <text:p text:style-name="P5"><text:span text:style-name="T12">Native Lang</text:span></text:p>
        </draw:ellipse>
        <draw:g draw:id="id13">
          <draw:ellipse draw:style-name="gr5" draw:text-style-name="P14" draw:layer="layout" svg:width="10.729cm" svg:height="2.972cm" svg:x="9.168cm" svg:y="2.99cm">
            <text:p text:style-name="P5"><text:span text:style-name="T12">Community Council</text:span></text:p>
          </draw:ellipse>
          <draw:ellipse draw:style-name="projectshapes" draw:layer="layout" svg:width="4.68cm" svg:height="1.702cm" svg:x="4.904cm" svg:y="3.872cm">
            <text:p text:style-name="P5">ESC</text:p>
          </draw:ellipse>
        </draw:g>
        <draw:g draw:id="id14">
          <draw:line draw:style-name="gr6" draw:text-style-name="P12" draw:layer="layout" svg:x1="6.695cm" svg:y1="8.559cm" svg:x2="10.169cm" svg:y2="5.361cm">
            <text:p text:style-name="P5"/>
          </draw:line>
          <draw:line draw:style-name="gr6" draw:text-style-name="P12" draw:layer="layout" svg:x1="8.098cm" svg:y1="8.605cm" svg:x2="10.882cm" svg:y2="5.591cm">
            <text:p text:style-name="P5"/>
          </draw:line>
          <draw:line draw:style-name="gr6" draw:text-style-name="P12" draw:layer="layout" svg:x1="8.512cm" svg:y1="8.766cm" svg:x2="11.289cm" svg:y2="5.679cm">
            <text:p text:style-name="P5"/>
          </draw:line>
          <draw:line draw:style-name="gr6" draw:text-style-name="P12" draw:layer="layout" svg:x1="9.018cm" svg:y1="8.904cm" svg:x2="11.783cm" svg:y2="5.715cm">
            <text:p text:style-name="P5"/>
          </draw:line>
          <draw:line draw:style-name="gr6" draw:text-style-name="P12" draw:layer="layout" svg:x1="7.546cm" svg:y1="8.536cm" svg:x2="10.491cm" svg:y2="5.453cm">
            <text:p text:style-name="P5"/>
          </draw:line>
        </draw:g>
        <draw:g draw:id="id15">
          <draw:line draw:style-name="gr6" draw:text-style-name="P12" draw:layer="layout" svg:x1="12.7cm" svg:y1="13.805cm" svg:x2="13.183cm" svg:y2="5.89cm">
            <text:p text:style-name="P5"/>
          </draw:line>
          <draw:line draw:style-name="gr6" draw:text-style-name="P12" draw:layer="layout" svg:x1="13.804cm" svg:y1="13.782cm" svg:x2="14.195cm" svg:y2="5.89cm">
            <text:p text:style-name="P5"/>
          </draw:line>
        </draw:g>
        <draw:g draw:id="id16">
          <draw:line draw:style-name="gr6" draw:text-style-name="P12" draw:layer="layout" svg:x1="22.295cm" svg:y1="5.409cm" svg:x2="19.426cm" svg:y2="5.047cm">
            <text:p text:style-name="P5"/>
          </draw:line>
          <draw:ellipse draw:style-name="subprojectshapes" draw:layer="layout" svg:width="3.653cm" svg:height="1.308cm" svg:x="22.17cm" svg:y="4.762cm">
            <text:p text:style-name="P5">SUN</text:p>
          </draw:ellipse>
        </draw:g>
        <draw:g draw:id="id17">
          <draw:line draw:style-name="gr6" draw:text-style-name="P12" draw:layer="layout" svg:x1="16.086cm" svg:y1="9.172cm" svg:x2="15.847cm" svg:y2="5.904cm">
            <text:p text:style-name="P5"/>
          </draw:line>
          <draw:ellipse draw:style-name="subprojectshapes" draw:layer="layout" svg:width="20.944cm" svg:height="16.207cm" svg:x="5.714cm" svg:y="1.561cm">
            <text:p text:style-name="P5">Community</text:p>
          </draw:ellips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3" draw:text-style-name="P5" draw:layer="layout" svg:width="14.517cm" svg:height="11.41cm" svg:x="3.249cm" svg:y="14.13cm" presentation:class="notes" presentation:user-transformed="true">
            <draw:text-box>
              <text:p text:style-name="P5"/>
            </draw:text-box>
          </draw:frame>
          <draw:frame presentation:style-name="pr3" draw:text-style-name="P11" draw:layer="layout" svg:width="14.517cm" svg:height="11.41cm" svg:x="3.25cm" svg:y="14.13cm">
            <draw:text-box>
              <text:p text:style-name="P5"><text:span text:style-name="T11">- governing instance</text:span></text:p>
              <text:p text:style-name="P5"><text:span text:style-name="T11">- established in 2003</text:span></text:p>
              <text:p text:style-name="P5"><text:span text:style-name="T11">- 9 members</text:span></text:p>
              <text:p text:style-name="P5"><text:span text:style-name="T11">- ESC (Engineering Steering Committee) for technical issues</text:span></text:p>
              <text:p text:style-name="P5"><text:span text:style-name="T11">- every community member can raise an issue at the council</text:span></text:p>
              <text:p text:style-name="P5"><text:span text:style-name="T11">- discussion is private, protocols are public</text:span></text:p>
            </draw:text-box>
          </draw:frame>
        </presentation:notes>
      </draw:page>
      <draw:page draw:name="Communication" draw:style-name="dp3" draw:master-page-name="ooocon2005template" presentation:presentation-page-layout-name="AL3T19">
        <draw:frame presentation:style-name="pr6" draw:text-style-name="P5" draw:layer="layout" svg:width="27.998cm" svg:height="2.039cm" svg:x="0cm" svg:y="0cm" presentation:class="title" presentation:user-transformed="true">
          <draw:text-box>
            <text:p text:style-name="P5">Communication</text:p>
          </draw:text-box>
        </draw:frame>
        <draw:rect draw:name="Box A" draw:style-name="gr7" draw:text-style-name="P10" draw:id="id18" draw:layer="layout" svg:width="24.269cm" svg:height="5.961cm" svg:x="1.64cm" svg:y="3.176cm">
          <text:list text:style-name="L5">
            <text:list-item>
              <text:list>
                <text:list-item>
                  <text:p text:style-name="P8"><text:span text:style-name="T7">Online communication via</text:span></text:p>
                </text:list-item>
              </text:list>
            </text:list-item>
          </text:list>
          <text:list text:style-name="L5">
            <text:list-item>
              <text:list>
                <text:list-item>
                  <text:list>
                    <text:list-item>
                      <text:p text:style-name="P9"><text:span text:style-name="T8">Mailing lists</text:span></text:p>
                    </text:list-item>
                  </text:list>
                </text:list-item>
              </text:list>
            </text:list-item>
          </text:list>
          <text:list text:style-name="L5">
            <text:list-item>
              <text:list>
                <text:list-item>
                  <text:list>
                    <text:list-item>
                      <text:p text:style-name="P9"><text:span text:style-name="T8">IRC</text:span></text:p>
                    </text:list-item>
                  </text:list>
                </text:list-item>
              </text:list>
            </text:list-item>
          </text:list>
          <text:list text:style-name="L5">
            <text:list-item>
              <text:list>
                <text:list-item>
                  <text:list>
                    <text:list-item>
                      <text:p text:style-name="P9"><text:span text:style-name="T8">Website</text:span></text:p>
                    </text:list-item>
                  </text:list>
                </text:list-item>
              </text:list>
            </text:list-item>
          </text:list>
          <text:list text:style-name="L5">
            <text:list-item>
              <text:list>
                <text:list-item>
                  <text:list>
                    <text:list-item>
                      <text:p text:style-name="P9"><text:span text:style-name="T8">Individual blogs</text:span></text:p>
                    </text:list-item>
                  </text:list>
                </text:list-item>
              </text:list>
            </text:list-item>
          </text:list>
        </draw:rect>
        <draw:rect draw:name="Box B" draw:style-name="gr8" draw:text-style-name="P10" draw:id="id19" draw:layer="layout" svg:width="24.133cm" svg:height="5.816cm" svg:x="1.678cm" svg:y="9.595cm">
          <text:list text:style-name="L5">
            <text:list-item>
              <text:list>
                <text:list-item>
                  <text:p text:style-name="P8"><text:span text:style-name="T7">Offline communication (when possible)</text:span></text:p>
                </text:list-item>
              </text:list>
            </text:list-item>
          </text:list>
          <text:list text:style-name="L5">
            <text:list-item>
              <text:list>
                <text:list-item>
                  <text:list>
                    <text:list-item>
                      <text:p text:style-name="P9"><text:span text:style-name="T8">OOoCon</text:span></text:p>
                    </text:list-item>
                  </text:list>
                </text:list-item>
              </text:list>
            </text:list-item>
          </text:list>
          <text:list text:style-name="L5">
            <text:list-item>
              <text:list>
                <text:list-item>
                  <text:list>
                    <text:list-item>
                      <text:p text:style-name="P9"><text:span text:style-name="T8">Local Conferences</text:span></text:p>
                    </text:list-item>
                  </text:list>
                </text:list-item>
              </text:list>
            </text:list-item>
          </text:list>
          <text:list text:style-name="L5">
            <text:list-item>
              <text:list>
                <text:list-item>
                  <text:list>
                    <text:list-item>
                      <text:p text:style-name="P9"><text:span text:style-name="T8">Open Source events in general</text:span></text:p>
                    </text:list-item>
                  </text:list>
                </text:list-item>
              </text:list>
            </text:list-item>
          </text:list>
          <text:list text:style-name="L5">
            <text:list-item>
              <text:list>
                <text:list-item>
                  <text:list>
                    <text:list-item>
                      <text:p text:style-name="P9"><text:span text:style-name="T8">Local meetings</text:span></text:p>
                    </text:list-item>
                  </text:list>
                </text:list-item>
              </text:list>
            </text:list-item>
          </text:list>
        </draw:rect>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19" smil:attributeName="visibility" smil:to="visible"/>
                  <anim:transitionFilter smil:dur="0.5s" smil:targetElement="id19" smil:type="barWipe" smil:subtype="leftToRight"/>
                </anim:par>
              </anim:par>
            </anim:par>
          </anim:seq>
        </anim:par>
        <presentation:notes draw:style-name="dp2">
          <draw:page-thumbnail draw:style-name="gr3" draw:layer="layout" svg:width="13.705cm" svg:height="10.279cm" svg:x="3.647cm" svg:y="2.853cm" draw:page-number="9" presentation:class="page"/>
          <draw:frame presentation:style-name="pr3" draw:text-style-name="P11" draw:layer="layout" svg:width="14.517cm" svg:height="11.41cm" svg:x="3.249cm" svg:y="14.13cm" presentation:class="notes" presentation:placeholder="true" presentation:user-transformed="true">
            <draw:text-box/>
          </draw:frame>
        </presentation:notes>
      </draw:page>
      <draw:page draw:name="Communication - global lists" draw:style-name="dp3" draw:master-page-name="ooocon2005template" presentation:presentation-page-layout-name="AL2T1">
        <draw:frame presentation:style-name="pr6" draw:text-style-name="P5" draw:layer="layout" svg:width="27.998cm" svg:height="2.039cm" svg:x="0cm" svg:y="0cm" presentation:class="title" presentation:user-transformed="true">
          <draw:text-box>
            <text:p text:style-name="P5">Communication – global lists</text:p>
          </draw:text-box>
        </draw:frame>
        <draw:ellipse draw:style-name="gr5" draw:text-style-name="P14" draw:layer="layout" svg:width="8.566cm" svg:height="4.949cm" svg:x="2.168cm" svg:y="4.783cm">
          <text:p text:style-name="P5"><text:span text:style-name="T12">Accepted</text:span></text:p>
        </draw:ellipse>
        <draw:ellipse draw:style-name="categorieshapes" draw:text-style-name="P14" draw:layer="layout" svg:width="9.082cm" svg:height="5.247cm" svg:x="17.312cm" svg:y="5.423cm">
          <text:p text:style-name="P5"><text:span text:style-name="T12">Incubator</text:span></text:p>
        </draw:ellipse>
        <draw:ellipse draw:style-name="gr5" draw:text-style-name="P14" draw:layer="layout" svg:width="10.729cm" svg:height="5.163cm" svg:x="7.335cm" svg:y="12.451cm">
          <text:p text:style-name="P5"><text:span text:style-name="T12">Native Lang</text:span></text:p>
        </draw:ellipse>
        <draw:g draw:id="id20">
          <draw:g>
            <draw:frame draw:style-name="gr9" draw:layer="layout" svg:width="1.67cm" svg:height="0.653cm" svg:x="14.749cm" svg:y="4.847cm">
              <draw:text-box>
                <text:p text:style-name="P5"><text:span text:style-name="T13">Social</text:span></text:p>
              </draw:text-box>
            </draw:frame>
            <draw:g>
              <draw:rect draw:style-name="gr10" draw:layer="layout" svg:width="1cm" svg:height="1.5cm" svg:x="14.765cm" svg:y="5.466cm">
                <text:p text:style-name="P5"/>
              </draw:rect>
              <draw:line draw:style-name="gr10" draw:layer="layout" svg:x1="14.965cm" svg:y1="5.766cm" svg:x2="15.465cm" svg:y2="5.766cm">
                <text:p text:style-name="P5"/>
              </draw:line>
              <draw:line draw:style-name="gr10" draw:layer="layout" svg:x1="14.965cm" svg:y1="5.966cm" svg:x2="15.465cm" svg:y2="5.966cm">
                <text:p text:style-name="P5"/>
              </draw:line>
              <draw:line draw:style-name="gr10" draw:layer="layout" svg:x1="14.965cm" svg:y1="6.166cm" svg:x2="15.465cm" svg:y2="6.166cm">
                <text:p text:style-name="P5"/>
              </draw:line>
              <draw:line draw:style-name="gr10" draw:layer="layout" svg:x1="14.965cm" svg:y1="6.366cm" svg:x2="15.465cm" svg:y2="6.366cm">
                <text:p text:style-name="P5"/>
              </draw:line>
              <draw:line draw:style-name="gr10" draw:layer="layout" svg:x1="14.965cm" svg:y1="6.566cm" svg:x2="15.465cm" svg:y2="6.566cm">
                <text:p text:style-name="P5"/>
              </draw:line>
            </draw:g>
          </draw:g>
          <draw:g>
            <draw:frame draw:style-name="gr9" draw:layer="layout" svg:width="1.67cm" svg:height="0.653cm" svg:x="12.213cm" svg:y="3.139cm">
              <draw:text-box>
                <text:p text:style-name="P5"><text:span text:style-name="T13">Users</text:span></text:p>
              </draw:text-box>
            </draw:frame>
            <draw:g>
              <draw:rect draw:style-name="gr10" draw:layer="layout" svg:width="1cm" svg:height="1.5cm" svg:x="12.229cm" svg:y="3.758cm">
                <text:p text:style-name="P5"/>
              </draw:rect>
              <draw:line draw:style-name="gr10" draw:layer="layout" svg:x1="12.429cm" svg:y1="4.058cm" svg:x2="12.929cm" svg:y2="4.058cm">
                <text:p text:style-name="P5"/>
              </draw:line>
              <draw:line draw:style-name="gr10" draw:layer="layout" svg:x1="12.429cm" svg:y1="4.258cm" svg:x2="12.929cm" svg:y2="4.258cm">
                <text:p text:style-name="P5"/>
              </draw:line>
              <draw:line draw:style-name="gr10" draw:layer="layout" svg:x1="12.429cm" svg:y1="4.458cm" svg:x2="12.929cm" svg:y2="4.458cm">
                <text:p text:style-name="P5"/>
              </draw:line>
              <draw:line draw:style-name="gr10" draw:layer="layout" svg:x1="12.429cm" svg:y1="4.658cm" svg:x2="12.929cm" svg:y2="4.658cm">
                <text:p text:style-name="P5"/>
              </draw:line>
              <draw:line draw:style-name="gr10" draw:layer="layout" svg:x1="12.429cm" svg:y1="4.858cm" svg:x2="12.929cm" svg:y2="4.858cm">
                <text:p text:style-name="P5"/>
              </draw:line>
            </draw:g>
          </draw:g>
          <draw:g>
            <draw:frame draw:style-name="gr9" draw:layer="layout" svg:width="1.67cm" svg:height="0.653cm" svg:x="10.922cm" svg:y="2.308cm">
              <draw:text-box>
                <text:p text:style-name="P5"><text:span text:style-name="T13">dev</text:span></text:p>
              </draw:text-box>
            </draw:frame>
            <draw:g>
              <draw:rect draw:style-name="gr10" draw:layer="layout" svg:width="1cm" svg:height="1.5cm" svg:x="10.938cm" svg:y="2.927cm">
                <text:p text:style-name="P5"/>
              </draw:rect>
              <draw:line draw:style-name="gr10" draw:layer="layout" svg:x1="11.138cm" svg:y1="3.227cm" svg:x2="11.638cm" svg:y2="3.227cm">
                <text:p text:style-name="P5"/>
              </draw:line>
              <draw:line draw:style-name="gr10" draw:layer="layout" svg:x1="11.138cm" svg:y1="3.427cm" svg:x2="11.638cm" svg:y2="3.427cm">
                <text:p text:style-name="P5"/>
              </draw:line>
              <draw:line draw:style-name="gr10" draw:layer="layout" svg:x1="11.138cm" svg:y1="3.627cm" svg:x2="11.638cm" svg:y2="3.627cm">
                <text:p text:style-name="P5"/>
              </draw:line>
              <draw:line draw:style-name="gr10" draw:layer="layout" svg:x1="11.138cm" svg:y1="3.827cm" svg:x2="11.638cm" svg:y2="3.827cm">
                <text:p text:style-name="P5"/>
              </draw:line>
              <draw:line draw:style-name="gr10" draw:layer="layout" svg:x1="11.138cm" svg:y1="4.027cm" svg:x2="11.638cm" svg:y2="4.027cm">
                <text:p text:style-name="P5"/>
              </draw:line>
            </draw:g>
          </draw:g>
          <draw:g>
            <draw:frame draw:style-name="gr9" draw:layer="layout" svg:width="2.237cm" svg:height="0.653cm" svg:x="13.437cm" svg:y="3.936cm">
              <draw:text-box>
                <text:p text:style-name="P5"><text:span text:style-name="T13">Discuss</text:span></text:p>
              </draw:text-box>
            </draw:frame>
            <draw:g>
              <draw:rect draw:style-name="gr10" draw:layer="layout" svg:width="1cm" svg:height="1.5cm" svg:x="13.453cm" svg:y="4.555cm">
                <text:p text:style-name="P5"/>
              </draw:rect>
              <draw:line draw:style-name="gr10" draw:layer="layout" svg:x1="13.653cm" svg:y1="4.855cm" svg:x2="14.153cm" svg:y2="4.855cm">
                <text:p text:style-name="P5"/>
              </draw:line>
              <draw:line draw:style-name="gr10" draw:layer="layout" svg:x1="13.653cm" svg:y1="5.055cm" svg:x2="14.153cm" svg:y2="5.055cm">
                <text:p text:style-name="P5"/>
              </draw:line>
              <draw:line draw:style-name="gr10" draw:layer="layout" svg:x1="13.653cm" svg:y1="5.255cm" svg:x2="14.153cm" svg:y2="5.255cm">
                <text:p text:style-name="P5"/>
              </draw:line>
              <draw:line draw:style-name="gr10" draw:layer="layout" svg:x1="13.653cm" svg:y1="5.455cm" svg:x2="14.153cm" svg:y2="5.455cm">
                <text:p text:style-name="P5"/>
              </draw:line>
              <draw:line draw:style-name="gr10" draw:layer="layout" svg:x1="13.653cm" svg:y1="5.655cm" svg:x2="14.153cm" svg:y2="5.655cm">
                <text:p text:style-name="P5"/>
              </draw:line>
            </draw:g>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3" draw:layer="layout" svg:width="13.705cm" svg:height="10.279cm" svg:x="3.647cm" svg:y="2.853cm" draw:page-number="10" presentation:class="page"/>
          <draw:frame presentation:style-name="pr3" draw:text-style-name="P5" draw:layer="layout" svg:width="14.517cm" svg:height="11.41cm" svg:x="3.249cm" svg:y="14.13cm" presentation:class="notes" presentation:user-transformed="true">
            <draw:text-box>
              <text:p text:style-name="P5"/>
            </draw:text-box>
          </draw:frame>
          <draw:frame presentation:style-name="pr3" draw:text-style-name="P11" draw:layer="layout" svg:width="14.517cm" svg:height="11.41cm" svg:x="3.25cm" svg:y="14.13cm">
            <draw:text-box>
              <text:p text:style-name="P5"><text:span text:style-name="T11">- global lists of interest for all community members</text:span></text:p>
              <text:p text:style-name="P5"><text:span text:style-name="T11">- focused on topics (development, general discussion, user support)</text:span></text:p>
              <text:p text:style-name="P5"><text:span text:style-name="T11">- entry point for new users / contributers who act global</text:span></text:p>
            </draw:text-box>
          </draw:frame>
        </presentation:notes>
      </draw:page>
      <draw:page draw:name="Communication – inter project lists" draw:style-name="dp3" draw:master-page-name="ooocon2005template" presentation:presentation-page-layout-name="AL2T1">
        <draw:frame presentation:style-name="pr6" draw:text-style-name="P5" draw:layer="layout" svg:width="27.998cm" svg:height="2.039cm" svg:x="0cm" svg:y="0cm" presentation:class="title" presentation:user-transformed="true">
          <draw:text-box>
            <text:p text:style-name="P5">Communication – inter project lists</text:p>
          </draw:text-box>
        </draw:frame>
        <draw:g>
          <draw:ellipse draw:style-name="gr5" draw:text-style-name="P14" draw:layer="layout" svg:width="8.566cm" svg:height="4.949cm" svg:x="2.168cm" svg:y="4.783cm">
            <text:p text:style-name="P5"><text:span text:style-name="T12">Accepted</text:span></text:p>
          </draw:ellipse>
          <draw:ellipse draw:style-name="gr5" draw:text-style-name="P14" draw:layer="layout" svg:width="9.082cm" svg:height="5.247cm" svg:x="17.312cm" svg:y="5.423cm">
            <text:p text:style-name="P5"><text:span text:style-name="T12">Incubator</text:span></text:p>
          </draw:ellipse>
          <draw:ellipse draw:style-name="gr5" draw:text-style-name="P14" draw:layer="layout" svg:width="10.729cm" svg:height="5.163cm" svg:x="7.335cm" svg:y="12.451cm">
            <text:p text:style-name="P5"><text:span text:style-name="T12">Native Lang</text:span></text:p>
          </draw:ellipse>
        </draw:g>
        <draw:ellipse draw:style-name="projectshapes" draw:text-style-name="P16" draw:layer="layout" svg:width="3.17cm" svg:height="2.13cm" svg:x="9.102cm" svg:y="16.923cm">
          <text:p text:style-name="P5"><text:span text:style-name="T14">De</text:span></text:p>
        </draw:ellipse>
        <draw:ellipse draw:style-name="projectshapes" draw:text-style-name="P17" draw:layer="layout" svg:width="4.685cm" svg:height="2.052cm" svg:x="0.673cm" svg:y="8.699cm">
          <text:p text:style-name="P15"><text:span text:style-name="T14">Marketing</text:span></text:p>
        </draw:ellipse>
        <draw:ellipse draw:style-name="projectshapes" draw:text-style-name="P16" draw:layer="layout" svg:width="4.68cm" svg:height="1.702cm" svg:x="23.002cm" svg:y="10.081cm">
          <text:p text:style-name="P5"><text:span text:style-name="T14">distribution</text:span></text:p>
        </draw:ellipse>
        <draw:g>
          <draw:g>
            <draw:frame draw:style-name="gr9" draw:layer="layout" svg:width="1.67cm" svg:height="0.653cm" svg:x="14.75cm" svg:y="4.847cm">
              <draw:text-box>
                <text:p text:style-name="P5"><text:span text:style-name="T13">Social</text:span></text:p>
              </draw:text-box>
            </draw:frame>
            <draw:g>
              <draw:rect draw:style-name="gr10" draw:layer="layout" svg:width="1cm" svg:height="1.5cm" svg:x="14.766cm" svg:y="5.466cm">
                <text:p text:style-name="P5"/>
              </draw:rect>
              <draw:line draw:style-name="gr10" draw:layer="layout" svg:x1="14.966cm" svg:y1="5.766cm" svg:x2="15.466cm" svg:y2="5.766cm">
                <text:p text:style-name="P5"/>
              </draw:line>
              <draw:line draw:style-name="gr10" draw:layer="layout" svg:x1="14.966cm" svg:y1="5.966cm" svg:x2="15.466cm" svg:y2="5.966cm">
                <text:p text:style-name="P5"/>
              </draw:line>
              <draw:line draw:style-name="gr10" draw:layer="layout" svg:x1="14.966cm" svg:y1="6.166cm" svg:x2="15.466cm" svg:y2="6.166cm">
                <text:p text:style-name="P5"/>
              </draw:line>
              <draw:line draw:style-name="gr10" draw:layer="layout" svg:x1="14.966cm" svg:y1="6.366cm" svg:x2="15.466cm" svg:y2="6.366cm">
                <text:p text:style-name="P5"/>
              </draw:line>
              <draw:line draw:style-name="gr10" draw:layer="layout" svg:x1="14.966cm" svg:y1="6.566cm" svg:x2="15.466cm" svg:y2="6.566cm">
                <text:p text:style-name="P5"/>
              </draw:line>
            </draw:g>
          </draw:g>
          <draw:g>
            <draw:frame draw:style-name="gr9" draw:layer="layout" svg:width="1.67cm" svg:height="0.653cm" svg:x="12.214cm" svg:y="3.139cm">
              <draw:text-box>
                <text:p text:style-name="P5"><text:span text:style-name="T13">Users</text:span></text:p>
              </draw:text-box>
            </draw:frame>
            <draw:g>
              <draw:rect draw:style-name="gr10" draw:layer="layout" svg:width="1cm" svg:height="1.5cm" svg:x="12.23cm" svg:y="3.758cm">
                <text:p text:style-name="P5"/>
              </draw:rect>
              <draw:line draw:style-name="gr10" draw:layer="layout" svg:x1="12.43cm" svg:y1="4.058cm" svg:x2="12.93cm" svg:y2="4.058cm">
                <text:p text:style-name="P5"/>
              </draw:line>
              <draw:line draw:style-name="gr10" draw:layer="layout" svg:x1="12.43cm" svg:y1="4.258cm" svg:x2="12.93cm" svg:y2="4.258cm">
                <text:p text:style-name="P5"/>
              </draw:line>
              <draw:line draw:style-name="gr10" draw:layer="layout" svg:x1="12.43cm" svg:y1="4.458cm" svg:x2="12.93cm" svg:y2="4.458cm">
                <text:p text:style-name="P5"/>
              </draw:line>
              <draw:line draw:style-name="gr10" draw:layer="layout" svg:x1="12.43cm" svg:y1="4.658cm" svg:x2="12.93cm" svg:y2="4.658cm">
                <text:p text:style-name="P5"/>
              </draw:line>
              <draw:line draw:style-name="gr10" draw:layer="layout" svg:x1="12.43cm" svg:y1="4.858cm" svg:x2="12.93cm" svg:y2="4.858cm">
                <text:p text:style-name="P5"/>
              </draw:line>
            </draw:g>
          </draw:g>
          <draw:g>
            <draw:frame draw:style-name="gr9" draw:layer="layout" svg:width="1.67cm" svg:height="0.653cm" svg:x="10.923cm" svg:y="2.308cm">
              <draw:text-box>
                <text:p text:style-name="P5"><text:span text:style-name="T13">dev</text:span></text:p>
              </draw:text-box>
            </draw:frame>
            <draw:g>
              <draw:rect draw:style-name="gr10" draw:layer="layout" svg:width="1cm" svg:height="1.5cm" svg:x="10.939cm" svg:y="2.927cm">
                <text:p text:style-name="P5"/>
              </draw:rect>
              <draw:line draw:style-name="gr10" draw:layer="layout" svg:x1="11.139cm" svg:y1="3.227cm" svg:x2="11.639cm" svg:y2="3.227cm">
                <text:p text:style-name="P5"/>
              </draw:line>
              <draw:line draw:style-name="gr10" draw:layer="layout" svg:x1="11.139cm" svg:y1="3.427cm" svg:x2="11.639cm" svg:y2="3.427cm">
                <text:p text:style-name="P5"/>
              </draw:line>
              <draw:line draw:style-name="gr10" draw:layer="layout" svg:x1="11.139cm" svg:y1="3.627cm" svg:x2="11.639cm" svg:y2="3.627cm">
                <text:p text:style-name="P5"/>
              </draw:line>
              <draw:line draw:style-name="gr10" draw:layer="layout" svg:x1="11.139cm" svg:y1="3.827cm" svg:x2="11.639cm" svg:y2="3.827cm">
                <text:p text:style-name="P5"/>
              </draw:line>
              <draw:line draw:style-name="gr10" draw:layer="layout" svg:x1="11.139cm" svg:y1="4.027cm" svg:x2="11.639cm" svg:y2="4.027cm">
                <text:p text:style-name="P5"/>
              </draw:line>
            </draw:g>
          </draw:g>
          <draw:g>
            <draw:frame draw:style-name="gr9" draw:layer="layout" svg:width="2.237cm" svg:height="0.653cm" svg:x="13.438cm" svg:y="3.936cm">
              <draw:text-box>
                <text:p text:style-name="P5"><text:span text:style-name="T13">Discuss</text:span></text:p>
              </draw:text-box>
            </draw:frame>
            <draw:g>
              <draw:rect draw:style-name="gr10" draw:layer="layout" svg:width="1cm" svg:height="1.5cm" svg:x="13.454cm" svg:y="4.555cm">
                <text:p text:style-name="P5"/>
              </draw:rect>
              <draw:line draw:style-name="gr10" draw:layer="layout" svg:x1="13.654cm" svg:y1="4.855cm" svg:x2="14.154cm" svg:y2="4.855cm">
                <text:p text:style-name="P5"/>
              </draw:line>
              <draw:line draw:style-name="gr10" draw:layer="layout" svg:x1="13.654cm" svg:y1="5.055cm" svg:x2="14.154cm" svg:y2="5.055cm">
                <text:p text:style-name="P5"/>
              </draw:line>
              <draw:line draw:style-name="gr10" draw:layer="layout" svg:x1="13.654cm" svg:y1="5.255cm" svg:x2="14.154cm" svg:y2="5.255cm">
                <text:p text:style-name="P5"/>
              </draw:line>
              <draw:line draw:style-name="gr10" draw:layer="layout" svg:x1="13.654cm" svg:y1="5.455cm" svg:x2="14.154cm" svg:y2="5.455cm">
                <text:p text:style-name="P5"/>
              </draw:line>
              <draw:line draw:style-name="gr10" draw:layer="layout" svg:x1="13.654cm" svg:y1="5.655cm" svg:x2="14.154cm" svg:y2="5.655cm">
                <text:p text:style-name="P5"/>
              </draw:line>
            </draw:g>
          </draw:g>
        </draw:g>
        <draw:g draw:id="id23">
          <draw:frame draw:style-name="gr9" draw:layer="layout" svg:width="1.67cm" svg:height="0.653cm" svg:x="15.632cm" svg:y="13.985cm">
            <draw:text-box>
              <text:p text:style-name="P5"><text:span text:style-name="T13">dev</text:span></text:p>
            </draw:text-box>
          </draw:frame>
          <draw:g>
            <draw:rect draw:style-name="gr10" draw:layer="layout" svg:width="1cm" svg:height="1.5cm" svg:x="15.648cm" svg:y="14.604cm">
              <text:p text:style-name="P5"/>
            </draw:rect>
            <draw:line draw:style-name="gr10" draw:layer="layout" svg:x1="15.848cm" svg:y1="14.904cm" svg:x2="16.348cm" svg:y2="14.904cm">
              <text:p text:style-name="P5"/>
            </draw:line>
            <draw:line draw:style-name="gr10" draw:layer="layout" svg:x1="15.848cm" svg:y1="15.104cm" svg:x2="16.348cm" svg:y2="15.104cm">
              <text:p text:style-name="P5"/>
            </draw:line>
            <draw:line draw:style-name="gr10" draw:layer="layout" svg:x1="15.848cm" svg:y1="15.304cm" svg:x2="16.348cm" svg:y2="15.304cm">
              <text:p text:style-name="P5"/>
            </draw:line>
            <draw:line draw:style-name="gr10" draw:layer="layout" svg:x1="15.848cm" svg:y1="15.504cm" svg:x2="16.348cm" svg:y2="15.504cm">
              <text:p text:style-name="P5"/>
            </draw:line>
            <draw:line draw:style-name="gr10" draw:layer="layout" svg:x1="15.848cm" svg:y1="15.704cm" svg:x2="16.348cm" svg:y2="15.704cm">
              <text:p text:style-name="P5"/>
            </draw:line>
          </draw:g>
        </draw:g>
        <draw:g draw:id="id21">
          <draw:g>
            <draw:frame draw:style-name="gr11" draw:layer="layout" svg:width="2.184cm" svg:height="0.653cm" svg:x="12.704cm" svg:y="8.34cm">
              <draw:text-box>
                <text:p text:style-name="P5"><text:span text:style-name="T13">Leads</text:span></text:p>
              </draw:text-box>
            </draw:frame>
            <draw:g>
              <draw:rect draw:style-name="gr12" draw:layer="layout" svg:width="1cm" svg:height="1.5cm" svg:x="12.72cm" svg:y="8.959cm">
                <text:p text:style-name="P5"/>
              </draw:rect>
              <draw:line draw:style-name="gr12" draw:layer="layout" svg:x1="12.92cm" svg:y1="9.259cm" svg:x2="13.42cm" svg:y2="9.259cm">
                <text:p text:style-name="P5"/>
              </draw:line>
              <draw:line draw:style-name="gr12" draw:layer="layout" svg:x1="12.92cm" svg:y1="9.459cm" svg:x2="13.42cm" svg:y2="9.459cm">
                <text:p text:style-name="P5"/>
              </draw:line>
              <draw:line draw:style-name="gr12" draw:layer="layout" svg:x1="12.92cm" svg:y1="9.659cm" svg:x2="13.42cm" svg:y2="9.659cm">
                <text:p text:style-name="P5"/>
              </draw:line>
              <draw:line draw:style-name="gr12" draw:layer="layout" svg:x1="12.92cm" svg:y1="9.859cm" svg:x2="13.42cm" svg:y2="9.859cm">
                <text:p text:style-name="P5"/>
              </draw:line>
              <draw:line draw:style-name="gr12" draw:layer="layout" svg:x1="12.92cm" svg:y1="10.059cm" svg:x2="13.42cm" svg:y2="10.059cm">
                <text:p text:style-name="P5"/>
              </draw:line>
            </draw:g>
          </draw:g>
          <draw:line draw:style-name="gr6" draw:text-style-name="P12" draw:layer="layout" svg:x1="10.443cm" svg:y1="8.008cm" svg:x2="12.63cm" svg:y2="8.466cm">
            <text:p text:style-name="P5"/>
          </draw:line>
          <draw:line draw:style-name="gr6" draw:text-style-name="P12" draw:layer="layout" svg:x1="17.851cm" svg:y1="8.396cm" svg:x2="14.958cm" svg:y2="8.643cm">
            <text:p text:style-name="P5"/>
          </draw:line>
          <draw:line draw:style-name="gr6" draw:text-style-name="P12" draw:layer="layout" svg:x1="13.476cm" svg:y1="12.735cm" svg:x2="13.512cm" svg:y2="10.442cm">
            <text:p text:style-name="P5"/>
          </draw:line>
        </draw:g>
        <draw:g draw:id="id22">
          <draw:g>
            <draw:frame draw:style-name="gr9" draw:layer="layout" svg:width="1.67cm" svg:height="0.653cm" svg:x="6.953cm" svg:y="10.951cm">
              <draw:text-box>
                <text:p text:style-name="P5"><text:span text:style-name="T13">com</text:span></text:p>
              </draw:text-box>
            </draw:frame>
            <draw:g>
              <draw:rect draw:style-name="gr10" draw:layer="layout" svg:width="1cm" svg:height="1.5cm" svg:x="6.969cm" svg:y="11.57cm">
                <text:p text:style-name="P5"/>
              </draw:rect>
              <draw:line draw:style-name="gr10" draw:layer="layout" svg:x1="7.169cm" svg:y1="11.87cm" svg:x2="7.669cm" svg:y2="11.87cm">
                <text:p text:style-name="P5"/>
              </draw:line>
              <draw:line draw:style-name="gr10" draw:layer="layout" svg:x1="7.169cm" svg:y1="12.07cm" svg:x2="7.669cm" svg:y2="12.07cm">
                <text:p text:style-name="P5"/>
              </draw:line>
              <draw:line draw:style-name="gr10" draw:layer="layout" svg:x1="7.169cm" svg:y1="12.27cm" svg:x2="7.669cm" svg:y2="12.27cm">
                <text:p text:style-name="P5"/>
              </draw:line>
              <draw:line draw:style-name="gr10" draw:layer="layout" svg:x1="7.169cm" svg:y1="12.47cm" svg:x2="7.669cm" svg:y2="12.47cm">
                <text:p text:style-name="P5"/>
              </draw:line>
              <draw:line draw:style-name="gr10" draw:layer="layout" svg:x1="7.169cm" svg:y1="12.67cm" svg:x2="7.669cm" svg:y2="12.67cm">
                <text:p text:style-name="P5"/>
              </draw:line>
            </draw:g>
          </draw:g>
          <draw:line draw:style-name="gr6" draw:text-style-name="P12" draw:layer="layout" svg:x1="3.987cm" svg:y1="10.407cm" svg:x2="6.95cm" svg:y2="11.253cm">
            <text:p text:style-name="P5"/>
          </draw:line>
          <draw:line draw:style-name="gr6" draw:text-style-name="P12" draw:layer="layout" svg:x1="9.49cm" svg:y1="13.299cm" svg:x2="8.114cm" svg:y2="12.135cm">
            <text:p text:style-name="P5"/>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3" draw:text-style-name="P5" draw:layer="layout" svg:width="14.517cm" svg:height="11.41cm" svg:x="3.249cm" svg:y="14.13cm" presentation:class="notes" presentation:user-transformed="true">
            <draw:text-box>
              <text:p text:style-name="P5"/>
            </draw:text-box>
          </draw:frame>
          <draw:frame presentation:style-name="pr3" draw:text-style-name="P11" draw:layer="layout" svg:width="14.517cm" svg:height="11.41cm" svg:x="3.25cm" svg:y="14.13cm">
            <draw:text-box>
              <text:p text:style-name="P5"><text:span text:style-name="T11">-Coordination between projects</text:span></text:p>
              <text:p text:style-name="P5"><text:span text:style-name="T11">- Leads is one of the small number of closed lists (Coordination of Project Leads activities / election of project leads)</text:span></text:p>
              <text:p text:style-name="P5"><text:span text:style-name="T11">- </text:span><text:span text:style-name="T11"><text:a xlink:href="mailto:com@n-l">com@n-l</text:a></text:span><text:span text:style-name="T11"> - coordination of native lang and global marketing activities (monthly status)</text:span></text:p>
              <text:p text:style-name="P5"><text:span text:style-name="T11">. </text:span><text:span text:style-name="T11"><text:a xlink:href="mailto:dev@native-lang">dev@native-lang</text:a></text:span><text:span text:style-name="T11"> - coordination among native lang projects</text:span></text:p>
            </draw:text-box>
          </draw:frame>
        </presentation:notes>
      </draw:page>
      <draw:page draw:name="Communication – inter project lists" draw:style-name="dp3" draw:master-page-name="ooocon2005template" presentation:presentation-page-layout-name="AL2T1">
        <draw:g draw:id="id26">
          <draw:g>
            <draw:frame draw:style-name="gr9" draw:layer="layout" svg:width="1.67cm" svg:height="0.653cm" svg:x="11.329cm" svg:y="18.466cm">
              <draw:text-box>
                <text:p text:style-name="P5"><text:span text:style-name="T13">qa</text:span></text:p>
              </draw:text-box>
            </draw:frame>
            <draw:g>
              <draw:rect draw:style-name="gr10" draw:layer="layout" svg:width="1cm" svg:height="1.5cm" svg:x="11.345cm" svg:y="19.085cm">
                <text:p text:style-name="P5"/>
              </draw:rect>
              <draw:line draw:style-name="gr10" draw:layer="layout" svg:x1="11.545cm" svg:y1="19.385cm" svg:x2="12.045cm" svg:y2="19.385cm">
                <text:p text:style-name="P5"/>
              </draw:line>
              <draw:line draw:style-name="gr10" draw:layer="layout" svg:x1="11.545cm" svg:y1="19.585cm" svg:x2="12.045cm" svg:y2="19.585cm">
                <text:p text:style-name="P5"/>
              </draw:line>
              <draw:line draw:style-name="gr10" draw:layer="layout" svg:x1="11.545cm" svg:y1="19.785cm" svg:x2="12.045cm" svg:y2="19.785cm">
                <text:p text:style-name="P5"/>
              </draw:line>
              <draw:line draw:style-name="gr10" draw:layer="layout" svg:x1="11.545cm" svg:y1="19.985cm" svg:x2="12.045cm" svg:y2="19.985cm">
                <text:p text:style-name="P5"/>
              </draw:line>
              <draw:line draw:style-name="gr10" draw:layer="layout" svg:x1="11.545cm" svg:y1="20.185cm" svg:x2="12.045cm" svg:y2="20.185cm">
                <text:p text:style-name="P5"/>
              </draw:line>
            </draw:g>
          </draw:g>
          <draw:g>
            <draw:frame draw:style-name="gr9" draw:layer="layout" svg:width="1.67cm" svg:height="0.653cm" svg:x="2.65cm" svg:y="10.67cm">
              <draw:text-box>
                <text:p text:style-name="P5"><text:span text:style-name="T13">art</text:span></text:p>
              </draw:text-box>
            </draw:frame>
            <draw:g>
              <draw:rect draw:style-name="gr10" draw:layer="layout" svg:width="1cm" svg:height="1.5cm" svg:x="2.666cm" svg:y="11.289cm">
                <text:p text:style-name="P5"/>
              </draw:rect>
              <draw:line draw:style-name="gr10" draw:layer="layout" svg:x1="2.866cm" svg:y1="11.589cm" svg:x2="3.366cm" svg:y2="11.589cm">
                <text:p text:style-name="P5"/>
              </draw:line>
              <draw:line draw:style-name="gr10" draw:layer="layout" svg:x1="2.866cm" svg:y1="11.789cm" svg:x2="3.366cm" svg:y2="11.789cm">
                <text:p text:style-name="P5"/>
              </draw:line>
              <draw:line draw:style-name="gr10" draw:layer="layout" svg:x1="2.866cm" svg:y1="11.989cm" svg:x2="3.366cm" svg:y2="11.989cm">
                <text:p text:style-name="P5"/>
              </draw:line>
              <draw:line draw:style-name="gr10" draw:layer="layout" svg:x1="2.866cm" svg:y1="12.189cm" svg:x2="3.366cm" svg:y2="12.189cm">
                <text:p text:style-name="P5"/>
              </draw:line>
              <draw:line draw:style-name="gr10" draw:layer="layout" svg:x1="2.866cm" svg:y1="12.389cm" svg:x2="3.366cm" svg:y2="12.389cm">
                <text:p text:style-name="P5"/>
              </draw:line>
            </draw:g>
          </draw:g>
          <draw:g>
            <draw:frame draw:style-name="gr9" draw:layer="layout" svg:width="1.67cm" svg:height="0.653cm" svg:x="25.617cm" svg:y="11.658cm">
              <draw:text-box>
                <text:p text:style-name="P5"><text:span text:style-name="T13">oem</text:span></text:p>
              </draw:text-box>
            </draw:frame>
            <draw:g>
              <draw:rect draw:style-name="gr10" draw:layer="layout" svg:width="1cm" svg:height="1.5cm" svg:x="25.633cm" svg:y="12.277cm">
                <text:p text:style-name="P5"/>
              </draw:rect>
              <draw:line draw:style-name="gr10" draw:layer="layout" svg:x1="25.833cm" svg:y1="12.577cm" svg:x2="26.333cm" svg:y2="12.577cm">
                <text:p text:style-name="P5"/>
              </draw:line>
              <draw:line draw:style-name="gr10" draw:layer="layout" svg:x1="25.833cm" svg:y1="12.777cm" svg:x2="26.333cm" svg:y2="12.777cm">
                <text:p text:style-name="P5"/>
              </draw:line>
              <draw:line draw:style-name="gr10" draw:layer="layout" svg:x1="25.833cm" svg:y1="12.977cm" svg:x2="26.333cm" svg:y2="12.977cm">
                <text:p text:style-name="P5"/>
              </draw:line>
              <draw:line draw:style-name="gr10" draw:layer="layout" svg:x1="25.833cm" svg:y1="13.177cm" svg:x2="26.333cm" svg:y2="13.177cm">
                <text:p text:style-name="P5"/>
              </draw:line>
              <draw:line draw:style-name="gr10" draw:layer="layout" svg:x1="25.833cm" svg:y1="13.377cm" svg:x2="26.333cm" svg:y2="13.377cm">
                <text:p text:style-name="P5"/>
              </draw:line>
            </draw:g>
          </draw:g>
        </draw:g>
        <draw:g draw:id="id25">
          <draw:g>
            <draw:frame draw:style-name="gr9" draw:layer="layout" svg:width="1.67cm" svg:height="0.653cm" svg:x="9.353cm" svg:y="18.573cm">
              <draw:text-box>
                <text:p text:style-name="P5"><text:span text:style-name="T13">users</text:span></text:p>
              </draw:text-box>
            </draw:frame>
            <draw:g>
              <draw:rect draw:style-name="gr10" draw:layer="layout" svg:width="1cm" svg:height="1.5cm" svg:x="9.369cm" svg:y="19.192cm">
                <text:p text:style-name="P5"/>
              </draw:rect>
              <draw:line draw:style-name="gr10" draw:layer="layout" svg:x1="9.569cm" svg:y1="19.492cm" svg:x2="10.069cm" svg:y2="19.492cm">
                <text:p text:style-name="P5"/>
              </draw:line>
              <draw:line draw:style-name="gr10" draw:layer="layout" svg:x1="9.569cm" svg:y1="19.692cm" svg:x2="10.069cm" svg:y2="19.692cm">
                <text:p text:style-name="P5"/>
              </draw:line>
              <draw:line draw:style-name="gr10" draw:layer="layout" svg:x1="9.569cm" svg:y1="19.892cm" svg:x2="10.069cm" svg:y2="19.892cm">
                <text:p text:style-name="P5"/>
              </draw:line>
              <draw:line draw:style-name="gr10" draw:layer="layout" svg:x1="9.569cm" svg:y1="20.092cm" svg:x2="10.069cm" svg:y2="20.092cm">
                <text:p text:style-name="P5"/>
              </draw:line>
              <draw:line draw:style-name="gr10" draw:layer="layout" svg:x1="9.569cm" svg:y1="20.292cm" svg:x2="10.069cm" svg:y2="20.292cm">
                <text:p text:style-name="P5"/>
              </draw:line>
            </draw:g>
          </draw:g>
          <draw:g>
            <draw:frame draw:style-name="gr9" draw:layer="layout" svg:width="1.67cm" svg:height="0.653cm" svg:x="23.57cm" svg:y="11.764cm">
              <draw:text-box>
                <text:p text:style-name="P5"><text:span text:style-name="T13">users</text:span></text:p>
              </draw:text-box>
            </draw:frame>
            <draw:g>
              <draw:rect draw:style-name="gr10" draw:layer="layout" svg:width="1cm" svg:height="1.5cm" svg:x="23.586cm" svg:y="12.383cm">
                <text:p text:style-name="P5"/>
              </draw:rect>
              <draw:line draw:style-name="gr10" draw:layer="layout" svg:x1="23.786cm" svg:y1="12.683cm" svg:x2="24.286cm" svg:y2="12.683cm">
                <text:p text:style-name="P5"/>
              </draw:line>
              <draw:line draw:style-name="gr10" draw:layer="layout" svg:x1="23.786cm" svg:y1="12.883cm" svg:x2="24.286cm" svg:y2="12.883cm">
                <text:p text:style-name="P5"/>
              </draw:line>
              <draw:line draw:style-name="gr10" draw:layer="layout" svg:x1="23.786cm" svg:y1="13.083cm" svg:x2="24.286cm" svg:y2="13.083cm">
                <text:p text:style-name="P5"/>
              </draw:line>
              <draw:line draw:style-name="gr10" draw:layer="layout" svg:x1="23.786cm" svg:y1="13.283cm" svg:x2="24.286cm" svg:y2="13.283cm">
                <text:p text:style-name="P5"/>
              </draw:line>
              <draw:line draw:style-name="gr10" draw:layer="layout" svg:x1="23.786cm" svg:y1="13.483cm" svg:x2="24.286cm" svg:y2="13.483cm">
                <text:p text:style-name="P5"/>
              </draw:line>
            </draw:g>
          </draw:g>
        </draw:g>
        <draw:g draw:id="id24">
          <draw:g>
            <draw:frame draw:style-name="gr9" draw:layer="layout" svg:width="1.67cm" svg:height="0.653cm" svg:x="22.475cm" svg:y="11.376cm">
              <draw:text-box>
                <text:p text:style-name="P5"><text:span text:style-name="T13">dev</text:span></text:p>
              </draw:text-box>
            </draw:frame>
            <draw:g>
              <draw:rect draw:style-name="gr10" draw:layer="layout" svg:width="1cm" svg:height="1.5cm" svg:x="22.491cm" svg:y="11.995cm">
                <text:p text:style-name="P5"/>
              </draw:rect>
              <draw:line draw:style-name="gr10" draw:layer="layout" svg:x1="22.691cm" svg:y1="12.295cm" svg:x2="23.191cm" svg:y2="12.295cm">
                <text:p text:style-name="P5"/>
              </draw:line>
              <draw:line draw:style-name="gr10" draw:layer="layout" svg:x1="22.691cm" svg:y1="12.495cm" svg:x2="23.191cm" svg:y2="12.495cm">
                <text:p text:style-name="P5"/>
              </draw:line>
              <draw:line draw:style-name="gr10" draw:layer="layout" svg:x1="22.691cm" svg:y1="12.695cm" svg:x2="23.191cm" svg:y2="12.695cm">
                <text:p text:style-name="P5"/>
              </draw:line>
              <draw:line draw:style-name="gr10" draw:layer="layout" svg:x1="22.691cm" svg:y1="12.895cm" svg:x2="23.191cm" svg:y2="12.895cm">
                <text:p text:style-name="P5"/>
              </draw:line>
              <draw:line draw:style-name="gr10" draw:layer="layout" svg:x1="22.691cm" svg:y1="13.095cm" svg:x2="23.191cm" svg:y2="13.095cm">
                <text:p text:style-name="P5"/>
              </draw:line>
            </draw:g>
          </draw:g>
          <draw:g>
            <draw:frame draw:style-name="gr9" draw:layer="layout" svg:width="1.67cm" svg:height="0.653cm" svg:x="8.048cm" svg:y="18.114cm">
              <draw:text-box>
                <text:p text:style-name="P5"><text:span text:style-name="T13">dev</text:span></text:p>
              </draw:text-box>
            </draw:frame>
            <draw:g>
              <draw:rect draw:style-name="gr10" draw:layer="layout" svg:width="1cm" svg:height="1.5cm" svg:x="8.064cm" svg:y="18.733cm">
                <text:p text:style-name="P5"/>
              </draw:rect>
              <draw:line draw:style-name="gr10" draw:layer="layout" svg:x1="8.264cm" svg:y1="19.033cm" svg:x2="8.764cm" svg:y2="19.033cm">
                <text:p text:style-name="P5"/>
              </draw:line>
              <draw:line draw:style-name="gr10" draw:layer="layout" svg:x1="8.264cm" svg:y1="19.233cm" svg:x2="8.764cm" svg:y2="19.233cm">
                <text:p text:style-name="P5"/>
              </draw:line>
              <draw:line draw:style-name="gr10" draw:layer="layout" svg:x1="8.264cm" svg:y1="19.433cm" svg:x2="8.764cm" svg:y2="19.433cm">
                <text:p text:style-name="P5"/>
              </draw:line>
              <draw:line draw:style-name="gr10" draw:layer="layout" svg:x1="8.264cm" svg:y1="19.633cm" svg:x2="8.764cm" svg:y2="19.633cm">
                <text:p text:style-name="P5"/>
              </draw:line>
              <draw:line draw:style-name="gr10" draw:layer="layout" svg:x1="8.264cm" svg:y1="19.833cm" svg:x2="8.764cm" svg:y2="19.833cm">
                <text:p text:style-name="P5"/>
              </draw:line>
            </draw:g>
          </draw:g>
          <draw:g>
            <draw:frame draw:style-name="gr9" draw:layer="layout" svg:width="1.67cm" svg:height="0.653cm" svg:x="1.132cm" svg:y="10.353cm">
              <draw:text-box>
                <text:p text:style-name="P5"><text:span text:style-name="T13">dev</text:span></text:p>
              </draw:text-box>
            </draw:frame>
            <draw:g>
              <draw:rect draw:style-name="gr10" draw:layer="layout" svg:width="1cm" svg:height="1.5cm" svg:x="1.148cm" svg:y="10.972cm">
                <text:p text:style-name="P5"/>
              </draw:rect>
              <draw:line draw:style-name="gr10" draw:layer="layout" svg:x1="1.348cm" svg:y1="11.272cm" svg:x2="1.848cm" svg:y2="11.272cm">
                <text:p text:style-name="P5"/>
              </draw:line>
              <draw:line draw:style-name="gr10" draw:layer="layout" svg:x1="1.348cm" svg:y1="11.472cm" svg:x2="1.848cm" svg:y2="11.472cm">
                <text:p text:style-name="P5"/>
              </draw:line>
              <draw:line draw:style-name="gr10" draw:layer="layout" svg:x1="1.348cm" svg:y1="11.672cm" svg:x2="1.848cm" svg:y2="11.672cm">
                <text:p text:style-name="P5"/>
              </draw:line>
              <draw:line draw:style-name="gr10" draw:layer="layout" svg:x1="1.348cm" svg:y1="11.872cm" svg:x2="1.848cm" svg:y2="11.872cm">
                <text:p text:style-name="P5"/>
              </draw:line>
              <draw:line draw:style-name="gr10" draw:layer="layout" svg:x1="1.348cm" svg:y1="12.072cm" svg:x2="1.848cm" svg:y2="12.072cm">
                <text:p text:style-name="P5"/>
              </draw:line>
            </draw:g>
          </draw:g>
        </draw:g>
        <draw:frame presentation:style-name="pr6" draw:text-style-name="P5" draw:layer="layout" svg:width="27.998cm" svg:height="2.039cm" svg:x="0cm" svg:y="0cm" presentation:class="title" presentation:user-transformed="true">
          <draw:text-box>
            <text:p text:style-name="P5">Communication – project lists</text:p>
          </draw:text-box>
        </draw:frame>
        <draw:g>
          <draw:ellipse draw:style-name="gr5" draw:text-style-name="P14" draw:layer="layout" svg:width="8.566cm" svg:height="4.949cm" svg:x="2.168cm" svg:y="4.783cm">
            <text:p text:style-name="P5"><text:span text:style-name="T12">Accepted</text:span></text:p>
          </draw:ellipse>
          <draw:ellipse draw:style-name="gr5" draw:text-style-name="P14" draw:layer="layout" svg:width="9.082cm" svg:height="5.247cm" svg:x="17.312cm" svg:y="5.423cm">
            <text:p text:style-name="P5"><text:span text:style-name="T12">Incubator</text:span></text:p>
          </draw:ellipse>
          <draw:ellipse draw:style-name="gr5" draw:text-style-name="P14" draw:layer="layout" svg:width="10.729cm" svg:height="5.163cm" svg:x="7.335cm" svg:y="12.451cm">
            <text:p text:style-name="P5"><text:span text:style-name="T12">Native Lang</text:span></text:p>
          </draw:ellipse>
        </draw:g>
        <draw:ellipse draw:style-name="projectshapes" draw:text-style-name="P16" draw:layer="layout" svg:width="3.17cm" svg:height="2.13cm" svg:x="9.102cm" svg:y="16.923cm">
          <text:p text:style-name="P5"><text:span text:style-name="T14">De</text:span></text:p>
        </draw:ellipse>
        <draw:ellipse draw:style-name="projectshapes" draw:text-style-name="P17" draw:layer="layout" svg:width="4.685cm" svg:height="2.052cm" svg:x="0.673cm" svg:y="8.699cm">
          <text:p text:style-name="P15"><text:span text:style-name="T14">Marketing</text:span></text:p>
        </draw:ellipse>
        <draw:ellipse draw:style-name="projectshapes" draw:text-style-name="P16" draw:layer="layout" svg:width="4.68cm" svg:height="1.702cm" svg:x="23.002cm" svg:y="10.081cm">
          <text:p text:style-name="P5"><text:span text:style-name="T14">distribution</text:span></text:p>
        </draw:ellipse>
        <draw:g>
          <draw:g>
            <draw:frame draw:style-name="gr9" draw:layer="layout" svg:width="1.67cm" svg:height="0.653cm" svg:x="14.75cm" svg:y="4.847cm">
              <draw:text-box>
                <text:p text:style-name="P5"><text:span text:style-name="T13">Social</text:span></text:p>
              </draw:text-box>
            </draw:frame>
            <draw:g>
              <draw:rect draw:style-name="gr10" draw:layer="layout" svg:width="1cm" svg:height="1.5cm" svg:x="14.766cm" svg:y="5.466cm">
                <text:p text:style-name="P5"/>
              </draw:rect>
              <draw:line draw:style-name="gr10" draw:layer="layout" svg:x1="14.966cm" svg:y1="5.766cm" svg:x2="15.466cm" svg:y2="5.766cm">
                <text:p text:style-name="P5"/>
              </draw:line>
              <draw:line draw:style-name="gr10" draw:layer="layout" svg:x1="14.966cm" svg:y1="5.966cm" svg:x2="15.466cm" svg:y2="5.966cm">
                <text:p text:style-name="P5"/>
              </draw:line>
              <draw:line draw:style-name="gr10" draw:layer="layout" svg:x1="14.966cm" svg:y1="6.166cm" svg:x2="15.466cm" svg:y2="6.166cm">
                <text:p text:style-name="P5"/>
              </draw:line>
              <draw:line draw:style-name="gr10" draw:layer="layout" svg:x1="14.966cm" svg:y1="6.366cm" svg:x2="15.466cm" svg:y2="6.366cm">
                <text:p text:style-name="P5"/>
              </draw:line>
              <draw:line draw:style-name="gr10" draw:layer="layout" svg:x1="14.966cm" svg:y1="6.566cm" svg:x2="15.466cm" svg:y2="6.566cm">
                <text:p text:style-name="P5"/>
              </draw:line>
            </draw:g>
          </draw:g>
          <draw:g>
            <draw:frame draw:style-name="gr9" draw:layer="layout" svg:width="1.67cm" svg:height="0.653cm" svg:x="12.214cm" svg:y="3.139cm">
              <draw:text-box>
                <text:p text:style-name="P5"><text:span text:style-name="T13">Users</text:span></text:p>
              </draw:text-box>
            </draw:frame>
            <draw:g>
              <draw:rect draw:style-name="gr10" draw:layer="layout" svg:width="1cm" svg:height="1.5cm" svg:x="12.23cm" svg:y="3.758cm">
                <text:p text:style-name="P5"/>
              </draw:rect>
              <draw:line draw:style-name="gr10" draw:layer="layout" svg:x1="12.43cm" svg:y1="4.058cm" svg:x2="12.93cm" svg:y2="4.058cm">
                <text:p text:style-name="P5"/>
              </draw:line>
              <draw:line draw:style-name="gr10" draw:layer="layout" svg:x1="12.43cm" svg:y1="4.258cm" svg:x2="12.93cm" svg:y2="4.258cm">
                <text:p text:style-name="P5"/>
              </draw:line>
              <draw:line draw:style-name="gr10" draw:layer="layout" svg:x1="12.43cm" svg:y1="4.458cm" svg:x2="12.93cm" svg:y2="4.458cm">
                <text:p text:style-name="P5"/>
              </draw:line>
              <draw:line draw:style-name="gr10" draw:layer="layout" svg:x1="12.43cm" svg:y1="4.658cm" svg:x2="12.93cm" svg:y2="4.658cm">
                <text:p text:style-name="P5"/>
              </draw:line>
              <draw:line draw:style-name="gr10" draw:layer="layout" svg:x1="12.43cm" svg:y1="4.858cm" svg:x2="12.93cm" svg:y2="4.858cm">
                <text:p text:style-name="P5"/>
              </draw:line>
            </draw:g>
          </draw:g>
          <draw:g>
            <draw:frame draw:style-name="gr9" draw:layer="layout" svg:width="1.67cm" svg:height="0.653cm" svg:x="10.923cm" svg:y="2.308cm">
              <draw:text-box>
                <text:p text:style-name="P5"><text:span text:style-name="T13">dev</text:span></text:p>
              </draw:text-box>
            </draw:frame>
            <draw:g>
              <draw:rect draw:style-name="gr10" draw:layer="layout" svg:width="1cm" svg:height="1.5cm" svg:x="10.939cm" svg:y="2.927cm">
                <text:p text:style-name="P5"/>
              </draw:rect>
              <draw:line draw:style-name="gr10" draw:layer="layout" svg:x1="11.139cm" svg:y1="3.227cm" svg:x2="11.639cm" svg:y2="3.227cm">
                <text:p text:style-name="P5"/>
              </draw:line>
              <draw:line draw:style-name="gr10" draw:layer="layout" svg:x1="11.139cm" svg:y1="3.427cm" svg:x2="11.639cm" svg:y2="3.427cm">
                <text:p text:style-name="P5"/>
              </draw:line>
              <draw:line draw:style-name="gr10" draw:layer="layout" svg:x1="11.139cm" svg:y1="3.627cm" svg:x2="11.639cm" svg:y2="3.627cm">
                <text:p text:style-name="P5"/>
              </draw:line>
              <draw:line draw:style-name="gr10" draw:layer="layout" svg:x1="11.139cm" svg:y1="3.827cm" svg:x2="11.639cm" svg:y2="3.827cm">
                <text:p text:style-name="P5"/>
              </draw:line>
              <draw:line draw:style-name="gr10" draw:layer="layout" svg:x1="11.139cm" svg:y1="4.027cm" svg:x2="11.639cm" svg:y2="4.027cm">
                <text:p text:style-name="P5"/>
              </draw:line>
            </draw:g>
          </draw:g>
          <draw:g>
            <draw:frame draw:style-name="gr9" draw:layer="layout" svg:width="2.237cm" svg:height="0.653cm" svg:x="13.438cm" svg:y="3.936cm">
              <draw:text-box>
                <text:p text:style-name="P5"><text:span text:style-name="T13">Discuss</text:span></text:p>
              </draw:text-box>
            </draw:frame>
            <draw:g>
              <draw:rect draw:style-name="gr10" draw:layer="layout" svg:width="1cm" svg:height="1.5cm" svg:x="13.454cm" svg:y="4.555cm">
                <text:p text:style-name="P5"/>
              </draw:rect>
              <draw:line draw:style-name="gr10" draw:layer="layout" svg:x1="13.654cm" svg:y1="4.855cm" svg:x2="14.154cm" svg:y2="4.855cm">
                <text:p text:style-name="P5"/>
              </draw:line>
              <draw:line draw:style-name="gr10" draw:layer="layout" svg:x1="13.654cm" svg:y1="5.055cm" svg:x2="14.154cm" svg:y2="5.055cm">
                <text:p text:style-name="P5"/>
              </draw:line>
              <draw:line draw:style-name="gr10" draw:layer="layout" svg:x1="13.654cm" svg:y1="5.255cm" svg:x2="14.154cm" svg:y2="5.255cm">
                <text:p text:style-name="P5"/>
              </draw:line>
              <draw:line draw:style-name="gr10" draw:layer="layout" svg:x1="13.654cm" svg:y1="5.455cm" svg:x2="14.154cm" svg:y2="5.455cm">
                <text:p text:style-name="P5"/>
              </draw:line>
              <draw:line draw:style-name="gr10" draw:layer="layout" svg:x1="13.654cm" svg:y1="5.655cm" svg:x2="14.154cm" svg:y2="5.655cm">
                <text:p text:style-name="P5"/>
              </draw:line>
            </draw:g>
          </draw:g>
        </draw:g>
        <draw:g>
          <draw:frame draw:style-name="gr9" draw:layer="layout" svg:width="1.67cm" svg:height="0.653cm" svg:x="15.632cm" svg:y="13.985cm">
            <draw:text-box>
              <text:p text:style-name="P5"><text:span text:style-name="T13">dev</text:span></text:p>
            </draw:text-box>
          </draw:frame>
          <draw:g>
            <draw:rect draw:style-name="gr10" draw:layer="layout" svg:width="1cm" svg:height="1.5cm" svg:x="15.648cm" svg:y="14.604cm">
              <text:p text:style-name="P5"/>
            </draw:rect>
            <draw:line draw:style-name="gr10" draw:layer="layout" svg:x1="15.848cm" svg:y1="14.904cm" svg:x2="16.348cm" svg:y2="14.904cm">
              <text:p text:style-name="P5"/>
            </draw:line>
            <draw:line draw:style-name="gr10" draw:layer="layout" svg:x1="15.848cm" svg:y1="15.104cm" svg:x2="16.348cm" svg:y2="15.104cm">
              <text:p text:style-name="P5"/>
            </draw:line>
            <draw:line draw:style-name="gr10" draw:layer="layout" svg:x1="15.848cm" svg:y1="15.304cm" svg:x2="16.348cm" svg:y2="15.304cm">
              <text:p text:style-name="P5"/>
            </draw:line>
            <draw:line draw:style-name="gr10" draw:layer="layout" svg:x1="15.848cm" svg:y1="15.504cm" svg:x2="16.348cm" svg:y2="15.504cm">
              <text:p text:style-name="P5"/>
            </draw:line>
            <draw:line draw:style-name="gr10" draw:layer="layout" svg:x1="15.848cm" svg:y1="15.704cm" svg:x2="16.348cm" svg:y2="15.704cm">
              <text:p text:style-name="P5"/>
            </draw:line>
          </draw:g>
        </draw:g>
        <draw:g>
          <draw:g>
            <draw:frame draw:style-name="gr11" draw:layer="layout" svg:width="2.184cm" svg:height="0.653cm" svg:x="12.704cm" svg:y="8.34cm">
              <draw:text-box>
                <text:p text:style-name="P5"><text:span text:style-name="T13">Leads</text:span></text:p>
              </draw:text-box>
            </draw:frame>
            <draw:g>
              <draw:rect draw:style-name="gr12" draw:layer="layout" svg:width="1cm" svg:height="1.5cm" svg:x="12.72cm" svg:y="8.959cm">
                <text:p text:style-name="P5"/>
              </draw:rect>
              <draw:line draw:style-name="gr12" draw:layer="layout" svg:x1="12.92cm" svg:y1="9.259cm" svg:x2="13.42cm" svg:y2="9.259cm">
                <text:p text:style-name="P5"/>
              </draw:line>
              <draw:line draw:style-name="gr12" draw:layer="layout" svg:x1="12.92cm" svg:y1="9.459cm" svg:x2="13.42cm" svg:y2="9.459cm">
                <text:p text:style-name="P5"/>
              </draw:line>
              <draw:line draw:style-name="gr12" draw:layer="layout" svg:x1="12.92cm" svg:y1="9.659cm" svg:x2="13.42cm" svg:y2="9.659cm">
                <text:p text:style-name="P5"/>
              </draw:line>
              <draw:line draw:style-name="gr12" draw:layer="layout" svg:x1="12.92cm" svg:y1="9.859cm" svg:x2="13.42cm" svg:y2="9.859cm">
                <text:p text:style-name="P5"/>
              </draw:line>
              <draw:line draw:style-name="gr12" draw:layer="layout" svg:x1="12.92cm" svg:y1="10.059cm" svg:x2="13.42cm" svg:y2="10.059cm">
                <text:p text:style-name="P5"/>
              </draw:line>
            </draw:g>
          </draw:g>
          <draw:line draw:style-name="gr6" draw:text-style-name="P12" draw:layer="layout" svg:x1="10.443cm" svg:y1="8.008cm" svg:x2="12.63cm" svg:y2="8.466cm">
            <text:p text:style-name="P5"/>
          </draw:line>
          <draw:line draw:style-name="gr6" draw:text-style-name="P12" draw:layer="layout" svg:x1="17.851cm" svg:y1="8.396cm" svg:x2="14.958cm" svg:y2="8.643cm">
            <text:p text:style-name="P5"/>
          </draw:line>
          <draw:line draw:style-name="gr6" draw:text-style-name="P12" draw:layer="layout" svg:x1="13.476cm" svg:y1="12.735cm" svg:x2="13.512cm" svg:y2="10.442cm">
            <text:p text:style-name="P5"/>
          </draw:line>
        </draw:g>
        <draw:g>
          <draw:g>
            <draw:frame draw:style-name="gr9" draw:layer="layout" svg:width="1.67cm" svg:height="0.653cm" svg:x="6.953cm" svg:y="10.951cm">
              <draw:text-box>
                <text:p text:style-name="P5"><text:span text:style-name="T13">com</text:span></text:p>
              </draw:text-box>
            </draw:frame>
            <draw:g>
              <draw:rect draw:style-name="gr10" draw:layer="layout" svg:width="1cm" svg:height="1.5cm" svg:x="6.969cm" svg:y="11.57cm">
                <text:p text:style-name="P5"/>
              </draw:rect>
              <draw:line draw:style-name="gr10" draw:layer="layout" svg:x1="7.169cm" svg:y1="11.87cm" svg:x2="7.669cm" svg:y2="11.87cm">
                <text:p text:style-name="P5"/>
              </draw:line>
              <draw:line draw:style-name="gr10" draw:layer="layout" svg:x1="7.169cm" svg:y1="12.07cm" svg:x2="7.669cm" svg:y2="12.07cm">
                <text:p text:style-name="P5"/>
              </draw:line>
              <draw:line draw:style-name="gr10" draw:layer="layout" svg:x1="7.169cm" svg:y1="12.27cm" svg:x2="7.669cm" svg:y2="12.27cm">
                <text:p text:style-name="P5"/>
              </draw:line>
              <draw:line draw:style-name="gr10" draw:layer="layout" svg:x1="7.169cm" svg:y1="12.47cm" svg:x2="7.669cm" svg:y2="12.47cm">
                <text:p text:style-name="P5"/>
              </draw:line>
              <draw:line draw:style-name="gr10" draw:layer="layout" svg:x1="7.169cm" svg:y1="12.67cm" svg:x2="7.669cm" svg:y2="12.67cm">
                <text:p text:style-name="P5"/>
              </draw:line>
            </draw:g>
          </draw:g>
          <draw:line draw:style-name="gr6" draw:text-style-name="P12" draw:layer="layout" svg:x1="3.987cm" svg:y1="10.407cm" svg:x2="6.95cm" svg:y2="11.253cm">
            <text:p text:style-name="P5"/>
          </draw:line>
          <draw:line draw:style-name="gr6" draw:text-style-name="P12" draw:layer="layout" svg:x1="9.49cm" svg:y1="13.299cm" svg:x2="8.114cm" svg:y2="12.135cm">
            <text:p text:style-name="P5"/>
          </draw:line>
        </draw:g>
        <draw:g>
          <draw:frame draw:style-name="gr9" draw:layer="layout" svg:width="1.67cm" svg:height="0.653cm" svg:x="15.632cm" svg:y="13.986cm">
            <draw:text-box>
              <text:p text:style-name="P5"><text:span text:style-name="T13">dev</text:span></text:p>
            </draw:text-box>
          </draw:frame>
          <draw:g>
            <draw:rect draw:style-name="gr10" draw:layer="layout" svg:width="1cm" svg:height="1.5cm" svg:x="15.648cm" svg:y="14.605cm">
              <text:p text:style-name="P5"/>
            </draw:rect>
            <draw:line draw:style-name="gr10" draw:layer="layout" svg:x1="15.848cm" svg:y1="14.905cm" svg:x2="16.348cm" svg:y2="14.905cm">
              <text:p text:style-name="P5"/>
            </draw:line>
            <draw:line draw:style-name="gr10" draw:layer="layout" svg:x1="15.848cm" svg:y1="15.105cm" svg:x2="16.348cm" svg:y2="15.105cm">
              <text:p text:style-name="P5"/>
            </draw:line>
            <draw:line draw:style-name="gr10" draw:layer="layout" svg:x1="15.848cm" svg:y1="15.305cm" svg:x2="16.348cm" svg:y2="15.305cm">
              <text:p text:style-name="P5"/>
            </draw:line>
            <draw:line draw:style-name="gr10" draw:layer="layout" svg:x1="15.848cm" svg:y1="15.505cm" svg:x2="16.348cm" svg:y2="15.505cm">
              <text:p text:style-name="P5"/>
            </draw:line>
            <draw:line draw:style-name="gr10" draw:layer="layout" svg:x1="15.848cm" svg:y1="15.705cm" svg:x2="16.348cm" svg:y2="15.705cm">
              <text:p text:style-name="P5"/>
            </draw:lin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3" draw:text-style-name="P5" draw:layer="layout" svg:width="14.517cm" svg:height="11.41cm" svg:x="3.249cm" svg:y="14.13cm" presentation:class="notes" presentation:user-transformed="true">
            <draw:text-box>
              <text:p text:style-name="P5"/>
            </draw:text-box>
          </draw:frame>
          <draw:frame presentation:style-name="pr3" draw:text-style-name="P11" draw:layer="layout" svg:width="14.517cm" svg:height="11.41cm" svg:x="3.25cm" svg:y="14.13cm">
            <draw:text-box>
              <text:p text:style-name="P5"><text:span text:style-name="T11">- dev list in every project: development or coordination of project activities</text:span></text:p>
              <text:p text:style-name="P5"><text:span text:style-name="T11">- user list at most projects: focused on user support</text:span></text:p>
              <text:p text:style-name="P5"><text:span text:style-name="T11">- special lists per sub-project or as needed</text:span></text:p>
              <text:p text:style-name="P5"><text:span text:style-name="T11"/></text:p>
            </draw:text-box>
          </draw:frame>
        </presentation:notes>
      </draw:page>
      <draw:page draw:name="Communication – IRC" draw:style-name="dp3" draw:master-page-name="ooocon2005template" presentation:presentation-page-layout-name="AL2T1">
        <draw:g>
          <draw:frame draw:style-name="gr9" draw:layer="layout" svg:width="6.061cm" svg:height="0.653cm" svg:x="1.159cm" svg:y="10.565cm">
            <draw:text-box>
              <text:p text:style-name="P5"><text:span text:style-name="T13">#qa.OpenOffice.org</text:span></text:p>
            </draw:text-box>
          </draw:frame>
          <draw:g>
            <draw:rect draw:style-name="gr10" draw:layer="layout" svg:width="1cm" svg:height="1.5cm" svg:x="1.175cm" svg:y="11.184cm">
              <text:p text:style-name="P5"/>
            </draw:rect>
            <draw:line draw:style-name="gr10" draw:layer="layout" svg:x1="1.375cm" svg:y1="11.484cm" svg:x2="1.875cm" svg:y2="11.484cm">
              <text:p text:style-name="P5"/>
            </draw:line>
            <draw:line draw:style-name="gr10" draw:layer="layout" svg:x1="1.375cm" svg:y1="11.684cm" svg:x2="1.875cm" svg:y2="11.684cm">
              <text:p text:style-name="P5"/>
            </draw:line>
            <draw:line draw:style-name="gr10" draw:layer="layout" svg:x1="1.375cm" svg:y1="11.884cm" svg:x2="1.875cm" svg:y2="11.884cm">
              <text:p text:style-name="P5"/>
            </draw:line>
            <draw:line draw:style-name="gr10" draw:layer="layout" svg:x1="1.375cm" svg:y1="12.084cm" svg:x2="1.875cm" svg:y2="12.084cm">
              <text:p text:style-name="P5"/>
            </draw:line>
            <draw:line draw:style-name="gr10" draw:layer="layout" svg:x1="1.375cm" svg:y1="12.284cm" svg:x2="1.875cm" svg:y2="12.284cm">
              <text:p text:style-name="P5"/>
            </draw:line>
          </draw:g>
        </draw:g>
        <draw:g>
          <draw:frame draw:style-name="gr9" draw:layer="layout" svg:width="5.181cm" svg:height="0.653cm" svg:x="11.682cm" svg:y="4.812cm">
            <draw:text-box>
              <text:p text:style-name="P5"><text:span text:style-name="T13">#OpenOffice.org</text:span></text:p>
            </draw:text-box>
          </draw:frame>
          <draw:g>
            <draw:rect draw:style-name="gr10" draw:layer="layout" svg:width="1cm" svg:height="1.5cm" svg:x="11.698cm" svg:y="5.431cm">
              <text:p text:style-name="P5"/>
            </draw:rect>
            <draw:line draw:style-name="gr10" draw:layer="layout" svg:x1="11.898cm" svg:y1="5.731cm" svg:x2="12.398cm" svg:y2="5.731cm">
              <text:p text:style-name="P5"/>
            </draw:line>
            <draw:line draw:style-name="gr10" draw:layer="layout" svg:x1="11.898cm" svg:y1="5.931cm" svg:x2="12.398cm" svg:y2="5.931cm">
              <text:p text:style-name="P5"/>
            </draw:line>
            <draw:line draw:style-name="gr10" draw:layer="layout" svg:x1="11.898cm" svg:y1="6.131cm" svg:x2="12.398cm" svg:y2="6.131cm">
              <text:p text:style-name="P5"/>
            </draw:line>
            <draw:line draw:style-name="gr10" draw:layer="layout" svg:x1="11.898cm" svg:y1="6.331cm" svg:x2="12.398cm" svg:y2="6.331cm">
              <text:p text:style-name="P5"/>
            </draw:line>
            <draw:line draw:style-name="gr10" draw:layer="layout" svg:x1="11.898cm" svg:y1="6.531cm" svg:x2="12.398cm" svg:y2="6.531cm">
              <text:p text:style-name="P5"/>
            </draw:line>
          </draw:g>
        </draw:g>
        <draw:g>
          <draw:frame draw:style-name="gr9" draw:layer="layout" svg:width="6.061cm" svg:height="0.653cm" svg:x="10.801cm" svg:y="18.641cm">
            <draw:text-box>
              <text:p text:style-name="P5"><text:span text:style-name="T13">#OpenOffice.org-de</text:span></text:p>
            </draw:text-box>
          </draw:frame>
          <draw:g>
            <draw:rect draw:style-name="gr10" draw:layer="layout" svg:width="1cm" svg:height="1.5cm" svg:x="10.817cm" svg:y="19.26cm">
              <text:p text:style-name="P5"/>
            </draw:rect>
            <draw:line draw:style-name="gr10" draw:layer="layout" svg:x1="11.017cm" svg:y1="19.56cm" svg:x2="11.517cm" svg:y2="19.56cm">
              <text:p text:style-name="P5"/>
            </draw:line>
            <draw:line draw:style-name="gr10" draw:layer="layout" svg:x1="11.017cm" svg:y1="19.76cm" svg:x2="11.517cm" svg:y2="19.76cm">
              <text:p text:style-name="P5"/>
            </draw:line>
            <draw:line draw:style-name="gr10" draw:layer="layout" svg:x1="11.017cm" svg:y1="19.96cm" svg:x2="11.517cm" svg:y2="19.96cm">
              <text:p text:style-name="P5"/>
            </draw:line>
            <draw:line draw:style-name="gr10" draw:layer="layout" svg:x1="11.017cm" svg:y1="20.16cm" svg:x2="11.517cm" svg:y2="20.16cm">
              <text:p text:style-name="P5"/>
            </draw:line>
            <draw:line draw:style-name="gr10" draw:layer="layout" svg:x1="11.017cm" svg:y1="20.36cm" svg:x2="11.517cm" svg:y2="20.36cm">
              <text:p text:style-name="P5"/>
            </draw:line>
          </draw:g>
        </draw:g>
        <draw:frame presentation:style-name="pr6" draw:text-style-name="P5" draw:layer="layout" svg:width="27.998cm" svg:height="2.039cm" svg:x="0cm" svg:y="0cm" presentation:class="title" presentation:user-transformed="true">
          <draw:text-box>
            <text:p text:style-name="P5">Communication – IRC</text:p>
          </draw:text-box>
        </draw:frame>
        <draw:g>
          <draw:ellipse draw:style-name="gr5" draw:text-style-name="P14" draw:layer="layout" svg:width="8.566cm" svg:height="4.949cm" svg:x="2.168cm" svg:y="4.783cm">
            <text:p text:style-name="P5"><text:span text:style-name="T12">Accepted</text:span></text:p>
          </draw:ellipse>
          <draw:ellipse draw:style-name="gr5" draw:text-style-name="P14" draw:layer="layout" svg:width="9.082cm" svg:height="5.247cm" svg:x="17.312cm" svg:y="5.423cm">
            <text:p text:style-name="P5"><text:span text:style-name="T12">Incubator</text:span></text:p>
          </draw:ellipse>
          <draw:ellipse draw:style-name="gr5" draw:text-style-name="P14" draw:layer="layout" svg:width="10.729cm" svg:height="5.163cm" svg:x="7.335cm" svg:y="12.451cm">
            <text:p text:style-name="P5"><text:span text:style-name="T12">Native Lang</text:span></text:p>
          </draw:ellipse>
        </draw:g>
        <draw:ellipse draw:style-name="projectshapes" draw:text-style-name="P16" draw:layer="layout" svg:width="3.17cm" svg:height="2.13cm" svg:x="9.102cm" svg:y="16.923cm">
          <text:p text:style-name="P5"><text:span text:style-name="T14">De</text:span></text:p>
        </draw:ellipse>
        <draw:ellipse draw:style-name="projectshapes" draw:text-style-name="P17" draw:layer="layout" svg:width="4.685cm" svg:height="2.052cm" svg:x="0.673cm" svg:y="8.699cm">
          <text:p text:style-name="P15"><text:span text:style-name="T14">QA</text:span></text:p>
        </draw:ellipse>
        <draw:ellipse draw:style-name="projectshapes" draw:text-style-name="P16" draw:layer="layout" svg:width="4.68cm" svg:height="1.702cm" svg:x="23.002cm" svg:y="10.081cm">
          <text:p text:style-name="P5"><text:span text:style-name="T14">distribution</text:span></text:p>
        </draw:ellipse>
        <draw:frame draw:style-name="gr13" draw:text-style-name="P18" draw:layer="layout" svg:width="20.529cm" svg:height="1.148cm" svg:x="2.47cm" svg:y="2.61cm">
          <draw:text-box>
            <text:p text:style-name="P5"><text:span text:style-name="T15">IRC-Network: FreeNode (irc.freenode.net)</text:span></text:p>
          </draw:text-box>
        </draw:frame>
        <draw:g>
          <draw:frame draw:style-name="gr9" draw:layer="layout" svg:width="3.17cm" svg:height="0.653cm" svg:x="8.365cm" svg:y="13.738cm">
            <draw:text-box>
              <text:p text:style-name="P5"><text:span text:style-name="T13">#ooonlc</text:span></text:p>
            </draw:text-box>
          </draw:frame>
          <draw:g>
            <draw:rect draw:style-name="gr10" draw:layer="layout" svg:width="1cm" svg:height="1.5cm" svg:x="8.381cm" svg:y="14.357cm">
              <text:p text:style-name="P5"/>
            </draw:rect>
            <draw:line draw:style-name="gr10" draw:layer="layout" svg:x1="8.581cm" svg:y1="14.657cm" svg:x2="9.081cm" svg:y2="14.657cm">
              <text:p text:style-name="P5"/>
            </draw:line>
            <draw:line draw:style-name="gr10" draw:layer="layout" svg:x1="8.581cm" svg:y1="14.857cm" svg:x2="9.081cm" svg:y2="14.857cm">
              <text:p text:style-name="P5"/>
            </draw:line>
            <draw:line draw:style-name="gr10" draw:layer="layout" svg:x1="8.581cm" svg:y1="15.057cm" svg:x2="9.081cm" svg:y2="15.057cm">
              <text:p text:style-name="P5"/>
            </draw:line>
            <draw:line draw:style-name="gr10" draw:layer="layout" svg:x1="8.581cm" svg:y1="15.257cm" svg:x2="9.081cm" svg:y2="15.257cm">
              <text:p text:style-name="P5"/>
            </draw:line>
            <draw:line draw:style-name="gr10" draw:layer="layout" svg:x1="8.581cm" svg:y1="15.457cm" svg:x2="9.081cm" svg:y2="15.457cm">
              <text:p text:style-name="P5"/>
            </draw:line>
          </draw:g>
        </draw:g>
        <presentation:notes draw:style-name="dp2">
          <draw:page-thumbnail draw:style-name="gr3" draw:layer="layout" svg:width="13.705cm" svg:height="10.279cm" svg:x="3.647cm" svg:y="2.853cm" draw:page-number="13" presentation:class="page"/>
          <draw:frame presentation:style-name="pr3" draw:text-style-name="P5" draw:layer="layout" svg:width="14.517cm" svg:height="11.41cm" svg:x="3.249cm" svg:y="14.13cm" presentation:class="notes" presentation:user-transformed="true">
            <draw:text-box>
              <text:p text:style-name="P5"/>
            </draw:text-box>
          </draw:frame>
          <draw:frame presentation:style-name="pr3" draw:text-style-name="P11" draw:layer="layout" svg:width="14.517cm" svg:height="11.41cm" svg:x="3.25cm" svg:y="14.13cm">
            <draw:text-box>
              <text:p text:style-name="P5"><text:span text:style-name="T11">-some channels have regular traffic</text:span></text:p>
              <text:p text:style-name="P5"><text:span text:style-name="T11">- some act only on request (#ooonlc)</text:span></text:p>
              <text:p text:style-name="P5"><text:span text:style-name="T11">- some are mixed (#qa)</text:span></text:p>
            </draw:text-box>
          </draw:frame>
        </presentation:notes>
      </draw:page>
      <draw:page draw:name="page14" draw:style-name="dp3" draw:master-page-name="ooocon2005template" presentation:presentation-page-layout-name="AL2T1">
        <draw:frame presentation:style-name="pr6" draw:text-style-name="P5" draw:layer="layout" svg:width="27.998cm" svg:height="2.039cm" svg:x="0cm" svg:y="0cm" presentation:class="title">
          <draw:text-box>
            <text:p text:style-name="P5">Native Lang Projects - focus</text:p>
          </draw:text-box>
        </draw:frame>
        <draw:frame presentation:style-name="pr8" draw:text-style-name="P8" draw:layer="layout" svg:width="24.137cm" svg:height="15.717cm" svg:x="1.744cm" svg:y="2.641cm" presentation:class="outline">
          <draw:text-box>
            <text:list text:style-name="L7">
              <text:list-item>
                <text:p text:style-name="P8"><text:span text:style-name="T7">“</text:span><text:span text:style-name="T7">working on all aspects related to the localization and support of OpenOffice.org, including localization, QA, support, documentation, and marketing.”</text:span><text:span text:style-name="T7"><text:line-break/></text:span><text:span text:style-name="T7">(quote from the mission statement)</text:span></text:p>
              </text:list-item>
            </text:list>
            <text:list text:style-name="L7">
              <text:list-item>
                <text:p text:style-name="P8"><text:span text:style-name="T7">1</text:span><text:span text:style-name="T16">st</text:span><text:span text:style-name="T7"> – make OOo available in a given language (localization, QA and if possible builds)</text:span></text:p>
              </text:list-item>
            </text:list>
            <text:list text:style-name="L7">
              <text:list-item>
                <text:p text:style-name="P8"><text:span text:style-name="T7">2</text:span><text:span text:style-name="T16">nd</text:span><text:span text:style-name="T7"> – grow the community</text:span></text:p>
              </text:list-item>
            </text:list>
            <text:list text:style-name="L8">
              <text:list-item>
                <text:list>
                  <text:list-item>
                    <text:p text:style-name="P9"><text:span text:style-name="T7">User</text:span></text:p>
                  </text:list-item>
                </text:list>
              </text:list-item>
            </text:list>
            <text:list text:style-name="L8">
              <text:list-item>
                <text:list>
                  <text:list-item>
                    <text:p text:style-name="P9"><text:span text:style-name="T7">Developer</text:span></text:p>
                  </text:list-item>
                </text:list>
              </text:list-item>
            </text:list>
            <text:list text:style-name="L8">
              <text:list-item>
                <text:list>
                  <text:list-item>
                    <text:p text:style-name="P9"><text:span text:style-name="T7">Contributor</text:span></text:p>
                  </text:list-item>
                </text:list>
              </text:list-item>
            </text:list>
            <text:list text:style-name="L7">
              <text:list-item>
                <text:p text:style-name="P8"><text:span text:style-name="T7">Your “local point of contact”</text:span></text:p>
              </text:list-item>
            </text:list>
          </draw:text-box>
        </draw:frame>
        <presentation:notes draw:style-name="dp2">
          <draw:page-thumbnail draw:style-name="gr3" draw:layer="layout" svg:width="13.705cm" svg:height="10.279cm" svg:x="3.647cm" svg:y="2.853cm" draw:page-number="14" presentation:class="page"/>
          <draw:frame presentation:style-name="pr3" draw:text-style-name="P11" draw:layer="layout" svg:width="14.517cm" svg:height="11.41cm" svg:x="3.249cm" svg:y="14.13cm" presentation:class="notes" presentation:user-transformed="true">
            <draw:text-box>
              <text:p text:style-name="P5"><text:span text:style-name="T11">- how do n-l projects fit in?</text:span></text:p>
              <text:p text:style-name="P5"><text:span text:style-name="T11">- more user oriented</text:span></text:p>
              <text:p text:style-name="P5"><text:span text:style-name="T11">- easy point to enter the community for non-English speaking people</text:span></text:p>
              <text:p text:style-name="P5"><text:span text:style-name="T11">- share activities, ressources and members with other projects</text:span></text:p>
            </draw:text-box>
          </draw:frame>
        </presentation:notes>
      </draw:page>
      <draw:page draw:name="page15" draw:style-name="dp3" draw:master-page-name="ooocon2005template" presentation:presentation-page-layout-name="AL3T19">
        <draw:frame presentation:style-name="pr6" draw:text-style-name="P5" draw:layer="layout" svg:width="27.998cm" svg:height="2.039cm" svg:x="0cm" svg:y="0cm" presentation:class="title" presentation:user-transformed="true">
          <draw:text-box>
            <text:p text:style-name="P5">N-L projects – sharing members</text:p>
          </draw:text-box>
        </draw:frame>
        <draw:g>
          <draw:ellipse draw:style-name="gr5" draw:text-style-name="P14" draw:layer="layout" svg:width="8.566cm" svg:height="4.949cm" svg:x="2.168cm" svg:y="4.783cm">
            <text:p text:style-name="P5"><text:span text:style-name="T12">Accepted</text:span></text:p>
          </draw:ellipse>
          <draw:ellipse draw:style-name="gr5" draw:text-style-name="P14" draw:layer="layout" svg:width="9.082cm" svg:height="5.247cm" svg:x="17.312cm" svg:y="5.423cm">
            <text:p text:style-name="P5"><text:span text:style-name="T12">Incubator</text:span></text:p>
          </draw:ellipse>
          <draw:ellipse draw:style-name="gr5" draw:text-style-name="P14" draw:layer="layout" svg:width="10.729cm" svg:height="5.163cm" svg:x="7.335cm" svg:y="12.451cm">
            <text:p text:style-name="P5"><text:span text:style-name="T12">Native Lang</text:span></text:p>
          </draw:ellipse>
        </draw:g>
        <draw:g>
          <draw:ellipse draw:style-name="projectshapes" draw:layer="layout" svg:width="2.258cm" svg:height="1.517cm" svg:x="9.626cm" svg:y="17.134cm">
            <text:p text:style-name="P5">De</text:p>
          </draw:ellipse>
          <draw:ellipse draw:style-name="projectshapes" draw:layer="layout" svg:width="2.258cm" svg:height="1.517cm" svg:x="12.056cm" svg:y="17.299cm">
            <text:p text:style-name="P5">Fr</text:p>
          </draw:ellipse>
          <draw:ellipse draw:style-name="projectshapes" draw:layer="layout" svg:width="2.258cm" svg:height="1.517cm" svg:x="7.419cm" svg:y="16.493cm">
            <text:p text:style-name="P5">Ja</text:p>
          </draw:ellipse>
          <draw:ellipse draw:style-name="projectshapes" draw:layer="layout" svg:width="2.258cm" svg:height="1.517cm" svg:x="14.443cm" svg:y="16.987cm">
            <text:p text:style-name="P5">It</text:p>
          </draw:ellipse>
          <draw:ellipse draw:style-name="projectshapes" draw:layer="layout" svg:width="2.258cm" svg:height="1.517cm" svg:x="5.964cm" svg:y="15.028cm">
            <text:p text:style-name="P5">sl</text:p>
          </draw:ellipse>
          <draw:ellipse draw:style-name="projectshapes" draw:layer="layout" svg:width="2.258cm" svg:height="1.517cm" svg:x="16.419cm" svg:y="16.087cm">
            <text:p text:style-name="P5">...</text:p>
          </draw:ellipse>
          <draw:ellipse draw:style-name="projectshapes" draw:layer="layout" svg:width="2.258cm" svg:height="1.517cm" svg:x="16.619cm" svg:y="15.888cm">
            <text:p text:style-name="P5">...</text:p>
          </draw:ellipse>
          <draw:ellipse draw:style-name="projectshapes" draw:layer="layout" svg:width="2.258cm" svg:height="1.517cm" svg:x="16.819cm" svg:y="15.688cm">
            <text:p text:style-name="P5">...</text:p>
          </draw:ellipse>
        </draw:g>
        <draw:ellipse draw:style-name="projectshapes" draw:layer="layout" svg:width="3.193cm" svg:height="1.803cm" svg:x="6.156cm" svg:y="10.898cm">
          <text:p text:style-name="P15">l10n</text:p>
        </draw:ellipse>
        <draw:g>
          <draw:ellipse draw:style-name="projectshapes" draw:layer="layout" svg:width="2.258cm" svg:height="1.517cm" svg:x="0.331cm" svg:y="6.033cm">
            <text:p text:style-name="P5">...</text:p>
          </draw:ellipse>
          <draw:ellipse draw:style-name="projectshapes" draw:layer="layout" svg:width="5.027cm" svg:height="2.052cm" svg:x="5.945cm" svg:y="2.96cm">
            <text:p text:style-name="P15">Word</text:p>
            <text:p text:style-name="P15">processor</text:p>
          </draw:ellipse>
          <draw:ellipse draw:style-name="projectshapes" draw:layer="layout" svg:width="4.685cm" svg:height="2.052cm" svg:x="0.953cm" svg:y="3.301cm">
            <text:p text:style-name="P15">Spreadsheet</text:p>
          </draw:ellipse>
          <draw:ellipse draw:style-name="projectshapes" draw:layer="layout" svg:width="4.685cm" svg:height="2.052cm" svg:x="0.673cm" svg:y="8.699cm">
            <text:p text:style-name="P15">Marketing</text:p>
          </draw:ellipse>
        </draw:g>
        <draw:g>
          <draw:ellipse draw:style-name="projectshapes" draw:layer="layout" svg:width="2.258cm" svg:height="1.517cm" svg:x="25.741cm" svg:y="7.231cm">
            <text:p text:style-name="P5">...</text:p>
          </draw:ellipse>
          <draw:ellipse draw:style-name="projectshapes" draw:layer="layout" svg:width="2.977cm" svg:height="1.517cm" svg:x="25.022cm" svg:y="5.247cm">
            <text:p text:style-name="P5">stats</text:p>
          </draw:ellipse>
          <draw:ellipse draw:style-name="projectshapes" draw:layer="layout" svg:width="2.977cm" svg:height="1.517cm" svg:x="22.247cm" svg:y="4.261cm">
            <text:p text:style-name="P5">bizdev</text:p>
          </draw:ellipse>
          <draw:ellipse draw:style-name="projectshapes" draw:layer="layout" svg:width="4.68cm" svg:height="1.702cm" svg:x="23.002cm" svg:y="10.082cm">
            <text:p text:style-name="P5">distribution</text:p>
          </draw:ellipse>
        </draw:g>
        <draw:g draw:id="id29">
          <draw:circle draw:style-name="gr14" draw:text-style-name="P12" draw:layer="layout" svg:width="0.424cm" svg:height="0.424cm" svg:x="7.058cm" svg:y="12.093cm">
            <text:p text:style-name="P5"/>
          </draw:circle>
          <draw:circle draw:style-name="gr14" draw:text-style-name="P12" draw:layer="layout" svg:width="0.424cm" svg:height="0.424cm" svg:x="7.621cm" svg:y="12.208cm">
            <text:p text:style-name="P5"/>
          </draw:circle>
          <draw:circle draw:style-name="gr14" draw:text-style-name="P12" draw:layer="layout" svg:width="0.424cm" svg:height="0.424cm" svg:x="8.243cm" svg:y="12.087cm">
            <text:p text:style-name="P5"/>
          </draw:circle>
        </draw:g>
        <draw:g draw:id="id27">
          <draw:circle draw:style-name="gr14" draw:text-style-name="P12" draw:layer="layout" svg:width="0.424cm" svg:height="0.424cm" svg:x="7.777cm" svg:y="15.204cm">
            <text:p text:style-name="P5"/>
          </draw:circle>
          <draw:circle draw:style-name="gr14" draw:text-style-name="P12" draw:layer="layout" svg:width="0.424cm" svg:height="0.424cm" svg:x="8.573cm" svg:y="16.378cm">
            <text:p text:style-name="P5"/>
          </draw:circle>
          <draw:circle draw:style-name="gr14" draw:text-style-name="P12" draw:layer="layout" svg:width="0.424cm" svg:height="0.424cm" svg:x="10.127cm" svg:y="16.934cm">
            <text:p text:style-name="P5"/>
          </draw:circle>
          <draw:circle draw:style-name="gr14" draw:text-style-name="P12" draw:layer="layout" svg:width="0.424cm" svg:height="0.424cm" svg:x="9.059cm" svg:y="16.386cm">
            <text:p text:style-name="P5"/>
          </draw:circle>
          <draw:circle draw:style-name="gr14" draw:text-style-name="P12" draw:layer="layout" svg:width="0.424cm" svg:height="0.424cm" svg:x="7.774cm" svg:y="15.72cm">
            <text:p text:style-name="P5"/>
          </draw:circle>
          <draw:circle draw:style-name="gr14" draw:text-style-name="P12" draw:layer="layout" svg:width="0.424cm" svg:height="0.424cm" svg:x="10.605cm" svg:y="16.876cm">
            <text:p text:style-name="P5"/>
          </draw:circle>
          <draw:circle draw:style-name="gr14" draw:text-style-name="P12" draw:layer="layout" svg:width="0.424cm" svg:height="0.424cm" svg:x="9.262cm" svg:y="16.567cm">
            <text:p text:style-name="P5"/>
          </draw:circle>
          <draw:circle draw:style-name="gr14" draw:text-style-name="P12" draw:layer="layout" svg:width="0.424cm" svg:height="0.424cm" svg:x="12.338cm" svg:y="17.182cm">
            <text:p text:style-name="P5"/>
          </draw:circle>
          <draw:circle draw:style-name="gr14" draw:text-style-name="P12" draw:layer="layout" svg:width="0.424cm" svg:height="0.424cm" svg:x="13.474cm" svg:y="17.064cm">
            <text:p text:style-name="P5"/>
          </draw:circle>
          <draw:circle draw:style-name="gr14" draw:text-style-name="P12" draw:layer="layout" svg:width="0.424cm" svg:height="0.424cm" svg:x="11.068cm" svg:y="17.008cm">
            <text:p text:style-name="P5"/>
          </draw:circle>
          <draw:circle draw:style-name="gr14" draw:text-style-name="P12" draw:layer="layout" svg:width="0.424cm" svg:height="0.424cm" svg:x="14.593cm" svg:y="17.009cm">
            <text:p text:style-name="P5"/>
          </draw:circle>
          <draw:circle draw:style-name="gr14" draw:text-style-name="P12" draw:layer="layout" svg:width="0.424cm" svg:height="0.424cm" svg:x="12.929cm" svg:y="17.063cm">
            <text:p text:style-name="P5"/>
          </draw:circle>
          <draw:circle draw:style-name="gr14" draw:text-style-name="P12" draw:layer="layout" svg:width="0.424cm" svg:height="0.424cm" svg:x="15.631cm" svg:y="16.717cm">
            <text:p text:style-name="P5"/>
          </draw:circle>
          <draw:circle draw:style-name="gr14" draw:text-style-name="P12" draw:layer="layout" svg:width="0.424cm" svg:height="0.424cm" svg:x="15.178cm" svg:y="16.767cm">
            <text:p text:style-name="P5"/>
          </draw:circle>
          <draw:circle draw:style-name="gr14" draw:text-style-name="P12" draw:layer="layout" svg:width="0.424cm" svg:height="0.424cm" svg:x="16.827cm" svg:y="15.772cm">
            <text:p text:style-name="P5"/>
          </draw:circle>
          <draw:circle draw:style-name="gr14" draw:text-style-name="P12" draw:layer="layout" svg:width="0.424cm" svg:height="0.424cm" svg:x="16.453cm" svg:y="16.249cm">
            <text:p text:style-name="P5"/>
          </draw:circle>
          <draw:circle draw:style-name="gr14" draw:text-style-name="P12" draw:layer="layout" svg:width="0.424cm" svg:height="0.424cm" svg:x="17.241cm" svg:y="15.444cm">
            <text:p text:style-name="P5"/>
          </draw:circle>
        </draw:g>
        <draw:g draw:id="id31">
          <draw:circle draw:style-name="gr14" draw:text-style-name="P12" draw:layer="layout" svg:width="0.424cm" svg:height="0.424cm" svg:x="3.747cm" svg:y="10.209cm">
            <text:p text:style-name="P5"/>
          </draw:circle>
          <draw:circle draw:style-name="gr14" draw:text-style-name="P12" draw:layer="layout" svg:width="0.424cm" svg:height="0.424cm" svg:x="2.697cm" svg:y="4.749cm">
            <text:p text:style-name="P5"/>
          </draw:circle>
          <draw:circle draw:style-name="gr14" draw:text-style-name="P12" draw:layer="layout" svg:width="0.424cm" svg:height="0.424cm" svg:x="8.468cm" svg:y="4.674cm">
            <text:p text:style-name="P5"/>
          </draw:circle>
          <draw:circle draw:style-name="gr14" draw:text-style-name="P12" draw:layer="layout" svg:width="0.424cm" svg:height="0.424cm" svg:x="8.962cm" svg:y="5.399cm">
            <text:p text:style-name="P5"/>
          </draw:circle>
          <draw:circle draw:style-name="gr14" draw:text-style-name="P12" draw:layer="layout" svg:width="0.424cm" svg:height="0.424cm" svg:x="2.229cm" svg:y="6.492cm">
            <text:p text:style-name="P5"/>
          </draw:circle>
          <draw:circle draw:style-name="gr14" draw:text-style-name="P12" draw:layer="layout" svg:width="0.424cm" svg:height="0.424cm" svg:x="2.561cm" svg:y="10.146cm">
            <text:p text:style-name="P5"/>
          </draw:circle>
          <draw:circle draw:style-name="gr14" draw:text-style-name="P12" draw:layer="layout" svg:width="0.424cm" svg:height="0.424cm" svg:x="7.515cm" svg:y="4.808cm">
            <text:p text:style-name="P5"/>
          </draw:circle>
          <draw:circle draw:style-name="gr14" draw:text-style-name="P12" draw:layer="layout" svg:width="0.424cm" svg:height="0.424cm" svg:x="3.652cm" svg:y="5.109cm">
            <text:p text:style-name="P5"/>
          </draw:circle>
          <draw:circle draw:style-name="gr14" draw:text-style-name="P12" draw:layer="layout" svg:width="0.424cm" svg:height="0.424cm" svg:x="4.335cm" svg:y="4.847cm">
            <text:p text:style-name="P5"/>
          </draw:circle>
        </draw:g>
        <draw:g draw:id="id33">
          <draw:circle draw:style-name="gr14" draw:text-style-name="P12" draw:layer="layout" svg:width="0.424cm" svg:height="0.424cm" svg:x="24.869cm" svg:y="6.184cm">
            <text:p text:style-name="P5"/>
          </draw:circle>
          <draw:circle draw:style-name="gr14" draw:text-style-name="P12" draw:layer="layout" svg:width="0.424cm" svg:height="0.424cm" svg:x="22.491cm" svg:y="5.391cm">
            <text:p text:style-name="P5"/>
          </draw:circle>
          <draw:circle draw:style-name="gr14" draw:text-style-name="P12" draw:layer="layout" svg:width="0.424cm" svg:height="0.424cm" svg:x="25.446cm" svg:y="7.685cm">
            <text:p text:style-name="P5"/>
          </draw:circle>
          <draw:circle draw:style-name="gr14" draw:text-style-name="P12" draw:layer="layout" svg:width="0.424cm" svg:height="0.424cm" svg:x="24.894cm" svg:y="9.296cm">
            <text:p text:style-name="P5"/>
          </draw:circle>
          <draw:circle draw:style-name="gr14" draw:text-style-name="P12" draw:layer="layout" svg:width="0.424cm" svg:height="0.424cm" svg:x="23.517cm" svg:y="10.188cm">
            <text:p text:style-name="P5"/>
          </draw:circle>
          <draw:circle draw:style-name="gr14" draw:text-style-name="P12" draw:layer="layout" svg:width="0.424cm" svg:height="0.424cm" svg:x="24.385cm" svg:y="9.765cm">
            <text:p text:style-name="P5"/>
          </draw:circle>
        </draw:g>
        <draw:custom-shape draw:style-name="projectshapes" draw:id="id28" draw:layer="layout" svg:width="2.567cm" svg:height="2.286cm" draw:transform="rotate (1.81095363186897) translate (7.563cm 15.479cm)">
          <text:p text:style-name="P5"/>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projectshapes" draw:id="id30" draw:layer="layout" svg:width="4.38cm" svg:height="2.286cm" draw:transform="rotate (2.10504161082996) translate (10.178cm 13.368cm)">
          <text:p text:style-name="P5"/>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projectshapes" draw:id="id32" draw:layer="layout" svg:width="4.38cm" svg:height="2.286cm" draw:transform="rotate (0.991696080982991) translate (16.047cm 12.981cm)">
          <text:p text:style-name="P5"/>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flash-once">
                  <anim:set smil:begin="0s" smil:dur="1s"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flash-once">
                  <anim:set smil:begin="0s" smil:dur="1s"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flash-once">
                  <anim:set smil:begin="0s" smil:dur="1s"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3" draw:layer="layout" svg:width="13.705cm" svg:height="10.279cm" svg:x="3.647cm" svg:y="2.853cm" draw:page-number="15" presentation:class="page"/>
          <draw:frame presentation:style-name="pr3" draw:text-style-name="P11" draw:layer="layout" svg:width="14.517cm" svg:height="11.41cm" svg:x="3.249cm" svg:y="14.13cm" presentation:class="notes" presentation:user-transformed="true">
            <draw:text-box>
              <text:p text:style-name="P5"><text:span text:style-name="T11">- responsibility of n-l projects: make users <text:s/>become contributors</text:span></text:p>
              <text:p text:style-name="P5"><text:span text:style-name="T11">- most members act not only in “one special project”</text:span></text:p>
              <text:p text:style-name="P5"><text:span text:style-name="T11">- n-l project is the point to find information about what’s going on – not (in every case) the point, where it is going on</text:span></text:p>
            </draw:text-box>
          </draw:frame>
        </presentation:notes>
      </draw:page>
      <draw:page draw:name="page16" draw:style-name="dp4" draw:master-page-name="ooocon2005template" presentation:presentation-page-layout-name="AL2T1">
        <draw:ellipse draw:style-name="gr15" draw:text-style-name="P12" draw:layer="layout" svg:width="13.437cm" svg:height="13.089cm" svg:x="14.305cm" svg:y="4.91cm">
          <text:p text:style-name="P5"/>
        </draw:ellipse>
        <draw:rect draw:style-name="gr16" draw:text-style-name="P12" draw:layer="layout" svg:width="8.142cm" svg:height="8.408cm" svg:x="17.168cm" svg:y="7.254cm">
          <text:p text:style-name="P5"/>
        </draw:rect>
        <draw:frame presentation:style-name="pr6" draw:text-style-name="P5" draw:layer="layout" svg:width="27.998cm" svg:height="2.039cm" svg:x="0cm" svg:y="0cm" presentation:class="title">
          <draw:text-box>
            <text:p text:style-name="P5">Why are licenses important?</text:p>
          </draw:text-box>
        </draw:frame>
        <draw:frame presentation:style-name="pr9" draw:text-style-name="P7" draw:layer="layout" svg:width="24.137cm" svg:height="2.494cm" svg:x="1.744cm" svg:y="2.641cm" presentation:class="outline" presentation:user-transformed="true">
          <draw:text-box>
            <text:list text:style-name="L4">
              <text:list-item>
                <text:p text:style-name="P7">Free Software principles</text:p>
              </text:list-item>
            </text:list>
            <text:list text:style-name="L4">
              <text:list-item>
                <text:p text:style-name="P7">Basis for sharing code and content:</text:p>
              </text:list-item>
            </text:list>
          </draw:text-box>
        </draw:frame>
        <draw:rect draw:style-name="gr17" draw:text-style-name="P12" draw:layer="layout" svg:width="8.142cm" svg:height="8.408cm" svg:x="3.407cm" svg:y="7.44cm">
          <text:p text:style-name="P15"><text:span text:style-name="T17">©</text:span></text:p>
        </draw:rect>
        <draw:circle draw:style-name="gr18" draw:text-style-name="P12" draw:layer="layout" svg:width="0.845cm" svg:height="0.845cm" svg:x="23.096cm" svg:y="9.367cm">
          <text:p text:style-name="P15"><text:span text:style-name="T17">©</text:span></text:p>
        </draw:circle>
        <draw:circle draw:style-name="gr14" draw:text-style-name="P12" draw:layer="layout" svg:width="0.845cm" svg:height="0.845cm" svg:x="9.317cm" svg:y="14.273cm">
          <text:p text:style-name="P5"/>
        </draw:circle>
        <draw:circle draw:style-name="gr14" draw:text-style-name="P12" draw:layer="layout" svg:width="0.845cm" svg:height="0.845cm" svg:x="6.065cm" svg:y="14.384cm">
          <text:p text:style-name="P5"/>
        </draw:circle>
        <draw:circle draw:style-name="gr14" draw:text-style-name="P12" draw:layer="layout" svg:width="0.845cm" svg:height="0.845cm" svg:x="9.318cm" svg:y="7.974cm">
          <text:p text:style-name="P5"/>
        </draw:circle>
        <draw:circle draw:style-name="gr14" draw:text-style-name="P12" draw:layer="layout" svg:width="0.845cm" svg:height="0.845cm" svg:x="10.214cm" svg:y="13.298cm">
          <text:p text:style-name="P5"/>
        </draw:circle>
        <draw:circle draw:style-name="gr14" draw:text-style-name="P12" draw:layer="layout" svg:width="0.845cm" svg:height="0.845cm" svg:x="10.566cm" svg:y="10.872cm">
          <text:p text:style-name="P5"/>
        </draw:circle>
        <draw:circle draw:style-name="gr14" draw:text-style-name="P12" draw:layer="layout" svg:width="0.845cm" svg:height="0.845cm" svg:x="10.118cm" svg:y="9.174cm">
          <text:p text:style-name="P5"/>
        </draw:circle>
        <draw:circle draw:style-name="gr14" draw:text-style-name="P12" draw:layer="layout" svg:width="0.845cm" svg:height="0.845cm" svg:x="8.018cm" svg:y="14.174cm">
          <text:p text:style-name="P5"/>
        </draw:circle>
        <draw:circle draw:style-name="gr14" draw:text-style-name="P12" draw:layer="layout" svg:width="0.845cm" svg:height="0.845cm" svg:x="9.018cm" svg:y="11.374cm">
          <text:p text:style-name="P5"/>
        </draw:circle>
        <draw:circle draw:style-name="gr14" draw:text-style-name="P12" draw:layer="layout" svg:width="0.845cm" svg:height="0.845cm" svg:x="4.018cm" svg:y="7.774cm">
          <text:p text:style-name="P5"/>
        </draw:circle>
        <draw:circle draw:style-name="gr14" draw:text-style-name="P12" draw:layer="layout" svg:width="0.845cm" svg:height="0.845cm" svg:x="7.518cm" svg:y="10.674cm">
          <text:p text:style-name="P5"/>
        </draw:circle>
        <draw:circle draw:style-name="gr14" draw:text-style-name="P12" draw:layer="layout" svg:width="0.845cm" svg:height="0.845cm" svg:x="4cm" svg:y="9.155cm">
          <text:p text:style-name="P5"/>
        </draw:circle>
        <draw:circle draw:style-name="gr14" draw:text-style-name="P12" draw:layer="layout" svg:width="0.845cm" svg:height="0.845cm" svg:x="5.655cm" svg:y="8cm">
          <text:p text:style-name="P5"/>
        </draw:circle>
        <draw:circle draw:style-name="gr14" draw:text-style-name="P12" draw:layer="layout" svg:width="0.845cm" svg:height="0.845cm" svg:x="7.281cm" svg:y="7.587cm">
          <text:p text:style-name="P5"/>
        </draw:circle>
        <draw:circle draw:style-name="gr14" draw:text-style-name="P12" draw:layer="layout" svg:width="0.845cm" svg:height="0.845cm" svg:x="3.726cm" svg:y="12.878cm">
          <text:p text:style-name="P5"/>
        </draw:circle>
        <draw:circle draw:style-name="gr14" draw:text-style-name="P12" draw:layer="layout" svg:width="0.845cm" svg:height="0.845cm" svg:x="5cm" svg:y="10.655cm">
          <text:p text:style-name="P5"/>
        </draw:circle>
        <draw:circle draw:style-name="gr14" draw:text-style-name="P12" draw:layer="layout" svg:width="0.845cm" svg:height="0.845cm" svg:x="4.532cm" svg:y="13.989cm">
          <text:p text:style-name="P5"/>
        </draw:circle>
        <draw:circle draw:style-name="gr14" draw:text-style-name="P12" draw:layer="layout" svg:width="0.845cm" svg:height="0.845cm" svg:x="3.512cm" svg:y="10.627cm">
          <text:p text:style-name="P5"/>
        </draw:circle>
        <draw:circle draw:style-name="gr18" draw:text-style-name="P12" draw:layer="layout" svg:width="0.845cm" svg:height="0.845cm" svg:x="24.281cm" svg:y="13.859cm">
          <text:p text:style-name="P15"><text:span text:style-name="T17">©</text:span></text:p>
        </draw:circle>
        <draw:circle draw:style-name="gr18" draw:text-style-name="P12" draw:layer="layout" svg:width="0.845cm" svg:height="0.845cm" svg:x="24.297cm" svg:y="8.168cm">
          <text:p text:style-name="P15"><text:span text:style-name="T17">©</text:span></text:p>
        </draw:circle>
        <draw:circle draw:style-name="gr18" draw:text-style-name="P12" draw:layer="layout" svg:width="0.845cm" svg:height="0.845cm" svg:x="23.097cm" svg:y="7.768cm">
          <text:p text:style-name="P15"><text:span text:style-name="T17">©</text:span></text:p>
        </draw:circle>
        <draw:circle draw:style-name="gr18" draw:text-style-name="P12" draw:layer="layout" svg:width="0.845cm" svg:height="0.845cm" svg:x="22.097cm" svg:y="6.768cm">
          <text:p text:style-name="P15"><text:span text:style-name="T17">©</text:span></text:p>
        </draw:circle>
        <draw:circle draw:style-name="gr18" draw:text-style-name="P12" draw:layer="layout" svg:width="0.845cm" svg:height="0.845cm" svg:x="17.197cm" svg:y="9.368cm">
          <text:p text:style-name="P15"><text:span text:style-name="T17">©</text:span></text:p>
        </draw:circle>
        <draw:circle draw:style-name="gr18" draw:text-style-name="P12" draw:layer="layout" svg:width="0.845cm" svg:height="0.845cm" svg:x="17.197cm" svg:y="12.168cm">
          <text:p text:style-name="P15"><text:span text:style-name="T17">©</text:span></text:p>
        </draw:circle>
        <draw:circle draw:style-name="gr18" draw:text-style-name="P12" draw:layer="layout" svg:width="0.845cm" svg:height="0.845cm" svg:x="19.616cm" svg:y="8.672cm">
          <text:p text:style-name="P15"><text:span text:style-name="T17">©</text:span></text:p>
        </draw:circle>
        <draw:circle draw:style-name="gr18" draw:text-style-name="P12" draw:layer="layout" svg:width="0.845cm" svg:height="0.845cm" svg:x="22.096cm" svg:y="11.967cm">
          <text:p text:style-name="P15"><text:span text:style-name="T17">©</text:span></text:p>
        </draw:circle>
        <draw:circle draw:style-name="gr18" draw:text-style-name="P12" draw:layer="layout" svg:width="0.845cm" svg:height="0.845cm" svg:x="23.297cm" svg:y="10.768cm">
          <text:p text:style-name="P15"><text:span text:style-name="T17">©</text:span></text:p>
        </draw:circle>
        <draw:circle draw:style-name="gr18" draw:text-style-name="P12" draw:layer="layout" svg:width="0.845cm" svg:height="0.845cm" svg:x="22.097cm" svg:y="10.368cm">
          <text:p text:style-name="P15"><text:span text:style-name="T17">©</text:span></text:p>
        </draw:circle>
        <draw:circle draw:style-name="gr18" draw:text-style-name="P12" draw:layer="layout" svg:width="0.845cm" svg:height="0.845cm" svg:x="21.097cm" svg:y="9.368cm">
          <text:p text:style-name="P15"><text:span text:style-name="T17">©</text:span></text:p>
        </draw:circle>
        <draw:circle draw:style-name="gr18" draw:text-style-name="P12" draw:layer="layout" svg:width="0.845cm" svg:height="0.845cm" svg:x="18.616cm" svg:y="11.272cm">
          <text:p text:style-name="P15"><text:span text:style-name="T17">©</text:span></text:p>
        </draw:circle>
        <draw:circle draw:style-name="gr18" draw:text-style-name="P12" draw:layer="layout" svg:width="0.845cm" svg:height="0.845cm" svg:x="21.796cm" svg:y="15.167cm">
          <text:p text:style-name="P15"><text:span text:style-name="T17">©</text:span></text:p>
        </draw:circle>
        <draw:circle draw:style-name="gr18" draw:text-style-name="P12" draw:layer="layout" svg:width="0.845cm" svg:height="0.845cm" svg:x="22.997cm" svg:y="13.968cm">
          <text:p text:style-name="P15"><text:span text:style-name="T17">©</text:span></text:p>
        </draw:circle>
        <draw:circle draw:style-name="gr18" draw:text-style-name="P12" draw:layer="layout" svg:width="0.845cm" svg:height="0.845cm" svg:x="21.797cm" svg:y="13.568cm">
          <text:p text:style-name="P15"><text:span text:style-name="T17">©</text:span></text:p>
        </draw:circle>
        <draw:circle draw:style-name="gr18" draw:text-style-name="P12" draw:layer="layout" svg:width="0.845cm" svg:height="0.845cm" svg:x="20.797cm" svg:y="12.568cm">
          <text:p text:style-name="P15"><text:span text:style-name="T17">©</text:span></text:p>
        </draw:circle>
        <draw:circle draw:style-name="gr18" draw:text-style-name="P12" draw:layer="layout" svg:width="0.845cm" svg:height="0.845cm" svg:x="18.316cm" svg:y="14.472cm">
          <text:p text:style-name="P15"><text:span text:style-name="T17">©</text:span></text:p>
        </draw:circle>
        <draw:circle draw:style-name="gr18" draw:text-style-name="P12" draw:layer="layout" svg:width="0.845cm" svg:height="0.845cm" svg:x="19.496cm" svg:y="15.167cm">
          <text:p text:style-name="P15"><text:span text:style-name="T17">©</text:span></text:p>
        </draw:circle>
        <draw:circle draw:style-name="gr18" draw:text-style-name="P12" draw:layer="layout" svg:width="0.845cm" svg:height="0.845cm" svg:x="20.697cm" svg:y="13.968cm">
          <text:p text:style-name="P15"><text:span text:style-name="T17">©</text:span></text:p>
        </draw:circle>
        <draw:circle draw:style-name="gr18" draw:text-style-name="P12" draw:layer="layout" svg:width="0.845cm" svg:height="0.845cm" svg:x="19.497cm" svg:y="13.568cm">
          <text:p text:style-name="P15"><text:span text:style-name="T17">©</text:span></text:p>
        </draw:circle>
        <draw:circle draw:style-name="gr18" draw:text-style-name="P12" draw:layer="layout" svg:width="0.845cm" svg:height="0.845cm" svg:x="18.497cm" svg:y="12.568cm">
          <text:p text:style-name="P15"><text:span text:style-name="T17">©</text:span></text:p>
        </draw:circle>
        <draw:circle draw:style-name="gr18" draw:text-style-name="P12" draw:layer="layout" svg:width="0.845cm" svg:height="0.845cm" svg:x="16.016cm" svg:y="14.472cm">
          <text:p text:style-name="P15"><text:span text:style-name="T17">©</text:span></text:p>
        </draw:circle>
        <draw:circle draw:style-name="gr18" draw:text-style-name="P12" draw:layer="layout" svg:width="0.845cm" svg:height="0.845cm" svg:x="19.597cm" svg:y="11.367cm">
          <text:p text:style-name="P15"><text:span text:style-name="T17">©</text:span></text:p>
        </draw:circle>
        <draw:circle draw:style-name="gr18" draw:text-style-name="P12" draw:layer="layout" svg:width="0.845cm" svg:height="0.845cm" svg:x="19.598cm" svg:y="9.768cm">
          <text:p text:style-name="P15"><text:span text:style-name="T17">©</text:span></text:p>
        </draw:circle>
        <draw:circle draw:style-name="gr18" draw:text-style-name="P12" draw:layer="layout" svg:width="0.845cm" svg:height="0.845cm" svg:x="18.598cm" svg:y="8.768cm">
          <text:p text:style-name="P15"><text:span text:style-name="T17">©</text:span></text:p>
        </draw:circle>
        <draw:circle draw:style-name="gr18" draw:text-style-name="P12" draw:layer="layout" svg:width="0.845cm" svg:height="0.845cm" svg:x="20.997cm" svg:y="10.967cm">
          <text:p text:style-name="P15"><text:span text:style-name="T17">©</text:span></text:p>
        </draw:circle>
        <draw:circle draw:style-name="gr18" draw:text-style-name="P12" draw:layer="layout" svg:width="0.845cm" svg:height="0.845cm" svg:x="21.098cm" svg:y="7.868cm">
          <text:p text:style-name="P15"><text:span text:style-name="T17">©</text:span></text:p>
        </draw:circle>
        <draw:circle draw:style-name="gr18" draw:text-style-name="P12" draw:layer="layout" svg:width="0.845cm" svg:height="0.845cm" svg:x="20.098cm" svg:y="6.868cm">
          <text:p text:style-name="P15"><text:span text:style-name="T17">©</text:span></text:p>
        </draw:circle>
        <draw:circle draw:style-name="gr18" draw:text-style-name="P12" draw:layer="layout" svg:width="0.845cm" svg:height="0.845cm" svg:x="23.298cm" svg:y="11.968cm">
          <text:p text:style-name="P15"><text:span text:style-name="T17">©</text:span></text:p>
        </draw:circle>
        <draw:circle draw:style-name="gr18" draw:text-style-name="P12" draw:layer="layout" svg:width="0.845cm" svg:height="0.845cm" svg:x="26.098cm" svg:y="10.968cm">
          <text:p text:style-name="P15"><text:span text:style-name="T17">©</text:span></text:p>
        </draw:circle>
        <draw:circle draw:style-name="gr18" draw:text-style-name="P12" draw:layer="layout" svg:width="0.845cm" svg:height="0.845cm" svg:x="25.198cm" svg:y="9.568cm">
          <text:p text:style-name="P15"><text:span text:style-name="T17">©</text:span></text:p>
        </draw:circle>
        <draw:circle draw:style-name="gr18" draw:text-style-name="P12" draw:layer="layout" svg:width="0.845cm" svg:height="0.845cm" svg:x="24.998cm" svg:y="12.068cm">
          <text:p text:style-name="P15"><text:span text:style-name="T17">©</text:span></text:p>
        </draw:circle>
        <draw:frame draw:style-name="gr13" draw:text-style-name="P19" draw:layer="layout" svg:width="4.375cm" svg:height="1.068cm" svg:x="5.187cm" svg:y="5.71cm">
          <draw:text-box>
            <text:p text:style-name="P5"><text:span text:style-name="T18">Company</text:span></text:p>
          </draw:text-box>
        </draw:frame>
        <draw:frame draw:style-name="gr13" draw:text-style-name="P19" draw:layer="layout" svg:width="5.319cm" svg:height="1.068cm" svg:x="18.888cm" svg:y="5.71cm">
          <draw:text-box>
            <text:p text:style-name="P5"><text:span text:style-name="T18">Community</text:span></text:p>
          </draw:text-box>
        </draw:frame>
        <presentation:notes draw:style-name="dp2">
          <draw:page-thumbnail draw:style-name="gr3" draw:layer="layout" svg:width="13.705cm" svg:height="10.279cm" svg:x="3.647cm" svg:y="2.853cm" draw:page-number="16" presentation:class="page"/>
          <draw:frame presentation:style-name="pr3" draw:text-style-name="P5" draw:layer="layout" svg:width="14.517cm" svg:height="11.41cm" svg:x="3.249cm" svg:y="14.13cm" presentation:class="notes" presentation:user-transformed="true">
            <draw:text-box>
              <text:p text:style-name="P5">- company can develop easily as it holds copyright for all employees</text:p>
              <text:p text:style-name="P5">- License defines relation to the “outside”</text:p>
              <text:p text:style-name="P5"/>
              <text:p text:style-name="P5">- Community has no “outside”</text:p>
              <text:p text:style-name="P5">- each contributor has own copyright</text:p>
              <text:p text:style-name="P5">- License guarantees sharing of code and content</text:p>
              <text:p text:style-name="P5"/>
              <text:p text:style-name="P5">- used licenses may be different but need to be compatible (difficult)</text:p>
            </draw:text-box>
          </draw:frame>
        </presentation:notes>
      </draw:page>
      <draw:page draw:name="page17" draw:style-name="dp4" draw:master-page-name="ooocon2005template" presentation:presentation-page-layout-name="AL2T1">
        <draw:frame presentation:style-name="pr6" draw:text-style-name="P5" draw:layer="layout" svg:width="27.998cm" svg:height="2.039cm" svg:x="0cm" svg:y="0cm" presentation:class="title">
          <draw:text-box>
            <text:p text:style-name="P5">Project licenses</text:p>
          </draw:text-box>
        </draw:frame>
        <draw:frame presentation:style-name="pr7" draw:text-style-name="P7" draw:layer="layout" svg:width="24.137cm" svg:height="15.717cm" svg:x="1.744cm" svg:y="2.641cm" presentation:class="outline">
          <draw:text-box>
            <text:list text:style-name="L4">
              <text:list-item>
                <text:p text:style-name="P7">Code</text:p>
              </text:list-item>
            </text:list>
            <text:list text:style-name="L4">
              <text:list-item>
                <text:list>
                  <text:list-item>
                    <text:p text:style-name="P13">GNU Lesser Public License (LGPL)<text:line-break/><text:a xlink:href="http://www.openoffice.org/licenses/lgpl_license.html">http://www.openoffice.org/licenses/lgpl_license.html</text:a> </text:p>
                  </text:list-item>
                </text:list>
              </text:list-item>
            </text:list>
            <text:list text:style-name="L4">
              <text:list-item>
                <text:list>
                  <text:list-item>
                    <text:p text:style-name="P13">Sun Industry Standard Source License (SISSL)<text:line-break/>(dropped for OOo 2.0)</text:p>
                  </text:list-item>
                </text:list>
              </text:list-item>
            </text:list>
            <text:list text:style-name="L4">
              <text:list-item>
                <text:p text:style-name="P7">Documentation</text:p>
              </text:list-item>
            </text:list>
            <text:list text:style-name="L4">
              <text:list-item>
                <text:list>
                  <text:list-item>
                    <text:p text:style-name="P13">Public Documentation license (PDL)<text:line-break/><text:a xlink:href="http://www.openoffice.org/licenses/PDL.html">http://www.openoffice.org/licenses/PDL.html</text:a></text:p>
                  </text:list-item>
                </text:list>
              </text:list-item>
            </text:list>
            <text:list text:style-name="L4">
              <text:list-item>
                <text:p text:style-name="P7">JCA (not a license but an agreement)</text:p>
              </text:list-item>
            </text:list>
          </draw:text-box>
        </draw:frame>
        <draw:line draw:style-name="gr19" draw:text-style-name="P12" draw:id="id34" draw:layer="layout" svg:x1="3.272cm" svg:y1="6.441cm" svg:x2="22.698cm" svg:y2="6.441cm">
          <text:p text:style-name="P5"/>
        </draw:lin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4s" smil:fill="hold" smil:targetElement="id34" smil:attributeName="visibility" smil:to="visible"/>
                  <anim:animate smil:dur="2s" smil:fill="hold" smil:targetElement="id34" smil:attributeName="x" smil:values="0-width/2;x" smil:keyTimes="0;1" presentation:additive="base"/>
                  <anim:animate smil:dur="2s" smil:fill="hold" smil:targetElement="id34" smil:attributeName="y" smil:values="y;y" smil:keyTimes="0;1" presentation:additive="base"/>
                </anim:par>
              </anim:par>
            </anim:par>
          </anim:seq>
        </anim:par>
        <presentation:notes draw:style-name="dp2">
          <draw:page-thumbnail draw:style-name="gr3" draw:layer="layout" svg:width="13.705cm" svg:height="10.279cm" svg:x="3.647cm" svg:y="2.853cm" draw:page-number="17" presentation:class="page"/>
          <draw:frame presentation:style-name="pr3" draw:text-style-name="P5" draw:layer="layout" svg:width="14.517cm" svg:height="13.343cm" svg:x="3.249cm" svg:y="14.13cm" presentation:class="notes" presentation:user-transformed="true">
            <draw:text-box>
              <text:p text:style-name="P5">- not much to say about LGPL</text:p>
              <text:p text:style-name="P5">- SISSL with intension to spread file format and API</text:p>
              <text:p text:style-name="P5">- removed to lower numbers of different licenses</text:p>
              <text:p text:style-name="P5">- often criticized because it allowed “closed” code</text:p>
              <text:p text:style-name="P5"/>
              <text:p text:style-name="P5">- PDL developed by community members less complicated than GNU FDL</text:p>
              <text:p text:style-name="P5"/>
              <text:p text:style-name="P5">- JCA to proofe <text:s text:c="2"/>contributors' rights and claims</text:p>
              <text:p text:style-name="P5">- single source of rights</text:p>
            </draw:text-box>
          </draw:frame>
        </presentation:notes>
      </draw:page>
      <draw:page draw:name="page18" draw:style-name="dp4" draw:master-page-name="ooocon2005template" presentation:presentation-page-layout-name="AL3T19">
        <draw:frame presentation:style-name="pr6" draw:text-style-name="P5" draw:layer="layout" svg:width="27.998cm" svg:height="2.039cm" svg:x="0cm" svg:y="0cm" presentation:class="title">
          <draw:text-box>
            <text:p text:style-name="P5">Q&amp;A</text:p>
          </draw:text-box>
        </draw:frame>
        <draw:frame draw:style-name="gr13" draw:text-style-name="P20" draw:layer="layout" svg:width="7.017cm" svg:height="1.479cm" svg:x="10.492cm" svg:y="7.061cm">
          <draw:text-box>
            <text:p text:style-name="P5"><text:span text:style-name="T19">Questions?</text:span></text:p>
          </draw:text-box>
        </draw:frame>
        <draw:frame draw:style-name="gr20" draw:text-style-name="P5" draw:layer="layout" svg:width="25.5cm" svg:height="4.2cm" svg:x="1.9cm" svg:y="14.298cm">
          <draw:text-box>
            <text:p text:style-name="P5">© Copyright 2005, Sophie Gautier</text:p>
            <text:p text:style-name="P5">© Copyright 2005, André Schnabel</text:p>
            <text:p text:style-name="P5"><text:span text:style-name="T20">Public Documentation License Notice</text:span></text:p>
            <text:p text:style-name="P5">The contents of this Documentation are subject to the Public Documentation License Version 1.0 (the "License"); you may only use this Documentation if you comply with the terms of this License. A copy of the License can be found at <text:a xlink:href="http://www.openoffice.org/licenses/PDL.html">http://www.openoffice.org/licenses/PDL.html</text:a>. </text:p>
            <text:p text:style-name="P5">The Original Documentation is "Entering the OpenOffice.org Community".<text:line-break/>The Initial Writers of the Original Documentation are Sophie Gautier and André Schnabel, Copyright © 2005. All Rights Reserved.<text:line-break/>Initial Writer contact(s): <text:s/><text:a xlink:href="mailto:sgauti@openoffice.org">sgauti@openoffice.org</text:a>, <text:a xlink:href="mailto:andreschnabel@openoffice.org">andreschnabel@openoffice.org</text:a></text:p>
            <text:p text:style-name="P5">Contributors are:</text:p>
          </draw:text-box>
        </draw:frame>
        <presentation:notes draw:style-name="dp2">
          <draw:page-thumbnail draw:style-name="gr3" draw:layer="layout" svg:width="13.705cm" svg:height="10.279cm" svg:x="3.647cm" svg:y="2.853cm" draw:page-number="18" presentation:class="page"/>
          <draw:frame presentation:style-name="pr10" draw:text-style-name="P5" draw:layer="layout" svg:width="14.517cm" svg:height="11.41cm" svg:x="3.249cm" svg:y="14.13cm" presentation:class="notes" presentation:placeholder="true" presentation:user-transformed="true">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marker draw:name="Symmetric_20_Arrow" draw:display-name="Symmetric Arrow" svg:viewBox="0 0 1131 902" svg:d="m564 0-564 902h1131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1cm" svg:stroke-color="#000000" draw:marker-start-width="0.45cm" draw:marker-start-center="false" draw:marker-end-width="0.45cm" draw:marker-end-center="false" draw:fill="solid" draw:fill-color="#2323dc" draw:fill-gradient-name="Gradient_20_1" draw:fill-hatch-name="Hatch_20_1" draw:fill-image-name="Bitmape_20_1" draw:opacity="100%" draw:fill-image-width="0cm" draw:fill-image-height="0cm" draw:auto-grow-height="false" draw:auto-grow-width="false" draw:fit-to-size="true" draw:shadow="hidden" draw:shadow-offset-x="0.3cm" draw:shadow-offset-y="0.3cm" draw:shadow-color="#808080" draw:shadow-opacity="100%"/>
      <style:paragraph-properties fo:margin-left="0cm" fo:margin-right="0cm" fo:line-height="100%" fo:text-align="start" text:enable-numbering="false" fo:text-indent="0cm">
        <style:tab-stops/>
      </style:paragraph-properties>
      <style:text-properties style:text-outline="false" style:text-line-through-style="none" fo:font-family="'Bitstream Vera Sans'" style:font-style-name="Roman" style:font-family-generic="swiss" style:font-pitch="variable" fo:font-size="12pt" fo:language="en" fo:country="US"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none" draw:fill="none"/>
      <style:text-properties fo:font-size="28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Round_20_Box" style:display-name="Round Box" style:family="graphic" style:parent-style-name="standard">
      <style:graphic-properties svg:stroke-width="0cm" draw:marker-start-width="0.3cm" draw:marker-end-width="0.3cm" draw:fill="solid" draw:fill-color="#ffffff" draw:textarea-vertical-align="middle" draw:fit-to-size="false">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text-align="center" fo:text-indent="0cm"/>
      <style:text-properties fo:font-size="11pt" fo:font-weight="bold"/>
    </style:style>
    <style:style style:name="Rectangular_20_Box" style:display-name="Rectangular Box" style:family="graphic" style:parent-style-name="Round_20_Box">
      <style:graphic-properties draw:fill="solid" draw:fill-color="#ffffff" draw:textarea-horizontal-align="center"/>
      <style:text-properties fo:font-size="11pt" fo:font-weight="bold"/>
    </style:style>
    <style:style style:name="Connector" style:family="graphic" style:parent-style-name="standard">
      <style:graphic-properties svg:stroke-width="0cm" draw:marker-start-width="0cm" draw:marker-end="Symmetric_20_Arrow" draw:marker-end-width="0.27cm"/>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style:text-underline-style="solid" style:text-underline-width="auto" style:text-underline-color="font-color"/>
    </style:style>
    <style:style style:name="FollowedHyperlink" style:family="graphic">
      <style:paragraph-properties style:text-autospace="none"/>
      <style:text-properties style:text-underline-style="solid" style:text-underline-width="auto" style:text-underline-color="font-color"/>
    </style:style>
    <style:style style:name="Keyboard" style:family="graphic">
      <style:paragraph-properties style:text-autospace="none"/>
      <style:text-properties fo:font-family="'Courier New'" style:font-family-generic="swiss" fo:font-size="17.7000007629395pt" fo:font-weight="bold" style:font-family-asian="'Courier New'" style:font-family-generic-asian="swiss" style:font-size-asian="17.7000007629395pt" style:font-weight-asian="bold" style:font-family-complex="'Courier New'"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Bottom_20_of_20_Form" style:display-name="Bottom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Top_20_of_20_Form" style:display-name="Top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Sample" style:family="graphic">
      <style:paragraph-properties style:text-autospace="none"/>
      <style:text-properties fo:font-family="'Courier New'" style:font-family-generic="swiss" style:font-family-asian="'Courier New'" style:font-family-generic-asian="swiss" style:font-family-complex="'Courier New'"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style>
    <style:style style:name="Comment" style:family="graphic">
      <style:paragraph-properties style:text-autospace="none"/>
    </style:style>
    <style:style style:name="Text_20_Box" style:display-name="Text Box" style:family="graphic" style:parent-style-name="objectwithoutfill">
      <style:paragraph-properties>
        <style:tab-stops/>
      </style:paragraph-properties>
    </style:style>
    <style:style style:name="categorieshapes" style:family="graphic" style:parent-style-name="standard">
      <style:graphic-properties svg:stroke-width="0cm" draw:marker-start-width="0.3cm" draw:marker-end-width="0.3cm" draw:fill-color="#06348c" draw:opacity="20%" draw:textarea-horizontal-align="center" draw:textarea-vertical-align="middle" draw:fit-to-size="false" draw:shadow-opacity="20%"/>
      <style:text-properties fo:color="#06348c" fo:font-size="22pt" fo:text-shadow="1pt 1pt"/>
    </style:style>
    <style:style style:name="projectshapes" style:family="graphic" style:parent-style-name="categorieshapes">
      <style:graphic-properties draw:fill-color="#99ccff"/>
      <style:text-properties fo:font-size="20pt"/>
    </style:style>
    <style:style style:name="subprojectshapes" style:family="graphic" style:parent-style-name="projectshapes">
      <style:graphic-properties draw:stroke="dash" draw:stroke-dash="Ultrafine_20_Dashed" draw:fill="none" draw:fill-color="#ffffff" draw:opacity="100%" draw:shadow-opacity="100%"/>
      <style:text-properties fo:color="#000000" fo:font-size="18pt"/>
    </style:style>
    <style:style style:name="mailing_20_lists" style:display-name="mailing lists" style:family="graphic" style:parent-style-name="standard">
      <style:graphic-properties svg:stroke-width="0cm" draw:marker-start-width="0.3cm" draw:marker-end-width="0.3cm" draw:fill-color="#cccccc" draw:textarea-vertical-align="middle" draw:fit-to-size="false"/>
      <style:text-properties fo:font-size="15pt"/>
    </style:style>
    <style:style style:name="mailinglists_5f_header" style:display-name="mailinglists_header" style:family="graphic" style:parent-style-name="mailing_20_lists">
      <style:graphic-properties draw:stroke="none" draw:fill="solid"/>
    </style:style>
    <style:style style:name="private_20_lists" style:display-name="private lists" style:family="graphic" style:parent-style-name="mailing_20_lists">
      <style:graphic-properties draw:fill-color="#c30000"/>
      <style:text-properties fo:color="#ffffff"/>
    </style:style>
    <style:style style:name="private_20_list_20_header" style:display-name="private list header" style:family="graphic" style:parent-style-name="mailinglists_5f_header">
      <style:graphic-properties draw:fill-color="#c30000"/>
      <style:text-properties fo:color="#ffffff"/>
    </style:style>
    <style:style style:name="Copyright" style:family="graphic">
      <style:graphic-properties draw:stroke="none" draw:fill="none" draw:fill-image-width="0cm" draw:fill-image-height="0cm" draw:textarea-horizontal-align="left" draw:textarea-vertical-align="middle" draw:shadow-offset-x="0.05cm" draw:shadow-offset-y="0.05cm"/>
      <style:paragraph-properties fo:margin-top="0cm" fo:margin-bottom="0.1cm" fo:text-align="start" style:text-autospace="none"/>
      <style:text-properties fo:font-family="'Bitstream Vera Sans'" style:font-family-generic="swiss" style:font-pitch="variable" fo:font-size="10pt" fo:language="none" fo:country="none" style:font-size-asian="21.1000003814697pt" style:language-asian="none" style:country-asian="none" style:font-size-complex="21.1000003814697pt"/>
    </style:style>
    <style:style style:name="ooocon2005template-title" style:family="presentation">
      <style:graphic-properties draw:stroke="none" draw:fill="none" draw:fill-color="#ffcccc" draw:fill-image-width="1cm" draw:fill-image-height="1cm"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ab-stops/>
      </style:paragraph-properties>
      <style:text-properties style:text-outline="false" style:text-line-through-style="none" fo:font-family="'Bitstream Vera Sans'" style:font-style-name="Bold" style:font-family-generic="swiss" style:font-pitch="variable" fo:font-size="36pt" fo:language="en" fo:country="GB" fo:font-style="normal" fo:text-shadow="none" style:text-underline-style="none" fo:font-weight="bold" style:font-size-asian="24pt" style:font-size-complex="24pt" style:font-relief="none"/>
    </style:style>
    <style:style style:name="ooocon2005template-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line-height="150%" fo:text-align="center" text:enable-numbering="false" fo:text-indent="0cm"/>
      <style:text-properties style:text-outline="false" style:text-line-through-style="none" fo:font-family="'Bitstream Vera Sans'" style:font-style-name="Bold" style:font-family-generic="swiss" style:font-pitch="variable" fo:font-size="36pt" fo:language="en" fo:country="GB" fo:font-style="normal" fo:text-shadow="none" style:text-underline-style="none" fo:font-weight="bold"/>
    </style:style>
    <style:style style:name="ooocon2005template-background" style:family="presentation">
      <style:graphic-properties draw:stroke="none" draw:fill="none" draw:fill-color="#cccc99" draw:fill-image-width="1cm" draw:fill-image-height="1cm"/>
      <style:paragraph-properties fo:margin-left="0cm" fo:margin-right="0cm" fo:margin-top="0cm" fo:margin-bottom="0cm" fo:text-indent="0cm"/>
    </style:style>
    <style:style style:name="ooocon2005template-backgroundobjects" style:family="presentation">
      <style:graphic-properties draw:shadow="hidden" draw:shadow-offset-x="0.3cm" draw:shadow-offset-y="0.3cm" draw:shadow-color="#808080"/>
    </style:style>
    <style:style style:name="ooocon2005template-notes" style:family="presentation">
      <style:graphic-properties draw:stroke="none" draw:fill="none"/>
      <style:paragraph-properties text:enable-numbering="false"/>
      <style:text-properties style:text-outline="false" style:text-line-through-style="none" fo:font-family="'Times New Roman'" style:font-family-generic="roman" style:font-pitch="variable" fo:font-size="24pt" fo:font-style="normal" fo:text-shadow="none" style:text-underline-style="none" fo:font-weight="normal"/>
    </style:style>
    <style:style style:name="ooocon2005template-outline1" style:family="presentation">
      <style:graphic-properties draw:stroke="none" draw:fill="none" draw:fill-color="#ffffcc" draw:fill-image-width="1cm" draw:fill-image-height="1cm">
        <text:list-style>
          <text:list-level-style-image text:level="1" xlink:href="Pictures/100002000000000A0000000ADDA84F49.gif" xlink:type="simple" xlink:show="embed" xlink:actuate="onLoad">
            <style:list-level-properties text:min-label-width="0.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cm" text:min-label-width="0.5cm" style:vertical-pos="middle" style:vertical-rel="line" fo:width="0.265cm" fo:height="0.265cm"/>
          </text:list-level-style-image>
          <text:list-level-style-image text:level="3" xlink:href="Pictures/100002000000000A0000000ADDA84F49.gif" xlink:type="simple" xlink:show="embed" xlink:actuate="onLoad">
            <style:list-level-properties text:space-before="2cm" style:vertical-pos="middle" style:vertical-rel="line" fo:width="0.265cm" fo:height="0.265cm"/>
          </text:list-level-style-image>
          <text:list-level-style-image text:level="4" xlink:href="Pictures/100002000000000A0000000ADDA84F49.gif" xlink:type="simple" xlink:show="embed" xlink:actuate="onLoad">
            <style:list-level-properties text:space-before="3cm" style:vertical-pos="middle" style:vertical-rel="line" fo:width="0.265cm" fo:height="0.265cm"/>
          </text:list-level-style-image>
          <text:list-level-style-bullet text:level="5" text:bullet-char="">
            <style:list-level-properties text:space-before="2cm" text:min-label-width="0.55cm"/>
            <style:text-properties fo:font-family="StarSymbol" style:font-charset="x-symbol" fo:color="#000000" fo:font-size="45%"/>
          </text:list-level-style-bullet>
          <text:list-level-style-bullet text:level="6" text:bullet-char="">
            <style:list-level-properties text:space-before="2.4cm" text:min-label-width="0.55cm"/>
            <style:text-properties fo:font-family="StarSymbol" style:font-charset="x-symbol" fo:color="#000000" fo:font-size="45%"/>
          </text:list-level-style-bullet>
          <text:list-level-style-bullet text:level="7" text:bullet-char="">
            <style:list-level-properties text:space-before="2.8cm" text:min-label-width="0.55cm"/>
            <style:text-properties fo:font-family="StarSymbol" style:font-charset="x-symbol" fo:color="#000000" fo:font-size="45%"/>
          </text:list-level-style-bullet>
          <text:list-level-style-bullet text:level="8" text:bullet-char="">
            <style:list-level-properties text:space-before="3.2cm" text:min-label-width="0.55cm"/>
            <style:text-properties fo:font-family="StarSymbol" style:font-charset="x-symbol" fo:color="#000000" fo:font-size="45%"/>
          </text:list-level-style-bullet>
          <text:list-level-style-bullet text:level="9" text:bullet-char="">
            <style:list-level-properties text:space-before="3.6cm" text:min-label-width="0.55cm"/>
            <style:text-properties fo:font-family="StarSymbol" style:font-charset="x-symbol" fo:color="#000000" fo:font-size="45%"/>
          </text:list-level-style-bullet>
        </text:list-style>
      </style:graphic-properties>
      <style:paragraph-properties fo:margin-left="0.536cm" fo:margin-right="0cm" fo:margin-top="0.199cm" fo:margin-bottom="0.199cm" fo:text-align="start" text:enable-numbering="true" fo:text-indent="-0.536cm">
        <style:tab-stops/>
      </style:paragraph-properties>
      <style:text-properties style:text-outline="false" style:text-line-through-style="none" fo:font-family="'Bitstream Vera Sans'" style:font-style-name="Roman" style:font-family-generic="swiss" style:font-pitch="variable" fo:font-size="28pt" fo:language="en" fo:country="US" fo:font-style="normal" fo:text-shadow="none" style:text-underline-style="none" fo:font-weight="normal" style:font-size-asian="24pt" style:font-size-complex="24pt"/>
    </style:style>
    <style:style style:name="ooocon2005template-outline2" style:family="presentation" style:parent-style-name="ooocon2005template-outline1">
      <style:graphic-properties draw:fill="none" draw:fill-color="#ffffcc" draw:fill-image-width="1cm" draw:fill-image-height="1cm"/>
      <style:paragraph-properties fo:margin-left="1.5cm" fo:margin-right="0cm" fo:margin-top="0cm" fo:margin-bottom="0cm" text:enable-numbering="true" fo:text-indent="-0.5cm">
        <style:tab-stops/>
      </style:paragraph-properties>
      <style:text-properties fo:font-size="24pt" fo:font-style="italic" fo:font-weight="normal"/>
    </style:style>
    <style:style style:name="ooocon2005template-outline3" style:family="presentation" style:parent-style-name="ooocon2005template-outline2">
      <style:graphic-properties draw:fill="none" draw:fill-color="#ffffcc" draw:fill-image-width="1cm" draw:fill-image-height="1cm"/>
      <style:paragraph-properties fo:margin-left="1cm" fo:margin-right="0cm" fo:margin-top="0cm" fo:margin-bottom="0.5cm" text:enable-numbering="true" fo:text-indent="1cm"/>
      <style:text-properties fo:font-weight="normal"/>
    </style:style>
    <style:style style:name="ooocon2005template-outline4" style:family="presentation" style:parent-style-name="ooocon2005template-outline3">
      <style:graphic-properties draw:fill="none" draw:fill-color="#ffffcc" draw:fill-image-width="1cm" draw:fill-image-height="1cm" draw:textarea-vertical-align="middle"/>
      <style:paragraph-properties fo:margin-left="1.5cm" fo:margin-right="0cm" fo:margin-top="0cm" fo:margin-bottom="0.5cm" text:enable-numbering="true" fo:text-indent="1.5cm"/>
    </style:style>
    <style:style style:name="ooocon2005template-outline5" style:family="presentation" style:parent-style-name="ooocon2005template-outline4">
      <style:graphic-properties draw:fill="none" draw:fill-color="#ffffcc" draw:fill-image-width="1cm" draw:fill-image-height="1cm"/>
      <style:paragraph-properties fo:margin-left="0cm" fo:margin-right="0cm" fo:margin-top="0cm" fo:margin-bottom="0.4cm" text:enable-numbering="true" fo:text-indent="-0.6cm"/>
    </style:style>
    <style:style style:name="ooocon2005template-outline6" style:family="presentation" style:parent-style-name="ooocon2005template-outline5">
      <style:graphic-properties draw:fill="none" draw:fill-color="#ffffcc" draw:fill-image-width="1cm" draw:fill-image-height="1cm"/>
      <style:paragraph-properties fo:margin-left="0cm" fo:margin-right="0cm" fo:margin-top="0cm" fo:margin-bottom="0.4cm" text:enable-numbering="true" fo:text-indent="-0.6cm"/>
    </style:style>
    <style:style style:name="ooocon2005template-outline7" style:family="presentation" style:parent-style-name="ooocon2005template-outline6">
      <style:graphic-properties draw:fill="none" draw:fill-color="#ffffcc" draw:fill-image-width="1cm" draw:fill-image-height="1cm"/>
      <style:paragraph-properties fo:margin-left="0cm" fo:margin-right="0cm" fo:margin-top="0cm" fo:margin-bottom="0.4cm" text:enable-numbering="true" fo:text-indent="-0.6cm"/>
    </style:style>
    <style:style style:name="ooocon2005template-outline8" style:family="presentation" style:parent-style-name="ooocon2005template-outline7">
      <style:graphic-properties draw:fill="none" draw:fill-color="#ffffcc" draw:fill-image-width="1cm" draw:fill-image-height="1cm"/>
      <style:paragraph-properties fo:margin-left="0cm" fo:margin-right="0cm" fo:margin-top="0cm" fo:margin-bottom="0.4cm" text:enable-numbering="true" fo:text-indent="-0.6cm"/>
    </style:style>
    <style:style style:name="ooocon2005template-outline9" style:family="presentation" style:parent-style-name="ooocon2005template-outline8">
      <style:graphic-properties draw:fill="none" draw:fill-color="#ffffcc" draw:fill-image-width="1cm" draw:fill-image-height="1cm"/>
      <style:paragraph-properties fo:margin-left="0cm" fo:margin-right="0cm" fo:margin-top="0cm" fo:margin-bottom="0.4cm" text:enable-numbering="true" fo:text-indent="-0.6cm"/>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draw:fill-color="#cccc99"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opacity="5%" draw:textarea-horizontal-align="center" draw:textarea-vertical-align="middle" draw:shadow-opacity="5%"/>
    </style:style>
    <style:style style:name="gr2" style:family="graphic" style:parent-style-name="standard">
      <style:graphic-properties draw:stroke="none" draw:fill="solid" draw:fill-color="#1f1a17" draw:opacity="5%" draw:textarea-horizontal-align="center" draw:textarea-vertical-align="middle" draw:shadow-opacity="5%"/>
    </style:style>
    <style:style style:name="gr3" style:family="graphic" style:parent-style-name="standard">
      <style:graphic-properties draw:stroke="none" draw:fill="none" draw:fill-color="#ffffff" draw:textarea-horizontal-align="right" draw:textarea-vertical-align="middle" draw:auto-grow-width="true" fo:min-height="0.765cm" fo:min-width="18.347cm"/>
    </style:style>
    <style:style style:name="gr4" style:family="graphic" style:parent-style-name="standard">
      <style:graphic-properties draw:stroke="none" draw:fill="solid" draw:fill-color="#000000" draw:textarea-horizontal-align="center" draw:textarea-vertical-align="middle"/>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oocon2005template-title" style:list-style-name="L4">
      <style:graphic-properties draw:stroke="none" draw:fill="none" draw:fill-color="#ffffff" draw:auto-grow-height="false" fo:min-height="3.507cm"/>
    </style:style>
    <style:style style:name="pr2" style:family="presentation" style:parent-style-name="ooocon2005template-outline1" style:list-style-name="L2">
      <style:graphic-properties draw:stroke="none" draw:fill="none" draw:fill-color="#ffffcc" draw:fill-image-width="1cm" draw:fill-image-height="1cm" draw:auto-grow-height="false" fo:min-height="13.23cm"/>
    </style:style>
    <style:style style:name="P1" style:family="paragraph">
      <style:paragraph-properties fo:margin-left="0cm" fo:margin-right="0.5cm" fo:text-indent="0cm"/>
    </style:style>
    <style:style style:name="P2" style:family="paragraph">
      <style:paragraph-properties fo:margin-left="0.5cm" fo:margin-right="0.5cm" fo:text-align="end" fo:text-indent="0cm"/>
    </style:style>
    <style:style style:name="P3" style:family="paragraph">
      <style:paragraph-properties fo:margin-left="0.95cm" fo:margin-right="0cm" fo:text-indent="-0.55cm"/>
    </style:style>
    <style:style style:name="P4" style:family="paragraph">
      <style:paragraph-properties fo:margin-left="1.35cm" fo:margin-right="0cm" fo:text-indent="-0.55cm"/>
    </style:style>
    <style:style style:name="P5" style:family="paragraph">
      <style:paragraph-properties fo:margin-left="1.75cm" fo:margin-right="0cm" fo:text-indent="-0.55cm"/>
    </style:style>
    <style:style style:name="P6" style:family="paragraph">
      <style:paragraph-properties fo:margin-left="2.15cm" fo:margin-right="0cm" fo:text-indent="-0.55cm"/>
    </style:style>
    <style:style style:name="P7" style:family="paragraph">
      <style:paragraph-properties fo:margin-left="2.55cm" fo:margin-right="0cm" fo:text-indent="-0.55cm"/>
    </style:style>
    <style:style style:name="P8" style:family="paragraph">
      <style:paragraph-properties fo:margin-left="2.95cm" fo:margin-right="0cm" fo:text-indent="-0.55cm"/>
    </style:style>
    <style:style style:name="P9" style:family="paragraph">
      <style:paragraph-properties fo:margin-left="3.35cm" fo:margin-right="0cm" fo:text-indent="-0.55cm"/>
    </style:style>
    <style:style style:name="P10" style:family="paragraph">
      <style:paragraph-properties fo:margin-left="3.75cm" fo:margin-right="0cm" fo:text-indent="-0.55cm"/>
    </style:style>
    <style:style style:name="P11" style:family="paragraph">
      <style:paragraph-properties fo:margin-left="4.15cm" fo:margin-right="0cm" fo:text-indent="-0.55cm"/>
    </style:style>
    <style:style style:name="P12" style:family="paragraph">
      <style:paragraph-properties fo:text-align="center"/>
    </style:style>
    <style:style style:name="P13" style:family="paragraph">
      <style:paragraph-properties fo:margin-left="0cm" fo:margin-right="0cm" fo:text-align="end" fo:text-indent="0cm">
        <style:tab-stops>
          <style:tab-stop style:position="0.701cm"/>
          <style:tab-stop style:position="0.942cm"/>
          <style:tab-stop style:position="1.16cm"/>
          <style:tab-stop style:position="1.184cm"/>
          <style:tab-stop style:position="1.22cm"/>
          <style:tab-stop style:position="1.583cm"/>
        </style:tab-stops>
      </style:paragraph-properties>
    </style:style>
    <style:style style:name="P14" style:family="paragraph">
      <style:paragraph-properties fo:margin-left="0cm" fo:margin-right="0cm" fo:text-align="end" fo:text-indent="0cm">
        <style:tab-stops>
          <style:tab-stop style:position="0.701cm"/>
          <style:tab-stop style:position="0.942cm"/>
          <style:tab-stop style:position="1.16cm"/>
          <style:tab-stop style:position="1.184cm"/>
          <style:tab-stop style:position="1.22cm"/>
          <style:tab-stop style:position="1.583cm"/>
        </style:tab-stops>
      </style:paragraph-properties>
      <style:text-properties fo:color="#000000" fo:font-family="'Bitstream Vera Sans'" style:font-style-name="Roman" style:font-family-generic="swiss" style:font-pitch="variable" fo:font-size="12pt" style:font-size-asian="24pt" style:font-size-complex="24pt"/>
    </style:style>
    <style:style style:name="T1" style:family="text">
      <style:text-properties fo:color="#000000" fo:font-family="'Bitstream Vera Sans'" style:font-style-name="Roman" style:font-family-generic="swiss" style:font-pitch="variable" fo:font-size="12pt" fo:font-weight="bold"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A0000000ADDA84F49.gif" xlink:type="simple" xlink:show="embed" xlink:actuate="onLoad">
        <style:list-level-properties text:space-before="0.4cm" text:min-label-width="0.55cm" style:vertical-pos="middle" style:vertical-rel="line" fo:width="0.265cm" fo:height="0.265cm"/>
      </text:list-level-style-image>
      <text:list-level-style-image text:level="2" xlink:href="Pictures/100002000000000A0000000ADDA84F49.gif" xlink:type="simple" xlink:show="embed" xlink:actuate="onLoad">
        <style:list-level-properties text:space-before="0.8cm" text:min-label-width="0.5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55cm" style:vertical-pos="middle" style:vertical-rel="line" fo:width="0.265cm" fo:height="0.265cm"/>
      </text:list-level-style-image>
      <text:list-level-style-bullet text:level="4" text:bullet-char="">
        <style:list-level-properties text:space-before="1.6cm" text:min-label-width="0.55cm"/>
        <style:text-properties fo:font-family="StarSymbol" style:font-charset="x-symbol" fo:color="#000000" fo:font-size="45%"/>
      </text:list-level-style-bullet>
      <text:list-level-style-bullet text:level="5" text:bullet-char="">
        <style:list-level-properties text:space-before="2cm" text:min-label-width="0.55cm"/>
        <style:text-properties fo:font-family="StarSymbol" style:font-charset="x-symbol" fo:color="#000000" fo:font-size="45%"/>
      </text:list-level-style-bullet>
      <text:list-level-style-bullet text:level="6" text:bullet-char="">
        <style:list-level-properties text:space-before="2.4cm" text:min-label-width="0.55cm"/>
        <style:text-properties fo:font-family="StarSymbol" style:font-charset="x-symbol" fo:color="#000000" fo:font-size="45%"/>
      </text:list-level-style-bullet>
      <text:list-level-style-bullet text:level="7" text:bullet-char="">
        <style:list-level-properties text:space-before="2.8cm" text:min-label-width="0.55cm"/>
        <style:text-properties fo:font-family="StarSymbol" style:font-charset="x-symbol" fo:color="#000000" fo:font-size="45%"/>
      </text:list-level-style-bullet>
      <text:list-level-style-bullet text:level="8" text:bullet-char="">
        <style:list-level-properties text:space-before="3.2cm" text:min-label-width="0.55cm"/>
        <style:text-properties fo:font-family="StarSymbol" style:font-charset="x-symbol" fo:color="#000000" fo:font-size="45%"/>
      </text:list-level-style-bullet>
      <text:list-level-style-bullet text:level="9" text:bullet-char="">
        <style:list-level-properties text:space-before="3.6cm" text:min-label-width="0.55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5cm"/>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 draw:name="One"/>
      <draw:layer draw:name="Two"/>
    </draw:layer-set>
    <style:handout-master presentation:presentation-page-layout-name="AL0T25" style:page-layout-name="PM0" draw:style-name="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ooocon2005template" style:page-layout-name="PM1" draw:style-name="dp1">
      <draw:frame presentation:style-name="pr1" draw:text-style-name="P2" draw:layer="backgroundobjects" svg:width="27.998cm" svg:height="2.038cm" svg:x="0cm" svg:y="0cm" presentation:class="title">
        <draw:text-box draw:corner-radius="0.001cm">
          <text:p text:style-name="P1">Click to edit the title text format</text:p>
        </draw:text-box>
      </draw:frame>
      <draw:frame presentation:style-name="pr2" draw:text-style-name="P3" draw:layer="backgroundobjects" svg:width="24.137cm" svg:height="15.716cm" svg:x="1.744cm" svg:y="2.641cm" presentation:class="outline">
        <draw:text-box>
          <text:list text:style-name="L2">
            <text:list-item>
              <text:p text:style-name="P3">Click to edit the outline text format<text:tab/><text:tab/><text:tab/></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g>
        <draw:polyline draw:style-name="gr1" draw:text-style-name="P12" draw:layer="backgroundobjects" svg:width="17.428cm" svg:height="3.801cm" svg:x="2.698cm" svg:y="8.699cm" svg:viewBox="0 0 17429 3802" draw:points="9372,3801 9069,3523 8741,3268 8412,3043 8053,2839 7701,2683 7323,2535 6942,2407 6563,2305 6181,2231 5777,2157 5396,2107 5017,2079 4234,2053 3495,2107 2785,2157 2128,2258 1519,2356 1014,2458 277,2662 0,2737 179,2586 685,2157 1037,1901 1498,1624 2003,1344 2586,1090 2889,965 3218,864 3546,760 3903,687 4280,635 4660,583 5040,532 5448,532 5880,557 6307,608 6739,661 7195,760 7651,912 8133,1066 8589,1267 9095,1521 9424,1242 9780,989 10132,786 10489,608 10869,456 11223,306 11577,203 11932,127 12287,76 12641,25 12994,0 13329,0 13681,0 14010,25 14314,76 14618,103 15201,228 15757,380 16213,532 16621,687 17200,938 17428,1039 17151,1016 16467,1016 16013,1039 15453,1090 14872,1141 14238,1242 13579,1369 12896,1546 12566,1646 12238,1777 11909,1901 11577,2026 11249,2206 10945,2383 10641,2559 10361,2764 10082,2991 9830,3247 9603,3497">
          <text:p/>
        </draw:polyline>
        <draw:polygon draw:style-name="gr2" draw:text-style-name="P12" draw:layer="backgroundobjects" svg:width="13.276cm" svg:height="2.409cm" svg:x="13.339cm" svg:y="5.403cm" svg:viewBox="0 0 13277 2410" draw:points="6967,2409 6737,2206 6485,2003 6230,1826 5980,1649 5700,1521 5420,1396 5141,1269 4864,1193 4281,1041 3698,913 3114,864 2557,839 2051,839 1547,864 1114,891 734,939 201,1041 0,1065 128,991 557,737 837,612 1190,460 1597,308 2024,179 2507,78 3040,0 3317,0 3597,0 3874,0 4181,27 4483,78 4788,130 5089,204 5396,308 5724,433 6054,585 6382,737 6689,939 7067,812 7445,686 7803,585 8157,510 8486,460 8814,407 9144,380 9450,356 10031,380 10562,433 11072,510 11527,612 11906,762 12260,891 12566,1041 12817,1168 13146,1396 13276,1470 13072,1418 12566,1293 12186,1220 11778,1168 11322,1117 10817,1065 10313,1065 9779,1089 9274,1168 8738,1293 8486,1372 8257,1470 8007,1574 7776,1701 7548,1851 7347,2030 7142,2206">
          <text:p/>
        </draw:polygon>
        <draw:g>
          <draw:polygon draw:style-name="gr2" draw:text-style-name="P12" draw:layer="backgroundobjects" svg:width="17.428cm" svg:height="3.801cm" svg:x="2.698cm" svg:y="8.699cm" svg:viewBox="0 0 17429 3802" draw:points="9372,3801 9069,3523 8741,3268 8412,3043 8053,2839 7701,2683 7323,2535 6942,2407 6563,2305 6181,2231 5777,2157 5396,2107 5017,2079 4234,2053 3495,2107 2785,2157 2128,2258 1519,2356 1014,2458 277,2662 0,2737 179,2586 685,2157 1037,1901 1498,1624 2003,1344 2586,1090 2889,965 3218,864 3546,760 3903,687 4280,635 4660,583 5040,532 5448,532 5880,557 6307,608 6739,661 7195,760 7651,912 8133,1066 8589,1267 9095,1521 9424,1242 9780,989 10132,786 10489,608 10869,456 11223,306 11577,203 11932,127 12287,76 12641,25 12994,0 13329,0 13681,0 14010,25 14314,76 14618,103 15201,228 15757,380 16213,532 16621,687 17200,938 17428,1039 17151,1016 16467,1016 16013,1039 15453,1090 14872,1141 14238,1242 13579,1369 12896,1546 12566,1646 12238,1777 11909,1901 11577,2026 11249,2206 10945,2383 10641,2559 10361,2764 10082,2991 9830,3247 9603,3497">
            <text:p/>
          </draw:polygon>
          <draw:polyline draw:style-name="gr1" draw:text-style-name="P12" draw:layer="backgroundobjects" svg:width="13.276cm" svg:height="2.409cm" svg:x="13.339cm" svg:y="5.403cm" svg:viewBox="0 0 13277 2410" draw:points="6967,2409 6737,2206 6485,2003 6230,1826 5980,1649 5700,1521 5420,1396 5141,1269 4864,1193 4281,1041 3698,913 3114,864 2557,839 2051,839 1547,864 1114,891 734,939 201,1041 0,1065 128,991 557,737 837,612 1190,460 1597,308 2024,179 2507,78 3040,0 3317,0 3597,0 3874,0 4181,27 4483,78 4788,130 5089,204 5396,308 5724,433 6054,585 6382,737 6689,939 7067,812 7445,686 7803,585 8157,510 8486,460 8814,407 9144,380 9450,356 10031,380 10562,433 11072,510 11527,612 11906,762 12260,891 12566,1041 12817,1168 13146,1396 13276,1470 13072,1418 12566,1293 12186,1220 11778,1168 11322,1117 10817,1065 10313,1065 9779,1089 9274,1168 8738,1293 8486,1372 8257,1470 8007,1574 7776,1701 7548,1851 7347,2030 7142,2206">
            <text:p/>
          </draw:polyline>
        </draw:g>
      </draw:g>
      <draw:frame draw:style-name="gr3" draw:text-style-name="P14" draw:layer="backgroundobjects" svg:width="18.347cm" svg:height="0.765cm" svg:x="9.065cm" svg:y="19.844cm">
        <draw:text-box>
          <text:p text:style-name="P13"><text:span text:style-name="T1">Slide </text:span><text:span text:style-name="T1"><text:page-number>&lt;Nummer&gt;</text:page-number></text:span></text:p>
        </draw:text-box>
      </draw:frame>
      <draw:g>
        <draw:polygon draw:style-name="gr4" draw:text-style-name="P12" draw:layer="backgroundobjects" svg:width="1.083cm" svg:height="0.757cm" svg:x="0cm" svg:y="0.431cm" svg:viewBox="0 0 1084 758" draw:points="658,480 624,472 595,468 564,466 535,465 503,466 475,472 445,478 415,486 387,495 359,505 332,516 304,529 253,556 205,585 161,617 120,648 86,675 58,701 14,743 0,757 5,741 24,693 38,664 58,628 80,592 106,554 124,534 142,515 160,495 182,478 200,460 227,443 250,426 277,411 306,397 335,384 367,373 401,361 434,352 472,346 510,343 551,340 566,310 578,279 594,254 612,229 629,205 647,184 667,163 688,144 711,127 732,111 752,97 777,85 797,72 820,62 844,53 864,43 908,29 947,18 985,11 1016,6 1065,0 1083,0 1066,9 1021,35 990,53 957,74 918,102 881,132 842,166 806,201 788,220 768,240 751,262 734,282 722,305 707,326 695,352 685,374 674,400 667,426 658,452">
          <text:p/>
        </draw:polygon>
        <draw:polyline draw:style-name="gr4" draw:text-style-name="P12" draw:layer="backgroundobjects" svg:width="1.083cm" svg:height="0.757cm" svg:x="0cm" svg:y="0.431cm" svg:viewBox="0 0 1084 758" draw:points="658,480 624,472 595,468 564,466 535,465 503,466 475,472 445,478 415,486 387,495 359,505 332,516 304,529 253,556 205,585 161,617 120,648 86,675 58,701 14,743 0,757 5,741 24,693 38,664 58,628 80,592 106,554 124,534 142,515 160,495 182,478 200,460 227,443 250,426 277,411 306,397 335,384 367,373 401,361 434,352 472,346 510,343 551,340 566,310 578,279 594,254 612,229 629,205 647,184 667,163 688,144 711,127 732,111 752,97 777,85 797,72 820,62 844,53 864,43 908,29 947,18 985,11 1016,6 1065,0 1083,0 1066,9 1021,35 990,53 957,74 918,102 881,132 842,166 806,201 788,220 768,240 751,262 734,282 722,305 707,326 695,352 685,374 674,400 667,426 658,452">
          <text:p/>
        </draw:polyline>
        <draw:polygon draw:style-name="gr4" draw:text-style-name="P12" draw:layer="backgroundobjects" svg:width="0.89cm" svg:height="0.468cm" svg:x="0.514cm" svg:y="0cm" svg:viewBox="0 0 891 469" draw:points="511,300 485,292 464,290 441,287 415,285 394,287 371,290 346,292 324,297 281,309 237,321 199,339 162,358 127,378 96,398 68,414 46,431 13,460 0,468 7,459 25,427 39,406 58,385 77,360 102,336 131,311 163,285 179,276 198,265 217,255 237,246 259,238 281,230 304,223 330,219 354,216 380,213 408,210 437,211 457,191 477,169 499,148 517,130 537,115 557,99 576,86 598,72 636,51 674,35 708,24 742,13 774,7 803,3 827,2 849,0 880,4 890,6 876,7 836,19 811,27 779,39 747,50 713,69 680,86 647,107 613,133 586,160 572,174 560,191 548,206 537,222 527,240 521,258 515,279">
          <text:p/>
        </draw:polygon>
        <draw:polyline draw:style-name="gr4" draw:text-style-name="P12" draw:layer="backgroundobjects" svg:width="0.89cm" svg:height="0.468cm" svg:x="0.514cm" svg:y="0cm" svg:viewBox="0 0 891 469" draw:points="511,300 485,292 464,290 441,287 415,285 394,287 371,290 346,292 324,297 281,309 237,321 199,339 162,358 127,378 96,398 68,414 46,431 13,460 0,468 7,459 25,427 39,406 58,385 77,360 102,336 131,311 163,285 179,276 198,265 217,255 237,246 259,238 281,230 304,223 330,219 354,216 380,213 408,210 437,211 457,191 477,169 499,148 517,130 537,115 557,99 576,86 598,72 636,51 674,35 708,24 742,13 774,7 803,3 827,2 849,0 880,4 890,6 876,7 836,19 811,27 779,39 747,50 713,69 680,86 647,107 613,133 586,160 572,174 560,191 548,206 537,222 527,240 521,258 515,279">
          <text:p/>
        </draw:polyline>
      </draw:g>
      <draw:frame draw:style-name="gr5" draw:text-style-name="P12" draw:layer="backgroundobjects" svg:width="5.5cm" svg:height="1.82cm" svg:x="0.26cm" svg:y="18.833cm">
        <draw:image xlink:href="Pictures/100000000000012C00000064ED848453.gif" xlink:type="simple" xlink:show="embed" xlink:actuate="onLoad">
          <text:p/>
        </draw:image>
      </draw:frame>
      <presentation:notes style:page-layout-name="PM2">
        <draw:page-thumbnail presentation:style-name="ooocon2005template-title" draw:layer="backgroundobjects" svg:width="13.705cm" svg:height="10.279cm" svg:x="3.647cm" svg:y="2.853cm" presentation:class="page"/>
        <draw:frame presentation:style-name="ooocon2005templat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30$Win32 OpenOffice.org_project/680m130$Build-8955</meta:generator>
    <dc:title>Entering the OOo Community</dc:title>
    <dc:description>The aim of this session is to give a general overview of the projects and its organization, but also tips to enter into a project.
This session will have 3 axes in a first time :

    * the overall project structure (Accepted, Incubator, NLC, CC) and its communication flow
    * the organization inside a project and how the NLC could be a bridge between the development project and the NL project, keeping people in touch and introducing people to those projects.
    * the documents  (like specs template and features described in IZ) and tools used for collaboration (Licenses, JCA, CVS, EIS)

NL projects are not independent  entities, they are the first step to belong to a community and learn how to behave in it. For those who wants to go further, the need of picturing the OOo community is a requirement. Aside the structure, there are general principles that are available in any FOSS community like: aiming dialog and consensus, sharing knowledge and power, personal responsibility, confidence.
This means for example that competencies are promoted and recognized not as personal contributions but for what they bring to the project. In the same way some are projects leads, but only contributors in other projects.
In conclusion, contributing to a project is based on an ethic of discussion and respect for others.

Target audience: All people from NLC (or not :-) willing to contribute to a project in OOo community for the first time. </dc:description>
    <dc:subject>OOoCon2005</dc:subject>
    <meta:creation-date>2005-09-24T11:12:23</meta:creation-date>
    <dc:date>2005-09-29T00:19:55</dc:date>
    <dc:language>en-US</dc:language>
    <meta:editing-cycles>31</meta:editing-cycles>
    <meta:editing-duration>PT7H11M27S</meta:editing-duration>
    <meta:user-defined meta:name="Info 1"/>
    <meta:user-defined meta:name="Info 2"/>
    <meta:user-defined meta:name="Info 3"/>
    <meta:user-defined meta:name="Info 4"/>
    <meta:document-statistic meta:object-count="608"/>
  </office:meta>
</office:document-meta>
</file>